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svm" manifest:media-type=""/>
  <manifest:file-entry manifest:full-path="Pictures/100002000000000A0000000ADFBE81A4.gif" manifest:media-type=""/>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Object 2/ObjectReplacements/Object 1"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Object 1/meta.xml" manifest:media-type="text/xml"/>
  <manifest:file-entry manifest:full-path="Object 2/Object 1/content.xml" manifest:media-type="text/xml"/>
  <manifest:file-entry manifest:full-path="Object 2/Object 1/styles.xml" manifest:media-type="text/xml"/>
  <manifest:file-entry manifest:full-path="Object 2/Object 1/" manifest:media-type="application/vnd.oasis.opendocument.char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mily-generic="swiss" style:font-pitch="fixed"/>
    <style:font-face style:name="Arial1" svg:font-family="Arial" style:font-pitch="variable"/>
    <style:font-face style:name="Mangal1" svg:font-family="Mangal" style:font-pitch="variable"/>
    <style:font-face style:name="Microsoft YaHei1" svg:font-family="'Microsoft YaHei'" style:font-pitch="variable"/>
    <style:font-face style:name="Times New Roman2" svg:font-family="'Times New Roman'" style:font-pitch="variable"/>
    <style:font-face style:name="Arial" svg:font-family="Arial" style:font-family-generic="roman" style:font-pitch="variable"/>
    <style:font-face style:name="Frutiger 45 Light1" svg:font-family="'Frutiger 45 Light'" style:font-family-generic="roman" style:font-pitch="variable"/>
    <style:font-face style:name="Frutiger 55 Roman1" svg:font-family="'Frutiger 55 Roman'" style:font-family-generic="roman" style:font-pitch="variable"/>
    <style:font-face style:name="Times New Roman" svg:font-family="'Times New Roman'" style:font-family-generic="roman" style:font-pitch="variable"/>
    <style:font-face style:name="Consolas" svg:font-family="Consolas" style:font-family-generic="swiss" style:font-pitch="variable"/>
    <style:font-face style:name="Frutiger 45 Light" svg:font-family="'Frutiger 45 Light'" style:font-family-generic="swiss" style:font-pitch="variable"/>
    <style:font-face style:name="Frutiger 45 Light2" svg:font-family="'Frutiger 45 Light'" style:font-adornments="Standard" style:font-family-generic="swiss" style:font-pitch="variable"/>
    <style:font-face style:name="Frutiger 55 Roman" svg:font-family="'Frutiger 55 Roman'" style:font-family-generic="swiss" style:font-pitch="variable"/>
    <style:font-face style:name="Frutiger 65 Bold" svg:font-family="'Frutiger 65 Bold'"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slow" presentation:background-visible="true" presentation:background-objects-visible="true" draw:fill="solid" draw:fill-color="#ffffff"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6" style:family="graphic" style:parent-style-name="standard">
      <style:graphic-properties draw:stroke="solid" svg:stroke-width="0.079cm" svg:stroke-color="#008000" draw:marker-start="Linienende_20_3"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7" style:family="graphic" style:parent-style-name="standard">
      <style:graphic-properties draw:stroke="solid" svg:stroke-width="0.026cm" svg:stroke-color="#000000" draw:stroke-linejoin="miter" svg:stroke-linecap="square" draw:fill="solid" draw:fill-color="#99ccff" draw:textarea-horizontal-align="justify" draw:textarea-vertical-align="middle" draw:auto-grow-height="false" fo:padding-top="0cm" fo:padding-bottom="0cm" fo:padding-left="0cm" fo:padding-right="0cm" fo:wrap-option="no-wrap"/>
    </style:style>
    <style:style style:name="gr8" style:family="graphic" style:parent-style-name="standard">
      <style:graphic-properties draw:stroke="solid" svg:stroke-width="0.026cm" svg:stroke-color="#000000" draw:stroke-linejoin="miter" svg:stroke-linecap="square" draw:fill="solid" draw:fill-color="#e6e6ff" draw:textarea-horizontal-align="justify" draw:textarea-vertical-align="middle" draw:auto-grow-height="false" fo:padding-top="0cm" fo:padding-bottom="0cm" fo:padding-left="0cm" fo:padding-right="0cm" fo:wrap-option="no-wrap"/>
    </style:style>
    <style:style style:name="gr9" style:family="graphic" style:parent-style-name="standard">
      <style:graphic-properties draw:stroke="solid" svg:stroke-width="0.026cm" svg:stroke-color="#000000" draw:stroke-linejoin="miter" svg:stroke-linecap="square" draw:fill="solid" draw:fill-color="#99ccff" draw:fill-image-width="0cm" draw:fill-image-height="0cm" draw:textarea-horizontal-align="justify" draw:textarea-vertical-align="middle" draw:auto-grow-height="false" fo:padding-top="0cm" fo:padding-bottom="0cm" fo:padding-left="0cm" fo:padding-right="0cm" fo:wrap-option="no-wrap"/>
    </style:style>
    <style:style style:name="gr10" style:family="graphic" style:parent-style-name="standard">
      <style:graphic-properties svg:stroke-width="0.08cm" svg:stroke-color="#000000" draw:marker-start-width="0.32cm" draw:marker-end-width="0.32cm" draw:fill="solid" draw:fill-color="#000000" draw:textarea-vertical-align="middle" fo:padding-top="0.165cm" fo:padding-bottom="0.165cm" fo:padding-left="0.29cm" fo:padding-right="0.29cm"/>
    </style:style>
    <style:style style:name="gr11" style:family="graphic" style:parent-style-name="standard">
      <style:graphic-properties svg:stroke-width="0.08cm" svg:stroke-color="#000000" draw:fill="solid" draw:fill-color="#000000" draw:textarea-vertical-align="middle" fo:padding-top="0.165cm" fo:padding-bottom="0.165cm" fo:padding-left="0.29cm" fo:padding-right="0.29cm"/>
    </style:style>
    <style:style style:name="gr12" style:family="graphic" style:parent-style-name="standard">
      <style:graphic-properties draw:stroke="solid" svg:stroke-width="0.026cm" svg:stroke-color="#000000" draw:stroke-linejoin="miter" svg:stroke-linecap="square" draw:fill="solid" draw:fill-color="#ffff99" draw:textarea-horizontal-align="justify" draw:textarea-vertical-align="middle" draw:auto-grow-height="true" fo:min-height="0.721cm" fo:padding-top="0cm" fo:padding-bottom="0cm" fo:padding-left="0cm" fo:padding-right="0cm" fo:wrap-option="wrap" draw:shadow-color="#808080"/>
    </style:style>
    <style:style style:name="gr13" style:family="graphic" style:parent-style-name="standard">
      <style:graphic-properties draw:stroke="solid" svg:stroke-width="0.026cm" svg:stroke-color="#000000" draw:stroke-linejoin="miter" svg:stroke-linecap="square" draw:fill="solid" draw:fill-color="#529ecb" draw:textarea-horizontal-align="justify" draw:textarea-vertical-align="middle" draw:auto-grow-height="false" fo:padding-top="0.133cm" fo:padding-bottom="0.133cm" fo:padding-left="0.266cm" fo:padding-right="0.266cm" fo:wrap-option="no-wrap"/>
    </style:style>
    <style:style style:name="gr14" style:family="graphic" style:parent-style-name="standard">
      <style:graphic-properties draw:stroke="solid" svg:stroke-width="0.026cm" svg:stroke-color="#000000" draw:stroke-linejoin="miter" svg:stroke-linecap="square" draw:fill="solid" draw:fill-color="#ccffcc" draw:textarea-horizontal-align="justify" draw:textarea-vertical-align="middle" draw:auto-grow-height="false" fo:padding-top="0.133cm" fo:padding-bottom="0.133cm" fo:padding-left="0.266cm" fo:padding-right="0.266cm" fo:wrap-option="no-wrap"/>
    </style:style>
    <style:style style:name="gr15" style:family="graphic" style:parent-style-name="standard">
      <style:graphic-properties draw:stroke="solid" svg:stroke-width="0.026cm" svg:stroke-color="#000000" draw:stroke-linejoin="miter" svg:stroke-linecap="square" draw:fill="solid" draw:fill-color="#0076bc" draw:textarea-horizontal-align="center" draw:textarea-vertical-align="top" draw:auto-grow-height="false" fo:padding-top="0.117cm" fo:padding-bottom="0.117cm" fo:padding-left="0.233cm" fo:padding-right="0.233cm" fo:wrap-option="no-wrap"/>
      <style:paragraph-properties style:writing-mode="tb-rl"/>
    </style:style>
    <style:style style:name="gr16" style:family="graphic" style:parent-style-name="standard">
      <style:graphic-properties draw:stroke="solid" svg:stroke-width="0.026cm" svg:stroke-color="#000000" draw:stroke-linejoin="miter" svg:stroke-linecap="square" draw:fill="solid" draw:fill-color="#8bc0e0" draw:textarea-horizontal-align="justify" draw:textarea-vertical-align="middle" draw:auto-grow-height="false" fo:padding-top="0cm" fo:padding-bottom="0cm" fo:padding-left="0cm" fo:padding-right="0cm" fo:wrap-option="wrap" draw:shadow-color="#808080"/>
    </style:style>
    <style:style style:name="gr17" style:family="graphic" style:parent-style-name="standard">
      <style:graphic-properties draw:stroke="solid" svg:stroke-width="0.026cm" svg:stroke-color="#000000" draw:stroke-linejoin="miter" svg:stroke-linecap="square" draw:fill="solid" draw:fill-color="#ccffcc" draw:textarea-horizontal-align="justify" draw:textarea-vertical-align="middle" draw:auto-grow-height="false" fo:padding-top="0cm" fo:padding-bottom="0cm" fo:padding-left="0cm" fo:padding-right="0cm" fo:wrap-option="wrap" draw:shadow-color="#808080"/>
    </style:style>
    <style:style style:name="gr18" style:family="graphic" style:parent-style-name="standard">
      <style:graphic-properties draw:stroke="none" draw:fill="none" draw:fill-color="#8bc0e0" draw:textarea-horizontal-align="justify" draw:textarea-vertical-align="top" draw:auto-grow-height="true" fo:min-height="0.721cm" fo:min-width="5.874cm" fo:padding-top="0cm" fo:padding-bottom="0cm" fo:padding-left="0cm" fo:padding-right="0cm" fo:wrap-option="no-wrap" draw:shadow-color="#808080"/>
    </style:style>
    <style:style style:name="gr19" style:family="graphic" style:parent-style-name="standard">
      <style:graphic-properties draw:stroke="solid" svg:stroke-width="0.026cm" svg:stroke-color="#000000" draw:stroke-linejoin="miter" svg:stroke-linecap="square" draw:fill="solid" draw:fill-color="#00ffff" draw:textarea-horizontal-align="justify" draw:textarea-vertical-align="middle" draw:auto-grow-height="false" fo:padding-top="0.117cm" fo:padding-bottom="0.117cm" fo:padding-left="0.233cm" fo:padding-right="0.233cm" fo:wrap-option="no-wrap"/>
    </style:style>
    <style:style style:name="gr20" style:family="graphic" style:parent-style-name="standard">
      <style:graphic-properties draw:stroke="solid" svg:stroke-width="0.026cm" svg:stroke-color="#000000" draw:stroke-linejoin="miter" svg:stroke-linecap="square" draw:fill="solid" draw:fill-color="#c0c0c0" draw:textarea-horizontal-align="left" draw:textarea-vertical-align="middle" draw:auto-grow-height="true" fo:min-height="3.264cm" fo:min-width="4.697cm" fo:padding-top="0cm" fo:padding-bottom="0cm" fo:padding-left="0cm" fo:padding-right="0cm" fo:wrap-option="no-wrap" draw:shadow-color="#808080"/>
    </style:style>
    <style:style style:name="gr21" style:family="graphic" style:parent-style-name="standard">
      <style:graphic-properties draw:stroke="solid" svg:stroke-width="0.026cm" svg:stroke-color="#000000" draw:stroke-linejoin="miter" svg:stroke-linecap="square" draw:fill="solid" draw:fill-color="#529ecb" draw:textarea-horizontal-align="justify" draw:textarea-vertical-align="middle" draw:auto-grow-height="false" fo:padding-top="0cm" fo:padding-bottom="0cm" fo:padding-left="0cm" fo:padding-right="0cm" fo:wrap-option="wrap" draw:shadow-color="#808080"/>
    </style:style>
    <style:style style:name="gr22" style:family="graphic" style:parent-style-name="standard">
      <style:graphic-properties draw:stroke="none" draw:fill="none" draw:fill-color="#00ffff" draw:textarea-horizontal-align="justify" draw:textarea-vertical-align="middle" draw:auto-grow-height="true" fo:min-height="0.721cm" fo:min-width="1.873cm" fo:padding-top="0.117cm" fo:padding-bottom="0.117cm" fo:padding-left="0.233cm" fo:padding-right="0.233cm" fo:wrap-option="no-wrap"/>
    </style:style>
    <style:style style:name="gr23" style:family="graphic" style:parent-style-name="standard">
      <style:graphic-properties draw:stroke="solid" svg:stroke-width="0.026cm" svg:stroke-color="#000000" draw:stroke-linejoin="miter" svg:stroke-linecap="square" draw:fill="solid" draw:fill-color="#8bc0e0" draw:textarea-horizontal-align="left" draw:textarea-vertical-align="middle" draw:auto-grow-height="true" fo:min-height="4.718cm" fo:padding-top="0cm" fo:padding-bottom="0cm" fo:padding-left="0cm" fo:padding-right="0cm" fo:wrap-option="wrap" draw:shadow-color="#808080"/>
    </style:style>
    <style:style style:name="gr24" style:family="graphic" style:parent-style-name="standard">
      <style:graphic-properties draw:stroke="none" draw:fill="none" draw:fill-color="#0076bc" draw:textarea-horizontal-align="justify" draw:textarea-vertical-align="top" draw:auto-grow-height="true" fo:min-height="0.721cm" fo:min-width="4.608cm" fo:padding-top="0cm" fo:padding-bottom="0cm" fo:padding-left="0cm" fo:padding-right="0cm" fo:wrap-option="no-wrap" draw:shadow-color="#808080"/>
    </style:style>
    <style:style style:name="gr25" style:family="graphic" style:parent-style-name="standard">
      <style:graphic-properties draw:fill="solid" draw:fill-color="#cfe7f5" draw:textarea-horizontal-align="justify" draw:textarea-vertical-align="middle" draw:auto-grow-height="false"/>
    </style:style>
    <style:style style:name="gr26" style:family="graphic" style:parent-style-name="standard">
      <style:graphic-properties draw:stroke="none" draw:fill="none" draw:fill-color="#0076bc" draw:textarea-horizontal-align="left" draw:textarea-vertical-align="top" draw:auto-grow-height="true" fo:padding-top="0cm" fo:padding-bottom="0cm" fo:padding-left="0cm" fo:padding-right="0cm" fo:wrap-option="wrap" draw:shadow-color="#808080" draw:ole-draw-aspect="1"/>
    </style:style>
    <style:style style:name="gr27" style:family="graphic" style:parent-style-name="standard">
      <style:graphic-properties draw:stroke="none" draw:fill="solid" draw:fill-color="#ffffff" draw:opacity="75%" draw:textarea-horizontal-align="justify" draw:textarea-vertical-align="top" draw:auto-grow-height="true" fo:padding-top="0cm" fo:padding-bottom="0cm" fo:padding-left="0cm" fo:padding-right="0cm" fo:wrap-option="wrap" draw:shadow-color="#808080"/>
    </style:style>
    <style:style style:name="gr28" style:family="graphic" style:parent-style-name="standard">
      <style:graphic-properties draw:stroke="none" draw:fill="solid" draw:fill-color="#ffffff" draw:opacity="75%" draw:textarea-horizontal-align="justify" draw:textarea-vertical-align="top" draw:auto-grow-height="false" draw:fit-to-size="shrink-to-fit" fo:padding-top="0cm" fo:padding-bottom="0cm" fo:padding-left="0cm" fo:padding-right="0cm" fo:wrap-option="wrap" draw:shadow-color="#808080"/>
    </style:style>
    <style:style style:name="gr29" style:family="graphic" style:parent-style-name="standard">
      <style:graphic-properties draw:stroke="solid" svg:stroke-width="0.026cm" svg:stroke-color="#808080" draw:stroke-linejoin="round" svg:stroke-linecap="square" draw:fill="solid" draw:fill-color="#cfe7f5" draw:textarea-horizontal-align="justify" draw:textarea-vertical-align="middle" draw:auto-grow-height="false" fo:padding-top="0.154cm" fo:padding-bottom="0.125cm" fo:padding-left="0.25cm" fo:padding-right="0.25cm" fo:wrap-option="no-wrap"/>
    </style:style>
    <style:style style:name="gr30"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1" style:family="graphic" style:parent-style-name="standard">
      <style:graphic-properties draw:stroke="solid" svg:stroke-width="0.026cm" svg:stroke-color="#000000" draw:marker-end="msArrowEnd_20_5" draw:marker-end-width="0.21cm" draw:marker-end-center="false" draw:stroke-linejoin="round"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32" style:family="graphic" style:parent-style-name="standard">
      <style:graphic-properties draw:stroke="solid" svg:stroke-width="0.026cm" svg:stroke-color="#808080" draw:stroke-linejoin="round" svg:stroke-linecap="square" draw:fill="solid" draw:fill-color="#cfe7f5" draw:textarea-horizontal-align="justify" draw:textarea-vertical-align="middle" draw:auto-grow-height="false" fo:padding-top="0.125cm" fo:padding-bottom="0.125cm" fo:padding-left="0.25cm" fo:padding-right="0.25cm" fo:wrap-option="no-wrap"/>
    </style:style>
    <style:style style:name="gr33"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34" style:family="graphic" style:parent-style-name="standard">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5"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36" style:family="graphic" style:parent-style-name="standard">
      <style:graphic-properties draw:stroke="solid" svg:stroke-width="0cm" svg:stroke-color="#000000" draw:stroke-linejoin="round" svg:stroke-linecap="square" draw:fill="solid" draw:fill-color="#529ecb" draw:textarea-horizontal-align="left" draw:textarea-vertical-align="top" draw:auto-grow-height="false" fo:padding-top="0.13cm" fo:padding-bottom="0.13cm" fo:padding-left="0.25cm" fo:padding-right="0.25cm" fo:wrap-option="wrap"/>
    </style:style>
    <style:style style:name="gr37" style:family="graphic" style:parent-style-name="standard">
      <style:graphic-properties draw:stroke="solid" svg:stroke-width="0.018cm" svg:stroke-color="#000000" draw:stroke-linejoin="round" svg:stroke-linecap="round" draw:fill="none" draw:fill-color="#ffffff" draw:textarea-horizontal-align="left" draw:textarea-vertical-align="top" draw:auto-grow-height="false" fo:padding-top="0.13cm" fo:padding-bottom="0.13cm" fo:padding-left="0.25cm" fo:padding-right="0.25cm" fo:wrap-option="wrap"/>
    </style:style>
    <style:style style:name="gr38" style:family="graphic" style:parent-style-name="standard">
      <style:graphic-properties draw:stroke="solid" svg:stroke-width="0cm" svg:stroke-color="#000000" draw:stroke-linejoin="round" svg:stroke-linecap="square" draw:fill="solid" draw:fill-color="#00ffff" draw:textarea-horizontal-align="left" draw:textarea-vertical-align="top" draw:auto-grow-height="false" fo:padding-top="0.13cm" fo:padding-bottom="0.13cm" fo:padding-left="0.25cm" fo:padding-right="0.25cm" fo:wrap-option="wrap"/>
    </style:style>
    <style:style style:name="gr39" style:family="graphic" style:parent-style-name="standard">
      <style:graphic-properties draw:stroke="solid" svg:stroke-width="0.018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style:style>
    <style:style style:name="gr40"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41"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42" style:family="graphic" style:parent-style-name="standard">
      <style:graphic-properties draw:stroke="none" draw:fill="solid" draw:fill-color="#ccffcc" draw:textarea-horizontal-align="left" draw:textarea-vertical-align="top" draw:auto-grow-height="false" fo:padding-top="0.13cm" fo:padding-bottom="0.13cm" fo:padding-left="0.25cm" fo:padding-right="0.25cm" fo:wrap-option="wrap"/>
    </style:style>
    <style:style style:name="gr43" style:family="graphic" style:parent-style-name="standard">
      <style:graphic-properties draw:stroke="solid" svg:stroke-width="0.018cm" svg:stroke-color="#000000" draw:stroke-linejoin="round" svg:stroke-linecap="round" draw:fill="solid" draw:fill-color="#00ffff" draw:opacity="100%" draw:textarea-horizontal-align="left" draw:textarea-vertical-align="top" draw:auto-grow-height="false" fo:padding-top="0.13cm" fo:padding-bottom="0.13cm" fo:padding-left="0.25cm" fo:padding-right="0.25cm" fo:wrap-option="wrap"/>
    </style:style>
    <style:style style:name="gr44" style:family="graphic" style:parent-style-name="standard">
      <style:graphic-properties draw:stroke="solid" svg:stroke-width="0cm" svg:stroke-color="#000000" draw:stroke-linejoin="round" svg:stroke-linecap="square" draw:fill="solid" draw:fill-color="#c0c0c0" draw:textarea-horizontal-align="left" draw:textarea-vertical-align="top" draw:auto-grow-height="false" fo:padding-top="0.13cm" fo:padding-bottom="0.13cm" fo:padding-left="0.25cm" fo:padding-right="0.25cm" fo:wrap-option="wrap"/>
    </style:style>
    <style:style style:name="gr45" style:family="graphic" style:parent-style-name="standard">
      <style:graphic-properties draw:stroke="solid" svg:stroke-width="0cm" svg:stroke-color="#000000" draw:stroke-linejoin="round" svg:stroke-linecap="square" draw:fill="solid" draw:fill-color="#9a9a9a" draw:textarea-horizontal-align="left" draw:textarea-vertical-align="top" draw:auto-grow-height="false" fo:padding-top="0.13cm" fo:padding-bottom="0.13cm" fo:padding-left="0.25cm" fo:padding-right="0.25cm" fo:wrap-option="wrap"/>
    </style:style>
    <style:style style:name="gr46" style:family="graphic" style:parent-style-name="standard">
      <style:graphic-properties draw:stroke="solid" svg:stroke-width="0.013cm" svg:stroke-color="#000000" draw:stroke-linejoin="round" svg:stroke-linecap="round" draw:fill="none" draw:fill-color="#ffffff" draw:textarea-horizontal-align="left" draw:textarea-vertical-align="top" draw:auto-grow-height="false" fo:padding-top="0.13cm" fo:padding-bottom="0.13cm" fo:padding-left="0.25cm" fo:padding-right="0.25cm" fo:wrap-option="wrap"/>
    </style:style>
    <style:style style:name="gr47" style:family="graphic" style:parent-style-name="standard">
      <style:graphic-properties draw:stroke="solid" svg:stroke-width="0.013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style:style>
    <style:style style:name="gr48" style:family="graphic" style:parent-style-name="standard">
      <style:graphic-properties draw:stroke="none" draw:fill="solid" draw:fill-color="#529ecb" draw:textarea-horizontal-align="left" draw:textarea-vertical-align="top" draw:auto-grow-height="false" fo:padding-top="0.13cm" fo:padding-bottom="0.13cm" fo:padding-left="0.25cm" fo:padding-right="0.25cm" fo:wrap-option="wrap"/>
    </style:style>
    <style:style style:name="gr49" style:family="graphic" style:parent-style-name="standard">
      <style:graphic-properties draw:stroke="none" draw:fill="solid" draw:fill-color="#00ffff" draw:textarea-horizontal-align="left" draw:textarea-vertical-align="top" draw:auto-grow-height="false" fo:padding-top="0.13cm" fo:padding-bottom="0.13cm" fo:padding-left="0.25cm" fo:padding-right="0.25cm" fo:wrap-option="wrap"/>
    </style:style>
    <style:style style:name="pr1" style:family="presentation" style:parent-style-name="Standard-title">
      <style:graphic-properties fo:min-height="1.249cm"/>
    </style:style>
    <style:style style:name="pr2" style:family="presentation" style:parent-style-name="Standard-outline1">
      <style:graphic-properties fo:min-height="10.799cm"/>
    </style:style>
    <style:style style:name="pr3" style:family="presentation" style:parent-style-name="Standard-notes">
      <style:graphic-properties draw:fill-color="#ffffff" fo:min-height="8.843cm"/>
    </style:style>
    <style:style style:name="pr4" style:family="presentation" style:parent-style-name="Standard-title">
      <style:graphic-properties draw:stroke="none" draw:fill="none" draw:fill-color="#0076bc" draw:textarea-horizontal-align="justify" draw:textarea-vertical-align="bottom" draw:auto-grow-height="true" draw:auto-grow-width="false" fo:min-height="1.249cm" fo:min-width="0cm" fo:padding-top="0cm" fo:padding-bottom="0cm" fo:padding-left="0cm" fo:padding-right="0cm" fo:wrap-option="no-wrap" draw:shadow-color="#808080"/>
    </style:style>
    <style:style style:name="pr5" style:family="presentation" style:parent-style-name="Standard-outline1" style:list-style-name="L3">
      <style:graphic-properties draw:stroke="none" draw:fill="none" draw:fill-color="#0076bc" draw:textarea-horizontal-align="justify" draw:textarea-vertical-align="top" draw:auto-grow-height="true" draw:auto-grow-width="false" fo:min-height="7.422cm" fo:min-width="0cm" fo:padding-top="0cm" fo:padding-bottom="0cm" fo:padding-left="0cm" fo:padding-right="0cm" fo:wrap-option="wrap" draw:shadow-color="#808080"/>
    </style:style>
    <style:style style:name="pr6" style:family="presentation" style:parent-style-name="Standard-notes">
      <style:graphic-properties draw:stroke="none" draw:fill="none" draw:fill-color="#00cc99" fo:min-height="8.844cm" draw:shadow-color="#808080"/>
    </style:style>
    <style:style style:name="pr7" style:family="presentation" style:parent-style-name="Standard-outline1">
      <style:graphic-properties draw:stroke="none" draw:fill="none" draw:fill-color="#0076bc" draw:textarea-horizontal-align="justify" draw:textarea-vertical-align="top" draw:auto-grow-height="true" draw:auto-grow-width="false" fo:min-height="7.956cm" fo:min-width="0cm" fo:padding-top="0cm" fo:padding-bottom="0cm" fo:padding-left="0cm" fo:padding-right="0cm" fo:wrap-option="wrap" draw:shadow-color="#808080"/>
    </style:style>
    <style:style style:name="pr8" style:family="presentation" style:parent-style-name="Standard-notes">
      <style:graphic-properties draw:stroke="none" draw:fill="none" draw:fill-color="#00cc99" fo:min-height="8.839cm" draw:shadow-color="#808080"/>
    </style:style>
    <style:style style:name="pr9" style:family="presentation" style:parent-style-name="Standard-title">
      <style:graphic-properties draw:auto-grow-height="true" fo:min-height="1.244cm"/>
    </style:style>
    <style:style style:name="pr10" style:family="presentation" style:parent-style-name="Standard-notes">
      <style:graphic-properties draw:fill-color="#ffffff" fo:min-height="8.838cm"/>
    </style:style>
    <style:style style:name="pr11" style:family="presentation" style:parent-style-name="Standard-title">
      <style:graphic-properties draw:stroke="none" draw:fill="none" draw:fill-color="#ffffff" draw:textarea-horizontal-align="justify" draw:textarea-vertical-align="bottom" draw:auto-grow-height="true" draw:auto-grow-width="false" fo:min-height="1.271cm" fo:min-width="0cm" fo:padding-top="0cm" fo:padding-bottom="0cm" fo:padding-left="0cm" fo:padding-right="0cm" fo:wrap-option="wrap" draw:shadow-color="#808080"/>
    </style:style>
    <style:style style:name="pr12" style:family="presentation" style:parent-style-name="Standard-outline1">
      <style:graphic-properties draw:stroke="none" draw:fill="none" draw:fill-color="#ffffff" draw:textarea-horizontal-align="justify" draw:textarea-vertical-align="top" draw:auto-grow-height="true" draw:auto-grow-width="false" fo:min-height="2.754cm" fo:min-width="0cm" fo:padding-top="0cm" fo:padding-bottom="0cm" fo:padding-left="0cm" fo:padding-right="0cm" fo:wrap-option="wrap" draw:shadow-color="#808080"/>
    </style:style>
    <style:style style:name="pr13" style:family="presentation" style:parent-style-name="Standard-notes">
      <style:graphic-properties draw:stroke="none" draw:fill="none" draw:fill-color="#ffffff" fo:min-height="8.848cm"/>
    </style:style>
    <style:style style:name="pr14" style:family="presentation" style:parent-style-name="Standard-outline1">
      <style:graphic-properties draw:stroke="none" draw:fill="none" draw:fill-color="#0076bc" draw:textarea-horizontal-align="justify" draw:textarea-vertical-align="top" draw:auto-grow-height="true" draw:auto-grow-width="false" fo:min-height="4.837cm" fo:min-width="0cm" fo:padding-top="0cm" fo:padding-bottom="0cm" fo:padding-left="0cm" fo:padding-right="0cm" fo:wrap-option="wrap" draw:shadow-color="#808080"/>
    </style:style>
    <style:style style:name="pr15" style:family="presentation" style:parent-style-name="Standard-outline1">
      <style:graphic-properties draw:stroke="none" draw:fill="none" draw:fill-color="#0076bc" draw:textarea-horizontal-align="justify" draw:textarea-vertical-align="top" draw:auto-grow-height="true" draw:auto-grow-width="false" fo:min-height="11.607cm" fo:min-width="0cm" fo:padding-top="0cm" fo:padding-bottom="0cm" fo:padding-left="0cm" fo:padding-right="0cm" fo:wrap-option="wrap" draw:shadow-color="#808080"/>
    </style:style>
    <style:style style:name="pr16" style:family="presentation" style:parent-style-name="Standard-title">
      <style:graphic-properties draw:stroke="none" draw:fill="none" draw:fill-color="#0076bc" draw:textarea-horizontal-align="justify" draw:textarea-vertical-align="bottom" draw:auto-grow-height="true" draw:auto-grow-width="false" fo:min-height="1.249cm" fo:min-width="0cm" fo:padding-top="0cm" fo:padding-bottom="0cm" fo:padding-left="0cm" fo:padding-right="0cm" fo:wrap-option="wrap" draw:shadow-color="#808080"/>
    </style:style>
    <style:style style:name="pr17" style:family="presentation" style:parent-style-name="Standard-outline1">
      <style:graphic-properties draw:stroke="none" draw:fill="none" draw:fill-color="#0076bc" draw:textarea-horizontal-align="justify" draw:textarea-vertical-align="top" draw:auto-grow-height="true" draw:auto-grow-width="false" fo:min-height="11.846cm" fo:min-width="0cm" fo:padding-top="0cm" fo:padding-bottom="0cm" fo:padding-left="0cm" fo:padding-right="0cm" fo:wrap-option="wrap" draw:shadow-color="#808080"/>
    </style:style>
    <style:style style:name="pr18" style:family="presentation" style:parent-style-name="Standard-outline1">
      <style:graphic-properties draw:stroke="none" draw:fill="none" draw:fill-color="#0076bc" draw:textarea-horizontal-align="justify" draw:textarea-vertical-align="top" draw:auto-grow-height="true" draw:auto-grow-width="false" fo:min-height="10.501cm" fo:min-width="0cm" fo:padding-top="0cm" fo:padding-bottom="0cm" fo:padding-left="0cm" fo:padding-right="0cm" fo:wrap-option="wrap" draw:shadow-color="#808080"/>
    </style:style>
    <style:style style:name="pr19" style:family="presentation" style:parent-style-name="Standard-title">
      <style:graphic-properties fo:min-height="1.244cm"/>
    </style:style>
    <style:style style:name="pr20" style:family="presentation" style:parent-style-name="Standard-outline1" style:list-style-name="L12">
      <style:graphic-properties fo:min-height="10.799cm"/>
    </style:style>
    <style:style style:name="pr21" style:family="presentation" style:parent-style-name="Standard-outline1">
      <style:graphic-properties draw:stroke="none" draw:fill="none" draw:fill-color="#0076bc" draw:textarea-horizontal-align="justify" draw:textarea-vertical-align="top" draw:auto-grow-height="true" draw:auto-grow-width="false" fo:min-height="8.68cm" fo:min-width="0cm" fo:padding-top="0cm" fo:padding-bottom="0cm" fo:padding-left="0cm" fo:padding-right="0cm" fo:wrap-option="wrap" draw:shadow-color="#808080"/>
    </style:style>
    <style:style style:name="pr22" style:family="presentation" style:parent-style-name="Standard-outline1">
      <style:graphic-properties draw:stroke="none" draw:fill="none" draw:fill-color="#0076bc" draw:textarea-horizontal-align="justify" draw:textarea-vertical-align="top" draw:auto-grow-height="true" draw:auto-grow-width="false" fo:min-height="12.493cm" fo:min-width="0cm" fo:padding-top="0cm" fo:padding-bottom="0cm" fo:padding-left="0cm" fo:padding-right="0cm" fo:wrap-option="wrap" draw:shadow-color="#808080"/>
    </style:style>
    <style:style style:name="pr23" style:family="presentation" style:parent-style-name="Standard-outline1">
      <style:graphic-properties draw:stroke="none" draw:fill="none" draw:fill-color="#0076bc" draw:textarea-horizontal-align="justify" draw:textarea-vertical-align="top" draw:auto-grow-height="true" draw:auto-grow-width="false" fo:min-height="5.223cm" fo:min-width="0cm" fo:padding-top="0cm" fo:padding-bottom="0cm" fo:padding-left="0cm" fo:padding-right="0cm" fo:wrap-option="wrap" draw:shadow-color="#808080"/>
    </style:style>
    <style:style style:name="pr24" style:family="presentation" style:parent-style-name="Standard-outline1">
      <style:graphic-properties draw:stroke="none" draw:fill="solid" draw:fill-color="#ffffff" draw:opacity="75%" draw:textarea-horizontal-align="justify" draw:textarea-vertical-align="top" draw:auto-grow-height="true" draw:auto-grow-width="false" fo:min-height="1.522cm" fo:min-width="0cm" fo:padding-top="0cm" fo:padding-bottom="0cm" fo:padding-left="0cm" fo:padding-right="0cm" fo:wrap-option="wrap" draw:shadow-color="#808080"/>
    </style:style>
    <style:style style:name="pr25" style:family="presentation" style:parent-style-name="Standard-notes">
      <style:graphic-properties draw:stroke="none" draw:fill="none" draw:fill-color="#ffffff" fo:min-height="8.876cm"/>
    </style:style>
    <style:style style:name="pr26" style:family="presentation" style:parent-style-name="Standard-outline1">
      <style:graphic-properties draw:stroke="none" draw:fill="none" draw:fill-color="#0076bc" draw:textarea-horizontal-align="justify" draw:textarea-vertical-align="top" draw:auto-grow-height="true" draw:auto-grow-width="false" fo:min-height="9.491cm" fo:min-width="0cm" fo:padding-top="0cm" fo:padding-bottom="0cm" fo:padding-left="0cm" fo:padding-right="0cm" fo:wrap-option="wrap" draw:shadow-color="#808080"/>
    </style:style>
    <style:style style:name="co1" style:family="table-column">
      <style:table-column-properties style:column-width="5.938cm" style:use-optimal-column-width="false"/>
    </style:style>
    <style:style style:name="co2" style:family="table-column">
      <style:table-column-properties style:column-width="7.29cm" style:use-optimal-column-width="false"/>
    </style:style>
    <style:style style:name="ro1" style:family="table-row">
      <style:table-row-properties style:row-height="1.277cm"/>
    </style:style>
    <style:style style:name="ro2" style:family="table-row">
      <style:table-row-properties style:row-height="0.937cm"/>
    </style:style>
    <style:style style:name="ro3" style:family="table-row">
      <style:table-row-properties style:row-height="1.613cm"/>
    </style:style>
    <style:style style:name="ce1" style:family="table-cell">
      <style:graphic-properties style:repeat="repeat"/>
      <style:text-properties fo:font-size="16pt" style:font-size-asian="16pt" style:font-size-complex="16pt"/>
    </style:style>
    <style:style style:name="P1" style:family="paragraph">
      <style:paragraph-properties fo:margin-top="0.2cm" fo:margin-bottom="0.2cm"/>
    </style:style>
    <style:style style:name="P2" style:family="paragraph">
      <style:text-properties fo:font-size="12pt"/>
    </style:style>
    <style:style style:name="P3" style:family="paragraph">
      <style:paragraph-properties style:writing-mode="lr-tb" style:font-independent-line-spacing="true"/>
    </style:style>
    <style:style style:name="P4" style:family="paragraph">
      <style:paragraph-properties fo:margin-left="0cm" fo:margin-right="0cm" fo:margin-top="0.352cm" fo:margin-bottom="0cm" fo:text-indent="0cm"/>
    </style:style>
    <style:style style:name="P5" style:family="paragraph">
      <style:paragraph-properties fo:margin-left="0cm" fo:margin-right="0cm" fo:margin-top="0.352cm" fo:margin-bottom="0cm" fo:text-indent="0cm" style:writing-mode="lr-tb" style:font-independent-line-spacing="true"/>
    </style:style>
    <style:style style:name="P6" style:family="paragraph">
      <style:paragraph-properties fo:margin-left="0cm" fo:margin-right="0cm" fo:text-indent="0cm"/>
    </style:style>
    <style:style style:name="P7" style:family="paragraph">
      <style:text-properties fo:language="en" fo:country="US"/>
    </style:style>
    <style:style style:name="P8" style:family="paragraph">
      <style:paragraph-properties fo:text-align="center"/>
    </style:style>
    <style:style style:name="P9" style:family="paragraph">
      <style:paragraph-properties fo:text-align="center"/>
      <style:text-properties style:font-name="Frutiger 45 Light2" fo:font-size="20pt" fo:language="en" fo:country="US" style:font-size-asian="20pt" style:font-size-complex="20pt"/>
    </style:style>
    <style:style style:name="P10" style:family="paragraph">
      <style:text-properties style:font-name="Frutiger 45 Light" fo:font-size="20pt" fo:language="en" fo:country="US" style:font-size-asian="24pt" style:font-size-complex="24pt"/>
    </style:style>
    <style:style style:name="P11" style:family="paragraph">
      <style:paragraph-properties fo:text-align="center"/>
      <style:text-properties style:font-name="Frutiger 45 Light2" fo:font-size="20pt" fo:language="en" fo:country="US" style:font-size-asian="24pt" style:font-size-complex="24pt"/>
    </style:style>
    <style:style style:name="P12" style:family="paragraph">
      <style:paragraph-properties fo:margin-left="0cm" fo:margin-right="0cm" fo:margin-top="0.317cm" fo:margin-bottom="0cm" fo:line-height="100%" fo:text-indent="0cm" style:punctuation-wrap="simple" style:line-break="normal"/>
    </style:style>
    <style:style style:name="P13" style:family="paragraph">
      <style:paragraph-properties fo:margin-left="0cm" fo:margin-right="0cm" fo:margin-top="0.317cm" fo:margin-bottom="0cm" fo:line-height="100%" fo:text-indent="0cm" style:punctuation-wrap="simple" style:line-break="normal" style:writing-mode="lr-tb" style:font-independent-line-spacing="true"/>
    </style:style>
    <style:style style:name="P14" style:family="paragraph">
      <style:paragraph-properties fo:text-align="center" style:writing-mode="lr-tb"/>
    </style:style>
    <style:style style:name="P15" style:family="paragraph">
      <style:paragraph-properties fo:margin-left="0cm" fo:margin-right="0cm" fo:line-height="100%" fo:text-align="center" fo:text-indent="0cm"/>
    </style:style>
    <style:style style:name="P16" style:family="paragraph">
      <style:paragraph-properties fo:margin-left="0cm" fo:margin-right="0cm" fo:line-height="100%" fo:text-align="center" fo:text-indent="0cm" style:writing-mode="lr-tb" style:font-independent-line-spacing="true"/>
      <style:text-properties fo:font-size="24pt"/>
    </style:style>
    <style:style style:name="P17" style:family="paragraph">
      <style:paragraph-properties fo:margin-left="0cm" fo:margin-right="0cm" fo:margin-top="0.352cm" fo:margin-bottom="0cm" fo:line-height="90%" fo:text-indent="0cm"/>
    </style:style>
    <style:style style:name="P18" style:family="paragraph">
      <style:paragraph-properties fo:margin-left="0cm" fo:margin-right="0cm" fo:margin-top="0.176cm" fo:margin-bottom="0cm" fo:line-height="90%" fo:text-indent="0cm"/>
    </style:style>
    <style:style style:name="P19" style:family="paragraph">
      <style:paragraph-properties fo:margin-left="0cm" fo:margin-right="0cm" fo:margin-top="0.352cm" fo:margin-bottom="0cm" fo:line-height="90%" fo:text-indent="0cm" style:writing-mode="lr-tb" style:font-independent-line-spacing="true"/>
    </style:style>
    <style:style style:name="P20" style:family="paragraph">
      <style:paragraph-properties fo:margin-left="0cm" fo:margin-right="0cm" fo:margin-top="0.176cm" fo:margin-bottom="0cm" fo:text-indent="0cm"/>
    </style:style>
    <style:style style:name="P21" style:family="paragraph">
      <style:paragraph-properties fo:margin-left="0cm" fo:margin-right="0cm" fo:line-height="100%" fo:text-align="center" fo:text-indent="0cm" style:punctuation-wrap="hanging" style:line-break="strict"/>
    </style:style>
    <style:style style:name="P22" style:family="paragraph">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23" style:family="paragraph">
      <style:paragraph-properties style:writing-mode="tb-rl" style:font-independent-line-spacing="true"/>
    </style:style>
    <style:style style:name="P24" style:family="paragraph">
      <style:paragraph-properties fo:margin-left="0cm" fo:margin-right="0cm" fo:line-height="100%" fo:text-align="center" fo:text-indent="0cm" style:writing-mode="lr-tb" style:font-independent-line-spacing="true"/>
    </style:style>
    <style:style style:name="P25" style:family="paragraph">
      <style:paragraph-properties fo:margin-left="0cm" fo:margin-right="0cm" fo:line-height="100%" fo:text-indent="0cm"/>
    </style:style>
    <style:style style:name="P26" style:family="paragraph">
      <style:paragraph-properties fo:margin-left="0cm" fo:margin-right="0cm" fo:line-height="100%" fo:text-indent="0cm" style:writing-mode="lr-tb" style:font-independent-line-spacing="true"/>
      <style:text-properties fo:font-size="24pt"/>
    </style:style>
    <style:style style:name="P27" style:family="paragraph">
      <style:paragraph-properties fo:margin-left="0cm" fo:margin-right="0cm" fo:margin-top="0.44cm" fo:margin-bottom="0cm" fo:text-indent="0cm"/>
    </style:style>
    <style:style style:name="P28" style:family="paragraph">
      <style:paragraph-properties fo:margin-left="0cm" fo:margin-right="0cm" fo:margin-top="0.264cm" fo:margin-bottom="0cm" fo:text-indent="0cm"/>
    </style:style>
    <style:style style:name="P29" style:family="paragraph">
      <style:paragraph-properties fo:margin-left="1.058cm" fo:margin-right="0cm" fo:margin-top="0.352cm" fo:margin-bottom="0cm" fo:text-indent="-1.058cm"/>
    </style:style>
    <style:style style:name="P30" style:family="paragraph">
      <style:paragraph-properties fo:margin-left="0cm" fo:margin-right="0cm" fo:margin-top="0.529cm" fo:margin-bottom="0cm" fo:text-indent="0cm"/>
    </style:style>
    <style:style style:name="P31" style:family="paragraph">
      <style:paragraph-properties style:text-autospace="none"/>
    </style:style>
    <style:style style:name="P32" style:family="paragraph">
      <style:paragraph-properties fo:text-align="center" style:text-autospace="none"/>
      <style:text-properties fo:font-size="12pt" fo:language="zxx" fo:country="none" style:font-size-asian="12pt" style:font-size-complex="12pt"/>
    </style:style>
    <style:style style:name="P33" style:family="paragraph">
      <style:paragraph-properties fo:margin-left="1.168cm" fo:margin-right="0cm" fo:margin-top="0cm" fo:margin-bottom="0cm" fo:line-height="100%" fo:text-align="start" fo:text-indent="0cm" style:punctuation-wrap="simple" style:line-break="normal" style:writing-mode="lr-tb"/>
    </style:style>
    <style:style style:name="P34" style:family="paragraph">
      <style:paragraph-properties fo:margin-left="0cm" fo:margin-right="0cm" fo:margin-top="0.264cm" fo:margin-bottom="0cm" fo:text-align="center" fo:text-indent="0cm"/>
    </style:style>
    <style:style style:name="P35" style:family="paragraph">
      <style:paragraph-properties fo:margin-left="0cm" fo:margin-right="0cm" fo:margin-top="0.264cm" fo:margin-bottom="0cm" fo:line-height="100%" fo:text-align="end" fo:text-indent="0cm"/>
    </style:style>
    <style:style style:name="P36" style:family="paragraph">
      <style:paragraph-properties fo:margin-left="0cm" fo:margin-right="0cm" fo:margin-top="0.264cm" fo:margin-bottom="0cm" fo:line-height="100%" fo:text-indent="0cm"/>
    </style:style>
    <style:style style:name="P37" style:family="paragraph">
      <style:paragraph-properties fo:margin-left="0cm" fo:margin-right="0cm" fo:text-align="center" fo:text-indent="0cm"/>
    </style:style>
    <style:style style:name="P38" style:family="paragraph">
      <style:paragraph-properties fo:margin-left="0cm" fo:margin-right="0cm" fo:text-align="center" fo:text-indent="0cm" style:writing-mode="lr-tb" style:font-independent-line-spacing="true"/>
      <style:text-properties style:font-name="Frutiger 45 Light2" fo:font-size="16.3999996185303pt" fo:language="en" fo:country="US" style:font-size-asian="24pt" style:font-size-complex="24pt"/>
    </style:style>
    <style:style style:name="P39" style:family="paragraph">
      <style:paragraph-properties fo:text-align="center" style:writing-mode="lr-tb"/>
      <style:text-properties style:font-name="Frutiger 45 Light2" fo:language="en" fo:country="US" style:font-size-asian="24pt" style:font-size-complex="24pt"/>
    </style:style>
    <style:style style:name="P40" style:family="paragraph">
      <style:paragraph-properties fo:margin-left="0cm" fo:margin-right="0cm" fo:text-align="center" fo:text-indent="0cm" style:writing-mode="lr-tb" style:font-independent-line-spacing="true"/>
      <style:text-properties style:font-name="Frutiger 45 Light2" fo:font-size="12pt" fo:language="en" fo:country="US" style:font-size-asian="12pt" style:font-size-complex="12pt"/>
    </style:style>
    <style:style style:name="P41" style:family="paragraph">
      <style:text-properties fo:font-size="8pt"/>
    </style:style>
    <style:style style:name="T1" style:family="text">
      <style:text-properties fo:font-size="35pt" fo:language="en" fo:country="US" style:font-size-asian="35pt" style:font-size-complex="35pt"/>
    </style:style>
    <style:style style:name="T2" style:family="text">
      <style:text-properties fo:language="en" fo:country="none"/>
    </style:style>
    <style:style style:name="T3" style:family="text">
      <style:text-properties fo:language="en" fo:country="US"/>
    </style:style>
    <style:style style:name="T4" style:family="text">
      <style:text-properties fo:color="#cc3300" fo:language="en" fo:country="US"/>
    </style:style>
    <style:style style:name="T5" style:family="text">
      <style:text-properties style:font-name="Frutiger 45 Light2" fo:font-size="20pt" fo:language="en" fo:country="US" style:font-size-asian="20pt" style:font-size-complex="20pt"/>
    </style:style>
    <style:style style:name="T6" style:family="text">
      <style:text-properties style:font-name="Frutiger 45 Light" fo:font-size="20pt" fo:language="en" fo:country="US" style:font-size-asian="24pt" style:font-size-complex="24pt"/>
    </style:style>
    <style:style style:name="T7" style:family="text">
      <style:text-properties fo:color="#000000" style:font-name="Frutiger 45 Light" fo:font-size="18pt" fo:language="en" fo:country="US" style:font-name-asian="Microsoft YaHei1" style:font-size-asian="18pt" style:font-name-complex="Microsoft YaHei1" style:font-size-complex="18pt"/>
    </style:style>
    <style:style style:name="T8" style:family="text">
      <style:text-properties style:font-name="Frutiger 45 Light" fo:font-size="10pt" fo:language="de" fo:country="DE" style:font-size-asian="10pt" style:font-size-complex="10pt"/>
    </style:style>
    <style:style style:name="T9" style:family="text">
      <style:text-properties style:font-name="Frutiger 45 Light" fo:font-size="17pt" fo:language="en" fo:country="US" style:font-size-asian="17pt" style:font-size-complex="17pt"/>
    </style:style>
    <style:style style:name="T10" style:family="text">
      <style:text-properties fo:language="de" fo:country="DE"/>
    </style:style>
    <style:style style:name="T11" style:family="text">
      <style:text-properties fo:language="en" fo:country="US" fo:font-weight="bold" style:font-weight-asian="bold" style:font-weight-complex="bold"/>
    </style:style>
    <style:style style:name="T12" style:family="text">
      <style:text-properties fo:language="en" fo:country="GB"/>
    </style:style>
    <style:style style:name="T13" style:family="text">
      <style:text-properties fo:font-size="24pt"/>
    </style:style>
    <style:style style:name="T14" style:family="text">
      <style:text-properties fo:font-size="16pt" style:font-size-asian="16pt" style:font-size-complex="16pt"/>
    </style:style>
    <style:style style:name="T15" style:family="text">
      <style:text-properties fo:color="#646464" style:font-name="Consolas1" fo:font-size="12pt" fo:language="zxx" fo:country="none" style:font-name-asian="Consolas1" style:font-size-asian="12pt" style:font-name-complex="Consolas1" style:font-size-complex="12pt"/>
    </style:style>
    <style:style style:name="T16" style:family="text">
      <style:text-properties fo:color="#000000" style:font-name="Consolas1" fo:font-size="12pt" fo:language="zxx" fo:country="none" style:font-name-asian="Consolas1" style:font-size-asian="12pt" style:font-name-complex="Consolas1" style:font-size-complex="12pt"/>
    </style:style>
    <style:style style:name="T17" style:family="text">
      <style:text-properties fo:color="#2a00ff" style:font-name="Consolas1" fo:font-size="12pt" fo:language="zxx" fo:country="none" style:font-name-asian="Consolas1" style:font-size-asian="12pt" style:font-name-complex="Consolas1" style:font-size-complex="12pt"/>
    </style:style>
    <style:style style:name="T18" style:family="text">
      <style:text-properties fo:color="#7f0055" style:font-name="Consolas1" fo:font-size="12pt" fo:language="zxx" fo:country="none" fo:font-weight="bold" style:font-name-asian="Consolas1" style:font-size-asian="12pt" style:font-weight-asian="bold" style:font-name-complex="Consolas1" style:font-size-complex="12pt" style:font-weight-complex="bold"/>
    </style:style>
    <style:style style:name="T19" style:family="text">
      <style:text-properties fo:color="#3f7f5f" style:font-name="Consolas1" fo:font-size="12pt" fo:language="zxx" fo:country="none" style:font-name-asian="Consolas1" style:font-size-asian="12pt" style:font-name-complex="Consolas1" style:font-size-complex="12pt"/>
    </style:style>
    <style:style style:name="T20" style:family="text">
      <style:text-properties fo:color="#000000" style:text-line-through-style="none" style:text-position="0% 100%" style:font-name="Frutiger 55 Roman" fo:font-size="13pt" fo:language="en" fo:country="GB" fo:font-style="normal" fo:text-shadow="none" style:text-underline-style="none" fo:font-weight="normal" style:font-size-asian="13pt" style:font-style-asian="normal" style:font-weight-asian="normal" style:font-size-complex="13pt" style:font-style-complex="normal" style:font-weight-complex="normal" style:font-relief="none"/>
    </style:style>
    <style:style style:name="T21" style:family="text">
      <style:text-properties fo:font-size="15pt" fo:language="en" fo:country="US" style:font-size-asian="15pt" style:font-size-complex="15pt"/>
    </style:style>
    <style:style style:name="T22" style:family="text">
      <style:text-properties style:font-name="Frutiger 45 Light" fo:font-size="15pt" fo:language="en" fo:country="US" style:font-size-asian="15pt" style:font-size-complex="15pt"/>
    </style:style>
    <style:style style:name="T23" style:family="text">
      <style:text-properties style:font-name="Frutiger 45 Light2" fo:font-size="12pt" fo:language="en" fo:country="US" style:font-size-asian="24pt" style:font-size-complex="24pt"/>
    </style:style>
    <style:style style:name="T24" style:family="text">
      <style:text-properties style:font-name="Frutiger 45 Light2" fo:font-size="12pt" fo:language="en" fo:country="US" style:font-size-asian="12pt" style:font-size-complex="12pt"/>
    </style:style>
    <style:style style:name="T25" style:family="text">
      <style:text-properties fo:color="#000000" style:font-name="Arial1" fo:font-size="14pt" fo:language="en" fo:country="none" style:font-size-asian="14pt" style:font-size-complex="14pt"/>
    </style:style>
    <style:style style:name="T26" style:family="text">
      <style:text-properties fo:color="#000000" style:font-name="Arial1" fo:font-size="10pt" fo:language="en" fo:country="none" style:font-size-asian="10pt" style:font-size-complex="10pt"/>
    </style:style>
    <style:style style:name="T27" style:family="text">
      <style:text-properties fo:color="#000000" style:font-name="Frutiger 45 Light" fo:font-size="10pt" fo:language="en" fo:country="none" style:font-size-asian="10pt" style:font-size-complex="1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76bc" fo:font-size="100%"/>
      </text:list-level-style-number>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text:list-style style:name="L3">
      <text:list-level-style-bullet text:level="1" text:bullet-char="">
        <style:list-level-properties/>
        <style:text-properties fo:font-family="Wingdings" style:font-pitch="variable" style:font-charset="x-symbol" fo:color="#0076bc" fo:font-size="100%"/>
      </text:list-level-style-bullet>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text:list-style style:name="L4">
      <text:list-level-style-bullet text:level="1" text:bullet-char="">
        <style:list-level-properties/>
        <style:text-properties fo:font-family="StarSymbol" style:font-charset="x-symbol" fo:color="#0076bc" fo:font-size="100%"/>
      </text:list-level-style-bullet>
      <text:list-level-style-bullet text:level="2" text:bullet-char="">
        <style:list-level-properties text:space-before="1.384cm" text:min-label-width="0.794cm"/>
        <style:text-properties fo:font-family="StarSymbol" style:font-charset="x-symbol" fo:color="#0076bc" fo:font-size="100%"/>
      </text:list-level-style-bullet>
      <text:list-level-style-bullet text:level="3" text:bullet-char="">
        <style:list-level-properties text:space-before="2.641cm" text:min-label-width="0.635cm"/>
        <style:text-properties fo:font-family="StarSymbol" style:font-charset="x-symbol" fo:color="#529ecb" fo:font-size="100%"/>
      </text:list-level-style-bullet>
      <text:list-level-style-bullet text:level="4" text:bullet-char="">
        <style:list-level-properties text:space-before="3.805cm" text:min-label-width="0.64cm"/>
        <style:text-properties fo:font-family="StarSymbol" style:font-charset="x-symbol" fo:color="#8bc0e0" fo:font-size="100%"/>
      </text:list-level-style-bullet>
      <text:list-level-style-bullet text:level="5" text:bullet-char="">
        <style:list-level-properties text:space-before="5.08cm" text:min-label-width="0.635cm"/>
        <style:text-properties fo:font-family="StarSymbol" style:font-charset="x-symbol" fo:color="#d1e2ec" fo:font-size="100%"/>
      </text:list-level-style-bullet>
      <text:list-level-style-bullet text:level="6" text:bullet-char="">
        <style:list-level-properties text:space-before="5.08cm" text:min-label-width="0.635cm"/>
        <style:text-properties fo:font-family="StarSymbol" style:font-charset="x-symbol" fo:color="#d1e2ec" fo:font-size="100%"/>
      </text:list-level-style-bullet>
      <text:list-level-style-bullet text:level="7" text:bullet-char="">
        <style:list-level-properties text:space-before="5.08cm" text:min-label-width="0.635cm"/>
        <style:text-properties fo:font-family="StarSymbol" style:font-charset="x-symbol" fo:color="#d1e2ec" fo:font-size="100%"/>
      </text:list-level-style-bullet>
      <text:list-level-style-bullet text:level="8" text:bullet-char="">
        <style:list-level-properties text:space-before="5.08cm" text:min-label-width="0.635cm"/>
        <style:text-properties fo:font-family="StarSymbol" style:font-charset="x-symbol" fo:color="#d1e2ec" fo:font-size="100%"/>
      </text:list-level-style-bullet>
      <text:list-level-style-bullet text:level="9" text:bullet-char="">
        <style:list-level-properties text:space-before="5.08cm" text:min-label-width="0.635cm"/>
        <style:text-properties fo:font-family="StarSymbol" style:font-charset="x-symbol" fo:color="#d1e2ec" fo:font-size="100%"/>
      </text:list-level-style-bullet>
      <text:list-level-style-bullet text:level="10" text:bullet-char="">
        <style:list-level-properties text:space-before="5.08cm" text:min-label-width="0.635cm"/>
        <style:text-properties fo:font-family="StarSymbol" style:font-charset="x-symbol" fo:color="#d1e2ec"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bullet text:level="1" text:bullet-char="">
        <style:list-level-properties/>
        <style:text-properties fo:font-family="Symbol" style:font-family-generic="roman" style:font-pitch="variable" style:font-charset="x-symbol" fo:color="#0076bc" fo:font-size="100%"/>
      </text:list-level-style-bullet>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fo:font-family="Wingdings" style:font-pitch="variable" style:font-charset="x-symbol" fo:color="#0076bc" fo:font-size="100%"/>
      </text:list-level-style-bullet>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number text:level="1" style:num-format="">
        <style:list-level-properties/>
        <style:text-properties fo:color="#0076b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image text:level="1" xlink:href="Pictures/100002000000000A0000000ADFBE81A4.gif" xlink:type="simple" xlink:show="embed" xlink:actuate="onLoad">
        <style:list-level-properties style:vertical-pos="middle" style:vertical-rel="line" fo:width="0.24cm" fo:height="0.24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24cm" fo:height="0.24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24cm" fo:height="0.24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24cm" fo:height="0.24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24cm" fo:height="0.24cm"/>
      </text:list-level-style-image>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3.34cm" svg:height="1.249cm" svg:x="2.073cm" svg:y="1.19cm" presentation:class="title" presentation:user-transformed="true">
          <draw:text-box>
            <text:p>About me</text:p>
          </draw:text-box>
        </draw:frame>
        <draw:frame presentation:style-name="pr2" draw:text-style-name="P1" draw:layer="layout" svg:width="23.34cm" svg:height="11.049cm" svg:x="2.073cm" svg:y="3.76cm" presentation:class="outline" presentation:user-transformed="true">
          <draw:text-box>
            <text:list text:style-name="L2">
              <text:list-item>
                <text:p text:style-name="P1">Dimitry Polivaev</text:p>
                <text:list>
                  <text:list-item>
                    <text:p text:style-name="P1">Studies of Physics in St. Petersburg (Russia) and Munich(Germany),</text:p>
                  </text:list-item>
                  <text:list-item>
                    <text:p text:style-name="P1">Since 2001 Test Engineer and Test Architect at Giesecke &amp; Devrient GmbH working on testing methodology responsible for development of test generation tool chain and test suites for smart card software,</text:p>
                  </text:list-item>
                  <text:list-item>
                    <text:p text:style-name="P1">Co-founder of Munich Software Craftsmanship Group for practicing TDD, Pair Programming and Clean Code Development </text:p>
                  </text:list-item>
                </text:list>
              </text:list-item>
            </text:list>
          </draw:text-box>
        </draw:frame>
        <presentation:notes draw:style-name="dp2">
          <draw:page-thumbnail draw:style-name="gr1" draw:layer="layout" svg:width="10.561cm" svg:height="7.313cm" svg:x="9.061cm" svg:y="1.521cm" draw:page-number="1" presentation:class="page"/>
          <draw:frame presentation:style-name="pr3" draw:text-style-name="P2" draw:layer="layout" svg:width="20.62cm" svg:height="8.843cm" svg:x="3.863cm" svg:y="9.441cm" presentation:class="notes" presentation:placeholder="true">
            <draw:text-box/>
          </draw:frame>
        </presentation:notes>
      </draw:page>
      <draw:page draw:name="Agenda"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1">
              <text:list-header>
                <text:p><text:span text:style-name="T1">Agenda</text:span></text:p>
              </text:list-header>
            </text:list>
          </draw:text-box>
        </draw:frame>
        <draw:frame presentation:style-name="pr5" draw:text-style-name="P5" draw:layer="layout" svg:width="17.097cm" svg:height="7.422cm" svg:x="4.018cm" svg:y="4.385cm" presentation:class="outline" presentation:user-transformed="true">
          <draw:text-box>
            <text:list text:style-name="L3">
              <text:list-item>
                <text:p text:style-name="P4"><text:span text:style-name="T2"><text:s/></text:span><text:span text:style-name="T2">Introduction</text:span></text:p>
              </text:list-item>
              <text:list-item>
                <text:p text:style-name="P4"><text:span text:style-name="T2"><text:s/></text:span><text:span text:style-name="T2">Strategy-driven Test Generation</text:span></text:p>
                <text:list>
                  <text:list-item>
                    <text:p><text:span text:style-name="T3">Test Strategies</text:span></text:p>
                  </text:list-item>
                </text:list>
              </text:list-item>
            </text:list>
            <text:list text:style-name="L2">
              <text:list-item>
                <text:list>
                  <text:list-item>
                    <text:p><text:span text:style-name="T3">Test Script Writers and Test Drivers</text:span></text:p>
                  </text:list-item>
                  <text:list-item>
                    <text:p><text:span text:style-name="T3">Test Oracles</text:span></text:p>
                  </text:list-item>
                  <text:list-item>
                    <text:p><text:span text:style-name="T3">Test Coverage</text:span></text:p>
                  </text:list-item>
                </text:list>
              </text:list-item>
            </text:list>
            <text:list text:style-name="L4">
              <text:list-item>
                <text:p><text:span text:style-name="T3"><text:s/></text:span><text:span text:style-name="T3">Summary</text:span></text:p>
              </text:list-item>
            </text:list>
          </draw:text-box>
        </draw:frame>
        <presentation:notes draw:style-name="dp2">
          <draw:page-thumbnail draw:style-name="gr1" draw:layer="layout" svg:width="10.561cm" svg:height="7.312cm" svg:x="9.062cm" svg:y="1.521cm" draw:page-number="2" presentation:class="page"/>
          <draw:frame presentation:style-name="pr6" draw:layer="layout" svg:width="20.62cm" svg:height="8.844cm" svg:x="3.863cm" svg:y="9.441cm" presentation:class="notes" presentation:placeholder="true">
            <draw:text-box/>
          </draw:frame>
        </presentation:notes>
      </draw:page>
      <draw:page draw:name="Introduction" draw:style-name="dp3" draw:master-page-name="Standard" presentation:presentation-page-layout-name="AL2T19">
        <office:forms form:automatic-focus="false" form:apply-design-mode="false"/>
        <draw:frame presentation:style-name="pr4" draw:text-style-name="P3" draw:layer="layout" svg:width="23.341cm" svg:height="1.249cm" svg:x="1.542cm" svg:y="8.81cm" presentation:class="title" presentation:user-transformed="true">
          <draw:text-box>
            <text:list text:style-name="L5">
              <text:list-header>
                <text:p text:style-name="P6"><text:span text:style-name="T2">Introduction</text:span></text:p>
              </text:list-header>
            </text:list>
          </draw:text-box>
        </draw:frame>
        <presentation:notes draw:style-name="dp2">
          <draw:page-thumbnail draw:style-name="gr1" draw:layer="layout" svg:width="10.561cm" svg:height="7.312cm" svg:x="9.062cm" svg:y="1.521cm" draw:page-number="3" presentation:class="page"/>
          <draw:frame presentation:style-name="pr6" draw:layer="layout" svg:width="20.62cm" svg:height="8.844cm" svg:x="3.863cm" svg:y="9.441cm" presentation:class="notes" presentation:placeholder="true">
            <draw:text-box/>
          </draw:frame>
        </presentation:notes>
      </draw:page>
      <draw:page draw:name="Motivation for our Research"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3">Motivation of test generation</text:span></text:p>
              </text:list-header>
            </text:list>
          </draw:text-box>
        </draw:frame>
        <draw:frame presentation:style-name="pr7" draw:text-style-name="P3" draw:layer="layout" svg:width="23.34cm" svg:height="7.956cm" svg:x="2.073cm" svg:y="3.721cm" presentation:class="outline" presentation:user-transformed="true">
          <draw:text-box>
            <text:list text:style-name="L2">
              <text:list-header>
                <text:p text:style-name="P4"><text:span text:style-name="T3">Systematic testing requires checking of system behavior by slightly alternating test cases with minor differences. Often tests scripts are highly redundant </text:span></text:p>
                <text:p text:style-name="P4"><text:span text:style-name="T4">Redundancy in code means high development efforts, limited maintainability.</text:span></text:p>
              </text:list-header>
            </text:list>
            <text:list text:style-name="L6">
              <text:list-item>
                <text:p text:style-name="P4"><text:span text:style-name="T3">Generation of test suites instead of separate implementation of each test case should be possible.</text:span></text:p>
              </text:list-item>
              <text:list-item>
                <text:p text:style-name="P4"><text:span text:style-name="T3">It should produce a complete system of test cases providing the required test coverage.</text:span></text:p>
              </text:list-item>
            </text:list>
          </draw:text-box>
        </draw:frame>
        <presentation:notes draw:style-name="dp2">
          <draw:page-thumbnail draw:style-name="gr1" draw:layer="layout" svg:width="10.565cm" svg:height="7.316cm" svg:x="9.058cm" svg:y="1.521cm" draw:page-number="4" presentation:class="page"/>
          <draw:frame presentation:style-name="pr8" draw:text-style-name="P2" draw:layer="layout" svg:width="20.616cm" svg:height="8.839cm" svg:x="3.867cm" svg:y="9.44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 draw:layer="layout" svg:width="23.34cm" svg:height="1.249cm" svg:x="2.073cm" svg:y="1.19cm" presentation:class="title" presentation:user-transformed="true">
          <draw:text-box>
            <text:p>Test Case</text:p>
          </draw:text-box>
        </draw:frame>
        <draw:frame presentation:style-name="pr2" draw:layer="layout" svg:width="23.34cm" svg:height="11.049cm" svg:x="2.073cm" svg:y="3.76cm" presentation:class="outline">
          <draw:text-box>
            <text:list text:style-name="L2">
              <text:list-item>
                <text:p>Test case is a sequence of test actions (for instance method calls) taken to satisfy a test goal.</text:p>
              </text:list-item>
              <text:list-item>
                <text:p>The actions can have arguments.</text:p>
              </text:list-item>
              <text:list-item>
                <text:p>They can belong to one of four successive groups:</text:p>
                <text:list>
                  <text:list-item>
                    <text:p>Preconditions: actions preparing state of SUT,</text:p>
                  </text:list-item>
                  <text:list-item>
                    <text:p>Focus: usually one action executed in the required state,</text:p>
                  </text:list-item>
                  <text:list-item>
                    <text:p>Verification: actions needed to verify returned data and change of the SUT internal state,</text:p>
                  </text:list-item>
                  <text:list-item>
                    <text:p>Post-processing: action required to change the SUT state so that other test cases can run.</text:p>
                  </text:list-item>
                </text:list>
              </text:list-item>
              <text:list-item>
                <text:p>Systematic collection of test cases build a test suite that should provide comprehensible test coverage.</text:p>
              </text:list-item>
              <text:list-item>
                <text:p/>
              </text:list-item>
            </text:list>
          </draw:text-box>
        </draw:frame>
        <presentation:notes draw:style-name="dp2">
          <draw:page-thumbnail draw:style-name="gr1" draw:layer="layout" svg:width="10.561cm" svg:height="7.313cm" svg:x="9.061cm" svg:y="1.521cm" draw:page-number="5" presentation:class="page"/>
          <draw:frame presentation:style-name="pr3" draw:text-style-name="P2" draw:layer="layout" svg:width="20.62cm" svg:height="8.843cm" svg:x="3.863cm" svg:y="9.441cm" presentation:class="notes" presentation:placeholder="true">
            <draw:text-box/>
          </draw:frame>
        </presentation:notes>
      </draw:page>
      <draw:page draw:name="page6" draw:style-name="dp1" draw:master-page-name="Standard" presentation:presentation-page-layout-name="AL2T19">
        <office:forms form:automatic-focus="false" form:apply-design-mode="false"/>
        <draw:frame presentation:style-name="pr9" draw:text-style-name="P7" draw:layer="layout" svg:width="23.336cm" svg:height="1.244cm" svg:x="2.073cm" svg:y="1.19cm" presentation:class="title" presentation:user-transformed="true">
          <draw:text-box>
            <text:p><text:span text:style-name="T3">Typical Test Case Organization</text:span></text:p>
          </draw:text-box>
        </draw:frame>
        <draw:custom-shape draw:style-name="gr2" draw:text-style-name="P9" draw:layer="layout" svg:width="5.2cm" svg:height="1.6cm" svg:x="2.33cm" svg:y="6.601cm">
          <text:p text:style-name="P8"><text:span text:style-name="T5">Test focus</text:span></text:p>
          <draw:enhanced-geometry svg:viewBox="0 0 21600 21600" draw:extrusion="false" draw:type="rectangle" draw:enhanced-path="M 0 0 L 21600 0 21600 21600 0 21600 0 0 Z N"/>
        </draw:custom-shape>
        <draw:custom-shape draw:style-name="gr2" draw:text-style-name="P9" draw:layer="layout" svg:width="5.2cm" svg:height="1.6cm" svg:x="2.33cm" svg:y="4.601cm">
          <text:p text:style-name="P8"><text:span text:style-name="T5">Preconditions</text:span></text:p>
          <draw:enhanced-geometry svg:viewBox="0 0 21600 21600" draw:extrusion="false" draw:type="rectangle" draw:enhanced-path="M 0 0 L 21600 0 21600 21600 0 21600 0 0 Z N"/>
        </draw:custom-shape>
        <draw:custom-shape draw:style-name="gr2" draw:text-style-name="P9" draw:layer="layout" svg:width="5.2cm" svg:height="1.6cm" svg:x="2.33cm" svg:y="8.801cm">
          <text:p text:style-name="P8"><text:span text:style-name="T5">Verifications</text:span></text:p>
          <draw:enhanced-geometry svg:viewBox="0 0 21600 21600" draw:extrusion="false" draw:type="rectangle" draw:enhanced-path="M 0 0 L 21600 0 21600 21600 0 21600 0 0 Z N"/>
        </draw:custom-shape>
        <draw:custom-shape draw:style-name="gr2" draw:text-style-name="P9" draw:layer="layout" svg:width="5.2cm" svg:height="1.6cm" svg:x="2.33cm" svg:y="10.801cm">
          <text:p text:style-name="P8"><text:span text:style-name="T5">Post processing</text:span></text:p>
          <draw:enhanced-geometry svg:viewBox="0 0 21600 21600" draw:extrusion="false" draw:type="rectangle" draw:enhanced-path="M 0 0 L 21600 0 21600 21600 0 21600 0 0 Z N"/>
        </draw:custom-shape>
        <draw:frame draw:style-name="gr3" draw:text-style-name="P10" draw:layer="layout" svg:width="13.282cm" svg:height="1.098cm" svg:x="8.701cm" svg:y="4.934cm">
          <draw:text-box>
            <text:p><text:span text:style-name="T6">(set up or arrange) : put SUT in some state</text:span></text:p>
          </draw:text-box>
        </draw:frame>
        <draw:frame draw:style-name="gr3" draw:text-style-name="P10" draw:layer="layout" svg:width="17.025cm" svg:height="1.098cm" svg:x="8.701cm" svg:y="6.601cm">
          <draw:text-box>
            <text:p><text:span text:style-name="T6">(act) : call method under test with required parameters</text:span></text:p>
          </draw:text-box>
        </draw:frame>
        <draw:frame draw:style-name="gr3" draw:text-style-name="P10" draw:layer="layout" svg:width="14.785cm" svg:height="1.945cm" svg:x="8.73cm" svg:y="8.601cm">
          <draw:text-box>
            <text:p><text:span text:style-name="T6">(assert) : check returned data, </text:span><text:span text:style-name="T6"><text:line-break/></text:span><text:span text:style-name="T6">send further commands to check the new state</text:span></text:p>
          </draw:text-box>
        </draw:frame>
        <draw:frame draw:style-name="gr3" draw:text-style-name="P10" draw:layer="layout" svg:width="13.989cm" svg:height="1.098cm" svg:x="8.73cm" svg:y="10.934cm">
          <draw:text-box>
            <text:p><text:span text:style-name="T6">(tear down) : put SUT back in the initial state</text:span></text:p>
          </draw:text-box>
        </draw:frame>
        <presentation:notes draw:style-name="dp2">
          <draw:page-thumbnail draw:style-name="gr1" draw:layer="layout" svg:width="10.557cm" svg:height="7.308cm" svg:x="9.061cm" svg:y="1.52cm" draw:page-number="6" presentation:class="page"/>
          <draw:frame presentation:style-name="pr10" draw:text-style-name="P2" draw:layer="layout" svg:width="20.615cm" svg:height="8.838cm" svg:x="3.862cm" svg:y="9.44cm" presentation:class="notes" presentation:placeholder="true">
            <draw:text-box/>
          </draw:frame>
        </presentation:notes>
      </draw:page>
      <draw:page draw:name="page7" draw:style-name="dp1" draw:master-page-name="Standard" presentation:presentation-page-layout-name="AL3T3">
        <office:forms form:automatic-focus="false" form:apply-design-mode="false"/>
        <draw:frame presentation:style-name="pr9" draw:text-style-name="P7" draw:layer="layout" svg:width="23.336cm" svg:height="1.244cm" svg:x="2.073cm" svg:y="1.189cm" presentation:class="title" presentation:user-transformed="true">
          <draw:text-box>
            <text:p><text:span text:style-name="T3">How to create a test suite</text:span></text:p>
          </draw:text-box>
        </draw:frame>
        <draw:custom-shape draw:style-name="gr4" draw:text-style-name="P11" draw:layer="layout" svg:width="5.2cm" svg:height="1.6cm" svg:x="11.078cm" svg:y="3.477cm">
          <text:p/>
          <draw:enhanced-geometry svg:viewBox="0 0 21600 21600" draw:extrusion="false" draw:type="rectangle" draw:enhanced-path="M 0 0 L 21600 0 21600 21600 0 21600 0 0 Z N"/>
        </draw:custom-shape>
        <draw:custom-shape draw:style-name="gr2" draw:text-style-name="P9" draw:layer="layout" svg:width="5.2cm" svg:height="1.6cm" svg:x="10.909cm" svg:y="3.263cm">
          <text:p text:style-name="P8"><text:span text:style-name="T5">Test focuses</text:span></text:p>
          <draw:enhanced-geometry svg:viewBox="0 0 21600 21600" draw:extrusion="false" draw:type="rectangle" draw:enhanced-path="M 0 0 L 21600 0 21600 21600 0 21600 0 0 Z N"/>
        </draw:custom-shape>
        <draw:custom-shape draw:style-name="gr4" draw:text-style-name="P11" draw:layer="layout" svg:width="5.2cm" svg:height="1.6cm" svg:x="17.811cm" svg:y="3.463cm">
          <text:p/>
          <draw:enhanced-geometry svg:viewBox="0 0 21600 21600" draw:extrusion="false" draw:type="rectangle" draw:enhanced-path="M 0 0 L 21600 0 21600 21600 0 21600 0 0 Z N"/>
        </draw:custom-shape>
        <draw:custom-shape draw:style-name="gr2" draw:text-style-name="P9" draw:layer="layout" svg:width="5.2cm" svg:height="1.6cm" svg:x="17.611cm" svg:y="3.263cm">
          <text:p text:style-name="P8"><text:span text:style-name="T5">Preconditions</text:span></text:p>
          <draw:enhanced-geometry svg:viewBox="0 0 21600 21600" draw:extrusion="false" draw:type="rectangle" draw:enhanced-path="M 0 0 L 21600 0 21600 21600 0 21600 0 0 Z N"/>
        </draw:custom-shape>
        <draw:custom-shape draw:style-name="gr4" draw:text-style-name="P11" draw:layer="layout" svg:width="5.621cm" svg:height="1.6cm" svg:x="19.223cm" svg:y="5.594cm">
          <text:p/>
          <draw:enhanced-geometry svg:viewBox="0 0 21600 21600" draw:extrusion="false" draw:type="rectangle" draw:enhanced-path="M 0 0 L 21600 0 21600 21600 0 21600 0 0 Z N"/>
        </draw:custom-shape>
        <draw:custom-shape draw:style-name="gr2" draw:text-style-name="P9" draw:layer="layout" svg:width="5.621cm" svg:height="1.6cm" svg:x="19.007cm" svg:y="5.394cm">
          <text:p text:style-name="P8"><text:span text:style-name="T5">Verifications</text:span></text:p>
          <draw:enhanced-geometry svg:viewBox="0 0 21600 21600" draw:extrusion="false" draw:type="rectangle" draw:enhanced-path="M 0 0 L 21600 0 21600 21600 0 21600 0 0 Z N"/>
        </draw:custom-shape>
        <draw:custom-shape draw:style-name="gr4" draw:text-style-name="P11" draw:layer="layout" svg:width="5.621cm" svg:height="1.6cm" svg:x="19.223cm" svg:y="7.594cm">
          <text:p/>
          <draw:enhanced-geometry svg:viewBox="0 0 21600 21600" draw:extrusion="false" draw:type="rectangle" draw:enhanced-path="M 0 0 L 21600 0 21600 21600 0 21600 0 0 Z N"/>
        </draw:custom-shape>
        <draw:custom-shape draw:style-name="gr2" draw:text-style-name="P9" draw:layer="layout" svg:width="5.621cm" svg:height="1.6cm" svg:x="19.007cm" svg:y="7.394cm">
          <text:p text:style-name="P8"><text:span text:style-name="T5">Post processing</text:span></text:p>
          <draw:enhanced-geometry svg:viewBox="0 0 21600 21600" draw:extrusion="false" draw:type="rectangle" draw:enhanced-path="M 0 0 L 21600 0 21600 21600 0 21600 0 0 Z N"/>
        </draw:custom-shape>
        <draw:frame presentation:style-name="pr2" draw:text-style-name="P7" draw:layer="layout" svg:width="25.449cm" svg:height="10.383cm" svg:x="0.836cm" svg:y="5.765cm" presentation:class="outline" presentation:user-transformed="true">
          <draw:text-box>
            <text:list text:style-name="L2">
              <text:list-item>
                <text:p><text:span text:style-name="T3">Identify test categories</text:span></text:p>
                <text:list>
                  <text:list-item>
                    <text:p>they can build their own hierarchy</text:p>
                  </text:list-item>
                </text:list>
              </text:list-item>
              <text:list-item>
                <text:p><text:span text:style-name="T3">Identify test focuses</text:span></text:p>
              </text:list-item>
              <text:list-item>
                <text:p>Combine it with different kinds of preconditions</text:p>
                <text:list>
                  <text:list-item>
                    <text:p><text:span text:style-name="T3">data and test command variation,</text:span></text:p>
                  </text:list-item>
                </text:list>
              </text:list-item>
              <text:list-item>
                <text:p><text:span text:style-name="T3">Execute all necessary verifications</text:span></text:p>
                <text:list>
                  <text:list-item>
                    <text:p><text:span text:style-name="T3">they can belong to different test cases</text:span></text:p>
                  </text:list-item>
                </text:list>
              </text:list-item>
              <text:list-item>
                <text:p><text:span text:style-name="T3">Perform correct post processing</text:span></text:p>
              </text:list-item>
              <text:list-item>
                <text:p><text:span text:style-name="T3">Test Strategy is a representation of all test case combinations at high abstraction level.</text:span></text:p>
              </text:list-item>
              <text:list-item>
                <text:p><text:span text:style-name="T3"/></text:p>
              </text:list-item>
              <text:list-item>
                <text:p><text:span text:style-name="T3"/></text:p>
              </text:list-item>
            </text:list>
          </draw:text-box>
        </draw:frame>
        <draw:custom-shape draw:style-name="gr4" draw:text-style-name="P11" draw:layer="layout" svg:width="5.2cm" svg:height="1.6cm" svg:x="4.243cm" svg:y="3.476cm">
          <text:p/>
          <draw:enhanced-geometry svg:viewBox="0 0 21600 21600" draw:extrusion="false" draw:type="rectangle" draw:enhanced-path="M 0 0 L 21600 0 21600 21600 0 21600 0 0 Z N"/>
        </draw:custom-shape>
        <draw:custom-shape draw:style-name="gr2" draw:text-style-name="P9" draw:layer="layout" svg:width="5.2cm" svg:height="1.6cm" svg:x="4.034cm" svg:y="3.263cm">
          <text:p text:style-name="P8"><text:span text:style-name="T5">Test categories</text:span></text:p>
          <draw:enhanced-geometry svg:viewBox="0 0 21600 21600" draw:extrusion="false" draw:type="rectangle" draw:enhanced-path="M 0 0 L 21600 0 21600 21600 0 21600 0 0 Z N"/>
        </draw:custom-shape>
        <presentation:notes draw:style-name="dp2">
          <draw:page-thumbnail draw:style-name="gr1" draw:layer="layout" svg:width="10.557cm" svg:height="7.308cm" svg:x="9.061cm" svg:y="1.52cm" draw:page-number="7" presentation:class="page"/>
          <draw:frame presentation:style-name="pr10" draw:text-style-name="P2" draw:layer="layout" svg:width="20.615cm" svg:height="8.838cm" svg:x="3.862cm" svg:y="9.44cm" presentation:class="notes" presentation:placeholder="true">
            <draw:text-box/>
          </draw:frame>
        </presentation:notes>
      </draw:page>
      <draw:page draw:name="page8" draw:style-name="dp3" draw:master-page-name="Standard" presentation:presentation-page-layout-name="AL3T3">
        <office:forms form:automatic-focus="false" form:apply-design-mode="false"/>
        <draw:frame presentation:style-name="pr11" draw:text-style-name="P3" draw:layer="layout" svg:width="23.341cm" svg:height="1.271cm" svg:x="1.154cm" svg:y="0.453cm" presentation:class="title" presentation:user-transformed="true">
          <draw:text-box>
            <text:list text:style-name="L7">
              <text:list-header>
                <text:p text:style-name="P6"><text:span text:style-name="T3">Test Case Properties</text:span></text:p>
              </text:list-header>
            </text:list>
          </draw:text-box>
        </draw:frame>
        <draw:frame presentation:style-name="pr12" draw:text-style-name="P13" draw:layer="layout" svg:width="24.645cm" svg:height="5.841cm" svg:x="0.974cm" svg:y="10.366cm" presentation:class="outline" presentation:user-transformed="true">
          <draw:text-box>
            <text:list text:style-name="L2">
              <text:list-header>
                <text:p text:style-name="P12"><text:span text:style-name="T7">Each test case can be described by a unique set of key-value pairs called test properties.</text:span></text:p>
              </text:list-header>
              <text:list-item>
                <text:p text:style-name="P12"><text:span text:style-name="T7">They can describe test categorization, <text:s/>tested states, test actions, their arguments and the covered requirements.</text:span></text:p>
                <text:p text:style-name="P12"><text:span text:style-name="T7">A test suite is a system of such test cases.</text:span></text:p>
                <text:p text:style-name="P12"><text:span text:style-name="T7">Dependencies between the property values can be very sophisticated.</text:span></text:p>
              </text:list-item>
              <text:list-item>
                <text:p text:style-name="P12"><text:span text:style-name="T7">They can be maintained by an automatic test generator.</text:span></text:p>
              </text:list-item>
            </text:list>
          </draw:text-box>
        </draw:frame>
        <draw:g>
          <draw:connector draw:style-name="gr5" draw:text-style-name="P14" draw:layer="layout" svg:x1="14.441cm" svg:y1="9.147cm" svg:x2="12.225cm" svg:y2="8.765cm" draw:end-shape="id1" draw:end-glue-point="2" svg:d="m14441 9147v261h-2216v-643" svg:viewBox="0 0 2217 644">
            <text:p/>
          </draw:connector>
          <draw:connector draw:style-name="gr5" draw:text-style-name="P14" draw:layer="layout" svg:x1="10.01cm" svg:y1="9.147cm" svg:x2="12.225cm" svg:y2="8.765cm" draw:end-shape="id1" draw:end-glue-point="2" svg:d="m10010 9147v261h2215v-643" svg:viewBox="0 0 2216 644">
            <text:p/>
          </draw:connector>
          <draw:connector draw:style-name="gr6" draw:text-style-name="P14" draw:layer="layout" svg:x1="12.225cm" svg:y1="8.01cm" svg:x2="12.225cm" svg:y2="7.629cm" draw:start-shape="id1" draw:start-glue-point="0" draw:end-shape="id2" draw:end-glue-point="2" svg:d="m12225 8010v-381" svg:viewBox="0 0 1 382">
            <text:p/>
          </draw:connector>
          <draw:connector draw:style-name="gr5" draw:text-style-name="P14" draw:layer="layout" svg:x1="12.225cm" svg:y1="6.871cm" svg:x2="12.225cm" svg:y2="6.487cm" draw:start-shape="id2" draw:start-glue-point="0" draw:end-shape="id3" draw:end-glue-point="2" svg:d="m12225 6871v-384" svg:viewBox="0 0 1 385">
            <text:p/>
          </draw:connector>
          <draw:custom-shape draw:style-name="gr7" draw:text-style-name="P16" xml:id="id3" draw:id="id3" draw:layer="layout" svg:width="3.797cm" svg:height="0.755cm" svg:x="10.327cm" svg:y="5.732cm">
            <text:list text:style-name="L5">
              <text:list-header>
                <text:p text:style-name="P15"><text:span text:style-name="T8">testIntent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xml:id="id5" draw:id="id5" draw:layer="layout" svg:width="3.792cm" svg:height="0.758cm" svg:x="5.9cm" svg:y="6.871cm">
            <text:list text:style-name="L5">
              <text:list-header>
                <text:p text:style-name="P15"><text:span text:style-name="T8">'succes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xml:id="id2" draw:id="id2" draw:layer="layout" svg:width="3.792cm" svg:height="0.758cm" svg:x="10.329cm" svg:y="6.871cm">
            <text:list text:style-name="L5">
              <text:list-header>
                <text:p text:style-name="P15"><text:span text:style-name="T8">'data content err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6" xml:id="id1" draw:id="id1" draw:layer="layout" svg:width="3.792cm" svg:height="0.755cm" svg:x="10.329cm" svg:y="8.01cm">
            <text:list text:style-name="L5">
              <text:list-header>
                <text:p text:style-name="P15"><text:span text:style-name="T8">testFocu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draw:layer="layout" svg:width="3.792cm" svg:height="0.755cm" svg:x="8.114cm" svg:y="9.147cm">
            <text:list text:style-name="L5">
              <text:list-header>
                <text:p text:style-name="P15"><text:span text:style-name="T8">'invalid entry t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draw:layer="layout" svg:width="3.793cm" svg:height="0.755cm" svg:x="12.545cm" svg:y="9.147cm">
            <text:list text:style-name="L5">
              <text:list-header>
                <text:p text:style-name="P15"><text:span text:style-name="T8">'invalid leaving t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xml:id="id4" draw:id="id4" draw:layer="layout" svg:width="3.792cm" svg:height="0.755cm" svg:x="14.764cm" svg:y="6.871cm">
            <text:list text:style-name="L5">
              <text:list-header>
                <text:p text:style-name="P15"><text:span text:style-name="T8">'data format err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4.124cm" svg:y1="6.109cm" svg:x2="16.66cm" svg:y2="6.871cm" draw:start-shape="id3" draw:start-glue-point="1" draw:end-shape="id4" draw:end-glue-point="0" svg:d="m14124 6109h2536v762" svg:viewBox="0 0 2537 763">
            <text:p/>
          </draw:connector>
          <draw:connector draw:style-name="gr10" draw:layer="layout" svg:x1="10.327cm" svg:y1="6.109cm" svg:x2="7.796cm" svg:y2="6.871cm" draw:start-shape="id3" draw:start-glue-point="3" draw:end-shape="id5" draw:end-glue-point="0" svg:d="m10327 6109h-2531v762" svg:viewBox="0 0 2532 763">
            <text:p/>
          </draw:connector>
          <draw:custom-shape draw:style-name="gr8" draw:text-style-name="P16" xml:id="id7" draw:id="id7" draw:layer="layout" svg:width="3.792cm" svg:height="0.755cm" svg:x="10.329cm" svg:y="4.608cm">
            <text:list text:style-name="L5">
              <text:list-header>
                <text:p text:style-name="P15"><text:span text:style-name="T8">'parking rate calculat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6" xml:id="id6" draw:id="id6" draw:layer="layout" svg:width="3.797cm" svg:height="0.755cm" svg:x="10.327cm" svg:y="3.408cm">
            <text:p text:style-name="P15"><text:span text:style-name="T8">testedFea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layer="layout" svg:x1="12.225cm" svg:y1="4.163cm" svg:x2="12.225cm" svg:y2="4.608cm" draw:start-shape="id6" draw:start-glue-point="2" draw:end-shape="id7" draw:end-glue-point="0" svg:d="m12225 4163v445" svg:viewBox="0 0 1 446">
            <text:p/>
          </draw:connector>
          <draw:connector draw:style-name="gr6" draw:text-style-name="P14" draw:layer="layout" svg:x1="12.225cm" svg:y1="5.806cm" svg:x2="12.225cm" svg:y2="5.425cm" svg:d="m12225 5806v-381" svg:viewBox="0 0 1 382">
            <text:p/>
          </draw:connector>
        </draw:g>
        <presentation:notes draw:style-name="dp2">
          <draw:page-thumbnail draw:style-name="gr1" draw:layer="layout" svg:width="10.553cm" svg:height="7.312cm" svg:x="9.066cm" svg:y="1.521cm" draw:page-number="8" presentation:class="page"/>
          <draw:frame presentation:style-name="pr13" draw:text-style-name="P2" draw:layer="layout" svg:width="20.62cm" svg:height="8.848cm" svg:x="3.863cm" svg:y="9.441cm" presentation:class="notes" presentation:placeholder="true">
            <draw:text-box/>
          </draw:frame>
        </presentation:notes>
      </draw:page>
      <draw:page draw:name="Separation of concerns" draw:style-name="dp3" draw:master-page-name="Standard" presentation:presentation-page-layout-name="AL1T1">
        <draw:frame presentation:style-name="pr4" draw:text-style-name="P3" draw:layer="layout" svg:width="23.34cm" svg:height="1.249cm" svg:x="2.073cm" svg:y="1.19cm" presentation:class="title" presentation:user-transformed="true">
          <draw:text-box>
            <text:list text:style-name="L1">
              <text:list-header>
                <text:p><text:span text:style-name="T3">Test Generation Work Flow</text:span></text:p>
              </text:list-header>
            </text:list>
          </draw:text-box>
        </draw:frame>
        <draw:frame presentation:style-name="pr14" draw:text-style-name="P19" draw:layer="layout" svg:width="23.34cm" svg:height="4.837cm" svg:x="2.216cm" svg:y="5.412cm" presentation:class="outline" presentation:user-transformed="true">
          <draw:text-box>
            <text:list text:style-name="L2">
              <text:list-header>
                <text:p text:style-name="P17"><text:span text:style-name="T3">Basic test generation work packages are </text:span></text:p>
                <text:list>
                  <text:list-item>
                    <text:p><text:span text:style-name="T3">Generation of test case property combinations,</text:span></text:p>
                  </text:list-item>
                </text:list>
              </text:list-header>
            </text:list>
            <text:list text:style-name="L8">
              <text:list-item>
                <text:list>
                  <text:list-item>
                    <text:p text:style-name="P18"><text:span text:style-name="T3">Transformation of test property values into test scripts, </text:span></text:p>
                  </text:list-item>
                  <text:list-item>
                    <text:p text:style-name="P18"><text:span text:style-name="T3">Implementation of test driver methods in the test script language,</text:span></text:p>
                  </text:list-item>
                  <text:list-item>
                    <text:p text:style-name="P18"><text:span text:style-name="T3">Evaluation of test case selection and coverage criteria (test purposes).</text:span></text:p>
                  </text:list-item>
                </text:list>
              </text:list-item>
            </text:list>
          </draw:text-box>
        </draw:frame>
        <presentation:notes draw:style-name="dp2">
          <draw:page-thumbnail draw:style-name="gr1" draw:layer="layout" svg:width="10.561cm" svg:height="7.312cm" svg:x="9.062cm" svg:y="1.521cm" draw:page-number="9" presentation:class="page"/>
          <draw:frame presentation:style-name="pr6" draw:text-style-name="P2" draw:layer="layout" svg:width="20.62cm" svg:height="8.844cm" svg:x="3.863cm" svg:y="9.441cm" presentation:class="notes" presentation:placeholder="true">
            <draw:text-box/>
          </draw:frame>
        </presentation:notes>
      </draw:page>
      <draw:page draw:name="page10" draw:style-name="dp1" draw:master-page-name="Standard" presentation:presentation-page-layout-name="AL1T1">
        <draw:frame presentation:style-name="pr1" draw:layer="layout" svg:width="23.34cm" svg:height="1.249cm" svg:x="2.073cm" svg:y="1.19cm" presentation:class="title" presentation:user-transformed="true">
          <draw:text-box>
            <text:p>Test modules</text:p>
          </draw:text-box>
        </draw:frame>
        <draw:frame presentation:style-name="pr2" draw:layer="layout" svg:width="23.34cm" svg:height="11.049cm" svg:x="2.073cm" svg:y="3.76cm" presentation:class="outline">
          <draw:text-box>
            <text:list text:style-name="L2">
              <text:list-header>
                <text:p text:style-name="P17"><text:span text:style-name="T3">Different tasks are implemented in different modules</text:span></text:p>
                <text:list>
                  <text:list-item>
                    <text:p><text:span text:style-name="T3">test strategies, test script writers, test drivers and test coverage. </text:span></text:p>
                  </text:list-item>
                  <text:list-item>
                    <text:p><text:span text:style-name="T3">all of them can call test oracles.</text:span></text:p>
                  </text:list-item>
                </text:list>
                <text:p text:style-name="P17"><text:span text:style-name="T3">This separation of concerns</text:span></text:p>
                <text:list>
                  <text:list-item text:start-value="1">
                    <text:p><text:span text:style-name="T3">makes test modules easier to understand, to develop and to reuse, </text:span></text:p>
                  </text:list-item>
                  <text:list-item>
                    <text:p><text:span text:style-name="T3">allows assigning the tasks to different test developers, </text:span></text:p>
                  </text:list-item>
                  <text:list-item>
                    <text:p><text:span text:style-name="T3">reduces new developer learning curve through specialization.</text:span></text:p>
                  </text:list-item>
                </text:list>
              </text:list-header>
            </text:list>
          </draw:text-box>
        </draw:frame>
        <presentation:notes draw:style-name="dp2">
          <draw:page-thumbnail draw:style-name="gr1" draw:layer="layout" svg:width="10.561cm" svg:height="7.313cm" svg:x="9.061cm" svg:y="1.521cm" draw:page-number="10" presentation:class="page"/>
          <draw:frame presentation:style-name="pr3" draw:layer="layout" svg:width="20.62cm" svg:height="8.843cm" svg:x="3.863cm" svg:y="9.441cm" presentation:class="notes" presentation:placeholder="true">
            <draw:text-box/>
          </draw:frame>
        </presentation:notes>
      </draw:page>
      <draw:page draw:name="Test modules can be independently changed" draw:style-name="dp3" draw:master-page-name="Standard" presentation:presentation-page-layout-name="AL1T1">
        <draw:frame presentation:style-name="pr4" draw:text-style-name="P3" draw:layer="layout" svg:width="23.34cm" svg:height="1.249cm" svg:x="2.073cm" svg:y="1.19cm" presentation:class="title" presentation:user-transformed="true">
          <draw:text-box>
            <text:list text:style-name="L5">
              <text:list-header>
                <text:p text:style-name="P6"><text:span text:style-name="T3">Test modules can be independently changed</text:span></text:p>
              </text:list-header>
            </text:list>
          </draw:text-box>
        </draw:frame>
        <draw:frame presentation:style-name="pr15" draw:text-style-name="P3" draw:layer="layout" svg:width="23.34cm" svg:height="11.607cm" svg:x="2.073cm" svg:y="3.656cm" presentation:class="outline" presentation:user-transformed="true">
          <draw:text-box>
            <text:list text:style-name="L8">
              <text:list-item>
                <text:list>
                  <text:list-item>
                    <text:p text:style-name="P20"><text:span text:style-name="T3">Different test strategies can be developed for testing of different system aspects. </text:span></text:p>
                  </text:list-item>
                  <text:list-item>
                    <text:p text:style-name="P20"><text:span text:style-name="T3">For instance it is possible to have a small amount of test cases, with a high coverage of the requirements, available quickly. During the bug fixing of the found errors the strategies can be extended.</text:span></text:p>
                  </text:list-item>
                  <text:list-item>
                    <text:p text:style-name="P4"><text:span text:style-name="T3">Different test coverage goals can be defined e.g. for smoke tests, exploration tests, regression tests etc.</text:span></text:p>
                  </text:list-item>
                  <text:list-item>
                    <text:p text:style-name="P4"><text:span text:style-name="T3">Different test script writers can be used for generating scripts for different script languages as well as for different test drivers.</text:span></text:p>
                  </text:list-item>
                  <text:list-item>
                    <text:p text:style-name="P4"><text:span text:style-name="T3">Different test oracles can be used for testing of different products / product variations.</text:span></text:p>
                  </text:list-item>
                </text:list>
              </text:list-item>
            </text:list>
          </draw:text-box>
        </draw:frame>
        <presentation:notes draw:style-name="dp2">
          <draw:page-thumbnail draw:style-name="gr1" draw:layer="layout" svg:width="10.561cm" svg:height="7.312cm" svg:x="9.062cm" svg:y="1.521cm" draw:page-number="11" presentation:class="page"/>
          <draw:frame presentation:style-name="pr6" draw:text-style-name="P2" draw:layer="layout" svg:width="20.62cm" svg:height="8.844cm" svg:x="3.863cm" svg:y="9.441cm" presentation:class="notes" presentation:placeholder="true">
            <draw:text-box/>
          </draw:frame>
        </presentation:notes>
      </draw:page>
      <draw:page draw:name="Test development should be similar to software development" draw:style-name="dp3" draw:master-page-name="Standard" presentation:presentation-page-layout-name="AL1T1">
        <draw:frame presentation:style-name="pr16" draw:text-style-name="P3" draw:layer="layout" svg:width="24.187cm" svg:height="1.249cm" svg:x="2.072cm" svg:y="1.19cm" presentation:class="title" presentation:user-transformed="true">
          <draw:text-box>
            <text:list text:style-name="L5">
              <text:list-header>
                <text:p text:style-name="P6"><text:span text:style-name="T3">Testing becomes more alike to software development</text:span></text:p>
              </text:list-header>
            </text:list>
          </draw:text-box>
        </draw:frame>
        <draw:custom-shape draw:style-name="gr12" draw:text-style-name="P16" draw:layer="layout" svg:width="22.974cm" svg:height="0.721cm" svg:x="2.386cm" svg:y="3.055cm">
          <text:list text:style-name="L5">
            <text:list-header>
              <text:p text:style-name="P15"><text:span text:style-name="T9">System Requirements Specification</text:span></text:p>
            </text:list-header>
          </text:list>
          <draw:enhanced-geometry svg:viewBox="0 0 21600 21600" draw:type="rectangle" draw:enhanced-path="M 0 0 L 21600 0 21600 21600 0 21600 0 0 Z N"/>
        </draw:custom-shape>
        <draw:custom-shape draw:name="Rectangle 33" draw:style-name="gr13" draw:text-style-name="P22" draw:layer="layout" svg:width="16.862cm" svg:height="0.909cm" svg:x="2.386cm" svg:y="12.197cm">
          <text:list text:style-name="L5">
            <text:list-header>
              <text:p text:style-name="P21"><text:span text:style-name="T9">Test Runner</text:span></text:p>
            </text:list-header>
          </text:list>
          <draw:enhanced-geometry svg:viewBox="0 0 21600 21600" draw:type="rectangle" draw:enhanced-path="M 0 0 L 21600 0 21600 21600 0 21600 0 0 Z N"/>
        </draw:custom-shape>
        <draw:custom-shape draw:name="Rectangle 33" draw:style-name="gr14" draw:text-style-name="P22" draw:layer="layout" svg:width="16.862cm" svg:height="0.909cm" svg:x="2.386cm" svg:y="14.014cm">
          <text:list text:style-name="L5">
            <text:list-header>
              <text:p text:style-name="P21"><text:span text:style-name="T9">Test Logs / Test Run Coverage</text:span></text:p>
            </text:list-header>
          </text:list>
          <draw:enhanced-geometry svg:viewBox="0 0 21600 21600" draw:type="rectangle" draw:enhanced-path="M 0 0 L 21600 0 21600 21600 0 21600 0 0 Z N"/>
        </draw:custom-shape>
        <draw:custom-shape draw:name="AutoShape 35" draw:style-name="gr15" draw:text-style-name="P23" draw:layer="layout" svg:width="0.904cm" svg:height="0.718cm" draw:transform="rotate (-1.5707963267949) translate (12.951cm 13.106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3" draw:layer="layout" svg:width="10.746cm" svg:height="4.718cm" svg:x="2.386cm" svg:y="4.692cm">
            <text:p/>
            <draw:enhanced-geometry svg:viewBox="0 0 21600 21600" draw:type="rectangle" draw:enhanced-path="M 0 0 L 21600 0 21600 21600 0 21600 0 0 Z N"/>
          </draw:custom-shape>
          <draw:custom-shape draw:name="AutoShape 35" draw:style-name="gr15" draw:text-style-name="P23" draw:layer="layout" svg:width="0.904cm" svg:height="0.724cm" draw:transform="rotate (-1.5707963267949) translate (8.11cm 9.41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3" draw:layer="layout" svg:width="10.746cm" svg:height="0.908cm" svg:x="2.386cm" svg:y="10.319cm">
            <text:list text:style-name="L5">
              <text:list-header>
                <text:p text:style-name="P15"><text:span text:style-name="T9">Product = Test Target</text:span></text:p>
              </text:list-header>
            </text:list>
            <draw:enhanced-geometry svg:viewBox="0 0 21600 21600" draw:type="rectangle" draw:enhanced-path="M 0 0 L 21600 0 21600 21600 0 21600 0 0 Z N"/>
          </draw:custom-shape>
          <draw:custom-shape draw:name="AutoShape 35" draw:style-name="gr15" draw:text-style-name="P23" draw:layer="layout" svg:width="0.904cm" svg:height="0.718cm" draw:transform="rotate (-1.5707963267949) translate (7.924cm 3.788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35" draw:style-name="gr15" draw:text-style-name="P23" draw:layer="layout" svg:width="0.904cm" svg:height="0.724cm" draw:transform="rotate (-1.5707963267949) translate (8.11cm 11.227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4" draw:layer="layout" svg:width="5.874cm" svg:height="0.721cm" svg:x="6.289cm" svg:y="4.939cm">
            <text:list text:style-name="L5">
              <text:list-header>
                <text:p text:style-name="P15"><text:span text:style-name="T9">Software Development</text:span></text:p>
              </text:list-header>
            </text:list>
            <draw:enhanced-geometry svg:viewBox="0 0 21600 21600" draw:type="mso-spt202" draw:enhanced-path="M 0 0 L 21600 0 21600 21600 0 21600 0 0 Z N"/>
          </draw:custom-shape>
          <draw:custom-shape draw:name="Rectangle 5" draw:style-name="gr19" draw:text-style-name="P3" draw:layer="layout" svg:width="6.857cm" svg:height="0.909cm" svg:x="4.344cm" svg:y="6.147cm">
            <text:list text:style-name="L5">
              <text:list-header>
                <text:p text:style-name="P15"><text:span text:style-name="T9">Software Modules</text:span></text:p>
              </text:list-header>
            </text:list>
            <draw:enhanced-geometry svg:viewBox="0 0 21600 21600" draw:type="rectangle" draw:enhanced-path="M 0 0 L 21600 0 21600 21600 0 21600 0 0 Z N"/>
          </draw:custom-shape>
          <draw:custom-shape draw:name="Rectangle 6" draw:style-name="gr13" draw:text-style-name="P3" draw:layer="layout" svg:width="6.857cm" svg:height="0.899cm" svg:x="4.344cm" svg:y="7.779cm">
            <text:list text:style-name="L5">
              <text:list-header>
                <text:p text:style-name="P21"><text:span text:style-name="T9">Compiler</text:span></text:p>
              </text:list-header>
            </text:list>
            <draw:enhanced-geometry svg:viewBox="0 0 21600 21600" draw:type="rectangle" draw:enhanced-path="M 0 0 L 21600 0 21600 21600 0 21600 0 0 Z N"/>
          </draw:custom-shape>
          <draw:custom-shape draw:name="AutoShape 35" draw:style-name="gr15" draw:text-style-name="P23" draw:layer="layout" svg:width="0.701cm" svg:height="0.723cm" draw:transform="rotate (-1.5707963267949) translate (7.844cm 7.051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20" draw:text-style-name="P3" draw:layer="layout" svg:width="5.785cm" svg:height="4.352cm" svg:x="21.189cm" svg:y="11.83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1" draw:text-style-name="P3" draw:layer="layout" svg:width="3.937cm" svg:height="0.635cm" svg:x="22.321cm" svg:y="14.195cm">
            <text:list text:style-name="L5">
              <text:list-header>
                <text:p text:style-name="P15"><text:span text:style-name="T9">tools</text:span></text:p>
              </text:list-header>
            </text:list>
            <draw:enhanced-geometry svg:viewBox="0 0 21600 21600" draw:type="rectangle" draw:enhanced-path="M 0 0 L 21600 0 21600 21600 0 21600 0 0 Z N"/>
          </draw:custom-shape>
          <draw:custom-shape draw:name="Rectangle 33" draw:style-name="gr14" draw:text-style-name="P3" draw:layer="layout" svg:width="3.937cm" svg:height="0.64cm" svg:x="22.321cm" svg:y="15.099cm">
            <text:list text:style-name="L5">
              <text:list-header>
                <text:p text:style-name="P21"><text:span text:style-name="T9">generated </text:span></text:p>
              </text:list-header>
            </text:list>
            <draw:enhanced-geometry svg:viewBox="0 0 21600 21600" draw:type="rectangle" draw:enhanced-path="M 0 0 L 21600 0 21600 21600 0 21600 0 0 Z N"/>
          </draw:custom-shape>
          <draw:custom-shape draw:name="Rectangle 52" draw:style-name="gr19" draw:text-style-name="P3" draw:layer="layout" svg:width="3.937cm" svg:height="0.635cm" svg:x="22.321cm" svg:y="13.287cm">
            <text:list text:style-name="L5">
              <text:list-header>
                <text:p text:style-name="P15"><text:span text:style-name="T9">input</text:span></text:p>
              </text:list-header>
            </text:list>
            <draw:enhanced-geometry svg:viewBox="0 0 21600 21600" draw:type="rectangle" draw:enhanced-path="M 0 0 L 21600 0 21600 21600 0 21600 0 0 Z N"/>
          </draw:custom-shape>
          <draw:custom-shape draw:name="Rectangle 52" draw:style-name="gr22" draw:text-style-name="P24" draw:layer="layout" svg:width="2.339cm" svg:height="0.955cm" svg:x="21.884cm" svg:y="12.406cm">
            <text:list text:style-name="L5">
              <text:list-header>
                <text:p text:style-name="P15"><text:span text:style-name="T9">Legend</text:span></text:p>
              </text:list-header>
            </text:list>
            <draw:enhanced-geometry svg:viewBox="0 0 21600 21600" draw:type="rectangle" draw:enhanced-path="M 0 0 L 21600 0 21600 21600 0 21600 0 0 Z N"/>
          </draw:custom-shape>
        </draw:g>
        <draw:custom-shape draw:name="AutoShape 35" draw:style-name="gr15" draw:text-style-name="P23" draw:layer="layout" svg:width="0.904cm" svg:height="0.719cm" draw:transform="rotate (-1.5707963267949) translate (17.122cm 9.415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35" draw:style-name="gr15" draw:text-style-name="P23" draw:layer="layout" svg:width="1.084cm" svg:height="0.719cm" draw:transform="rotate (-1.5707963267949) translate (22.908cm 9.23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3" draw:layer="layout" svg:width="11.487cm" svg:height="4.718cm" svg:x="13.926cm" svg:y="4.692cm">
          <text:p/>
          <draw:enhanced-geometry svg:viewBox="0 0 21600 21600" draw:type="rectangle" draw:enhanced-path="M 0 0 L 21600 0 21600 21600 0 21600 0 0 Z N"/>
        </draw:custom-shape>
        <draw:custom-shape draw:name="Rectangle 33" draw:style-name="gr14" draw:text-style-name="P22" draw:layer="layout" svg:width="5.556cm" svg:height="0.908cm" svg:x="19.857cm" svg:y="10.319cm">
          <text:list text:style-name="L5">
            <text:list-header>
              <text:p text:style-name="P21"><text:span text:style-name="T9">Test Coverage </text:span></text:p>
            </text:list-header>
          </text:list>
          <draw:enhanced-geometry svg:viewBox="0 0 21600 21600" draw:type="rectangle" draw:enhanced-path="M 0 0 L 21600 0 21600 21600 0 21600 0 0 Z N"/>
        </draw:custom-shape>
        <draw:custom-shape draw:name="Rectangle 6" draw:style-name="gr13" draw:text-style-name="P22" draw:layer="layout" svg:width="6.858cm" svg:height="0.899cm" svg:x="16.051cm" svg:y="7.779cm">
          <text:list text:style-name="L5">
            <text:list-header>
              <text:p text:style-name="P21"><text:span text:style-name="T9">Test Generation Engine</text:span></text:p>
            </text:list-header>
          </text:list>
          <draw:enhanced-geometry svg:viewBox="0 0 21600 21600" draw:type="rectangle" draw:enhanced-path="M 0 0 L 21600 0 21600 21600 0 21600 0 0 Z N"/>
        </draw:custom-shape>
        <draw:custom-shape draw:name="Rectangle 33" draw:style-name="gr14" draw:text-style-name="P22" draw:layer="layout" svg:width="5.375cm" svg:height="0.908cm" svg:x="13.926cm" svg:y="10.319cm">
          <text:list text:style-name="L5">
            <text:list-header>
              <text:p text:style-name="P21"><text:span text:style-name="T9">Test Scripts</text:span></text:p>
            </text:list-header>
          </text:list>
          <draw:enhanced-geometry svg:viewBox="0 0 21600 21600" draw:type="rectangle" draw:enhanced-path="M 0 0 L 21600 0 21600 21600 0 21600 0 0 Z N"/>
        </draw:custom-shape>
        <draw:custom-shape draw:style-name="gr24" draw:text-style-name="P26" draw:layer="layout" svg:width="4.608cm" svg:height="0.721cm" svg:x="19.478cm" svg:y="4.939cm">
          <text:list text:style-name="L5">
            <text:list-header>
              <text:p text:style-name="P25"><text:span text:style-name="T9">Test Development</text:span></text:p>
            </text:list-header>
          </text:list>
          <draw:enhanced-geometry svg:viewBox="0 0 21600 21600" draw:type="mso-spt202" draw:enhanced-path="M 0 0 L 21600 0 21600 21600 0 21600 0 0 Z N"/>
        </draw:custom-shape>
        <draw:custom-shape draw:name="AutoShape 35" draw:style-name="gr15" draw:text-style-name="P23" draw:layer="layout" svg:width="0.904cm" svg:height="0.719cm" draw:transform="rotate (-1.5707963267949) translate (20.2cm 3.788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35" draw:style-name="gr15" draw:text-style-name="P23" draw:layer="layout" svg:width="0.904cm" svg:height="0.719cm" draw:transform="rotate (-1.5707963267949) translate (17.122cm 11.227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5" draw:style-name="gr19" draw:text-style-name="P16" draw:layer="layout" svg:width="6.858cm" svg:height="0.909cm" svg:x="16.051cm" svg:y="6.147cm">
          <text:list text:style-name="L5">
            <text:list-header>
              <text:p text:style-name="P15"><text:span text:style-name="T9">Test Modules</text:span></text:p>
            </text:list-header>
          </text:list>
          <draw:enhanced-geometry svg:viewBox="0 0 21600 21600" draw:type="rectangle" draw:enhanced-path="M 0 0 L 21600 0 21600 21600 0 21600 0 0 Z N"/>
        </draw:custom-shape>
        <draw:custom-shape draw:name="AutoShape 35" draw:style-name="gr15" draw:text-style-name="P23" draw:layer="layout" svg:width="0.701cm" svg:height="0.723cm" draw:transform="rotate (-1.5707963267949) translate (19.552cm 7.042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0.565cm" svg:height="7.316cm" svg:x="9.058cm" svg:y="1.521cm" draw:page-number="12" presentation:class="page"/>
          <draw:frame presentation:style-name="pr8" draw:text-style-name="P2" draw:layer="layout" svg:width="20.616cm" svg:height="8.839cm" svg:x="3.867cm" svg:y="9.44cm" presentation:class="notes" presentation:placeholder="true">
            <draw:text-box/>
          </draw:frame>
        </presentation:notes>
      </draw:page>
      <draw:page draw:name="Test modules elaborated : Test Strategies" draw:style-name="dp3" draw:master-page-name="Standard" presentation:presentation-page-layout-name="AL1T1">
        <draw:frame presentation:style-name="pr4" draw:text-style-name="P3" draw:layer="layout" svg:width="23.34cm" svg:height="1.249cm" svg:x="2.073cm" svg:y="10.393cm" presentation:class="title" presentation:user-transformed="true">
          <draw:text-box>
            <text:list text:style-name="L5">
              <text:list-header>
                <text:p text:style-name="P6"><text:span text:style-name="T3">Test Strategies as Rule Sets</text:span></text:p>
              </text:list-header>
            </text:list>
          </draw:text-box>
        </draw:frame>
        <presentation:notes draw:style-name="dp2">
          <draw:page-thumbnail draw:style-name="gr1" draw:layer="layout" svg:width="10.561cm" svg:height="7.312cm" svg:x="9.062cm" svg:y="1.521cm" draw:page-number="13" presentation:class="page"/>
          <draw:frame presentation:style-name="pr6" draw:layer="layout" svg:width="20.62cm" svg:height="8.844cm" svg:x="3.863cm" svg:y="9.441cm" presentation:class="notes" presentation:placeholder="true">
            <draw:text-box/>
          </draw:frame>
        </presentation:notes>
      </draw:page>
      <draw:page draw:name="Strategy modules" draw:style-name="dp3" draw:master-page-name="Standard" presentation:presentation-page-layout-name="AL1T1">
        <draw:frame presentation:style-name="pr4" draw:text-style-name="P3" draw:layer="layout" svg:width="23.34cm" svg:height="1.249cm" svg:x="2.073cm" svg:y="1.19cm" presentation:class="title" presentation:user-transformed="true">
          <draw:text-box>
            <text:list text:style-name="L5">
              <text:list-header>
                <text:p text:style-name="P6"><text:span text:style-name="T10">Strategies</text:span></text:p>
              </text:list-header>
            </text:list>
          </draw:text-box>
        </draw:frame>
        <draw:frame presentation:style-name="pr17" draw:text-style-name="P3" draw:layer="layout" svg:width="23.34cm" svg:height="11.846cm" svg:x="2.073cm" svg:y="3.76cm" presentation:class="outline" presentation:user-transformed="true">
          <draw:text-box>
            <text:list text:style-name="L2">
              <text:list-header>
                <text:p text:style-name="P27"><text:span text:style-name="T3">Strategies describe define an exploration of test case property space which defines a a maximum set of considered <text:s/>test cases.</text:span></text:p>
                <text:p text:style-name="P27"><text:span text:style-name="T3">For describing test strategy we use sets of rules describing dependencies between sets of test property values. The rules are written in strategy DSL and processed by test generator engine.</text:span></text:p>
              </text:list-header>
            </text:list>
          </draw:text-box>
        </draw:frame>
        <presentation:notes draw:style-name="dp2">
          <draw:page-thumbnail draw:style-name="gr1" draw:layer="layout" svg:width="10.561cm" svg:height="7.312cm" svg:x="9.062cm" svg:y="1.521cm" draw:page-number="14" presentation:class="page"/>
          <draw:frame presentation:style-name="pr6" draw:layer="layout" svg:width="20.62cm" svg:height="8.844cm" svg:x="3.863cm" svg:y="9.441cm" presentation:class="notes" presentation:placeholder="true">
            <draw:text-box/>
          </draw:frame>
        </presentation:notes>
      </draw:page>
      <draw:page draw:name="Iteration rules." draw:style-name="dp3" draw:master-page-name="Standard" presentation:presentation-page-layout-name="AL1T1">
        <draw:frame presentation:style-name="pr4" draw:text-style-name="P3" draw:layer="layout" svg:width="23.34cm" svg:height="1.249cm" svg:x="2.073cm" svg:y="1.19cm" presentation:class="title" presentation:user-transformed="true">
          <draw:text-box>
            <text:list text:style-name="L5">
              <text:list-header>
                <text:p text:style-name="P6"><text:span text:style-name="T3">Iteration rules.</text:span></text:p>
              </text:list-header>
            </text:list>
          </draw:text-box>
        </draw:frame>
        <draw:frame presentation:style-name="pr17" draw:text-style-name="P3" draw:layer="layout" svg:width="23.34cm" svg:height="11.846cm" svg:x="2.073cm" svg:y="3.76cm" presentation:class="outline" presentation:user-transformed="true">
          <draw:text-box>
            <text:list text:style-name="L2">
              <text:list-header>
                <text:p text:style-name="P4"><text:span text:style-name="T3">There are two kinds or the strategy rules:</text:span></text:p>
                <text:p text:style-name="P4"><text:span text:style-name="T11">Iteration rules</text:span><text:span text:style-name="T3"> defines iterations over property values. </text:span></text:p>
                <text:p text:style-name="P28"><text:span text:style-name="T3">They are evaluated when some another property is assigned by another iteration rule (so-called </text:span><text:span text:style-name="T11">forward chaining</text:span><text:span text:style-name="T3">).</text:span></text:p>
                <text:p text:style-name="P4"><text:span text:style-name="T12">Each iteration rule contains three parts: </text:span></text:p>
              </text:list-header>
            </text:list>
            <text:list text:style-name="L8">
              <text:list-item>
                <text:list>
                  <text:list-item>
                    <text:p text:style-name="P20"><text:span text:style-name="T12">the WHEN-part describes when the rule is triggered, </text:span></text:p>
                  </text:list-item>
                  <text:list-item>
                    <text:p text:style-name="P20"><text:span text:style-name="T12">the optional IF-part describes an additional condition, and </text:span></text:p>
                  </text:list-item>
                  <text:list-item>
                    <text:p text:style-name="P20"><text:span text:style-name="T12">the THEN-part describes the action setting the list of property values and sometimes adding new rules to the set.</text:span></text:p>
                  </text:list-item>
                </text:list>
              </text:list-item>
            </text:list>
          </draw:text-box>
        </draw:frame>
        <presentation:notes draw:style-name="dp2">
          <draw:page-thumbnail draw:style-name="gr1" draw:layer="layout" svg:width="10.561cm" svg:height="7.312cm" svg:x="9.062cm" svg:y="1.521cm" draw:page-number="15" presentation:class="page"/>
          <draw:frame presentation:style-name="pr6" draw:layer="layout" svg:width="20.62cm" svg:height="8.844cm" svg:x="3.863cm" svg:y="9.441cm" presentation:class="notes" presentation:placeholder="true">
            <draw:text-box/>
          </draw:frame>
        </presentation:notes>
      </draw:page>
      <draw:page draw:name="Default rules. Rules with extra conditions" draw:style-name="dp3" draw:master-page-name="Standard" presentation:presentation-page-layout-name="AL1T1">
        <draw:frame presentation:style-name="pr18" draw:text-style-name="P3" draw:layer="layout" svg:width="23.636cm" svg:height="10.501cm" svg:x="2.456cm" svg:y="3.488cm" presentation:class="outline" presentation:user-transformed="true">
          <draw:text-box>
            <text:list text:style-name="L2">
              <text:list-header>
                <text:p text:style-name="P29"><text:span text:style-name="T11">Default rules</text:span><text:span text:style-name="T3"> assign one value to a property not assigned by the iteration rules. They are evaluated if its target property value was requested by another rule or by the test generation algorithm (so-called </text:span><text:span text:style-name="T11">backward chaining</text:span><text:span text:style-name="T3">).</text:span></text:p>
                <text:p text:style-name="P29"><text:span text:style-name="T3">They can contain only an optional IF - part with a condition and a THEN - part describing an action. Default rules are not designed for producing iterations, they always assign single values.</text:span></text:p>
                <text:p text:style-name="P29"><text:span text:style-name="T3"/></text:p>
              </text:list-header>
            </text:list>
          </draw:text-box>
        </draw:frame>
        <draw:frame presentation:style-name="pr4" draw:text-style-name="P3" draw:layer="layout" svg:width="23.34cm" svg:height="1.249cm" svg:x="2.073cm" svg:y="1.19cm" presentation:class="title" presentation:user-transformed="true">
          <draw:text-box>
            <text:list text:style-name="L5">
              <text:list-header>
                <text:p text:style-name="P6"><text:span text:style-name="T3">Default rules. Rules with extra conditions</text:span></text:p>
              </text:list-header>
            </text:list>
          </draw:text-box>
        </draw:frame>
        <presentation:notes draw:style-name="dp2">
          <draw:page-thumbnail draw:style-name="gr1" draw:layer="layout" svg:width="10.565cm" svg:height="7.316cm" svg:x="9.058cm" svg:y="1.521cm" draw:page-number="16" presentation:class="page"/>
          <draw:frame presentation:style-name="pr8" draw:layer="layout" svg:width="20.616cm" svg:height="8.839cm" svg:x="3.867cm" svg:y="9.44cm" presentation:class="notes" presentation:placeholder="true">
            <draw:text-box/>
          </draw:frame>
        </presentation:notes>
      </draw:page>
      <draw:page draw:name="Rule Stacks"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3">Rule Stacks</text:span></text:p>
              </text:list-header>
            </text:list>
          </draw:text-box>
        </draw:frame>
        <draw:frame presentation:style-name="pr17" draw:text-style-name="P3" draw:layer="layout" svg:width="24.31cm" svg:height="12.281cm" svg:x="2.073cm" svg:y="3.76cm" presentation:class="outline" presentation:user-transformed="true">
          <draw:text-box>
            <text:list text:style-name="L2">
              <text:list-header>
                <text:p text:style-name="P30"><text:span text:style-name="T3">Iteration rules with the same properties in the WHEN part and the same target property build a so-called rule stack. They are processed in the opposite order to their definition. There are also rule stacks with default rules.</text:span></text:p>
                <text:p text:style-name="P30"><text:span text:style-name="T3">If some rule with empty condition or with satisfied condition was found, no other rules from the stack are executed. <text:s/></text:span></text:p>
                <text:p text:style-name="P30"><text:span text:style-name="T3">Rule sets must be self-consistent: if a property has already been assigned, no other iteration rule may try to reassign it.</text:span></text:p>
                <text:p text:style-name="P30"><text:span text:style-name="T3">Rules added to the stack later can override previously defined rules. <text:s/>This can be used to define strategy variations overloading some default strategy. <text:s text:c="2"/>For example there can be some common and product dependent subsets for testing of a product line.</text:span></text:p>
                <text:p text:style-name="P30"><text:span text:style-name="T3"/></text:p>
              </text:list-header>
            </text:list>
          </draw:text-box>
        </draw:frame>
        <presentation:notes draw:style-name="dp2">
          <draw:page-thumbnail draw:style-name="gr1" draw:layer="layout" svg:width="10.561cm" svg:height="7.312cm" svg:x="9.062cm" svg:y="1.521cm" draw:page-number="17" presentation:class="page"/>
          <draw:frame presentation:style-name="pr6" draw:layer="layout" svg:width="20.62cm" svg:height="8.844cm" svg:x="3.863cm" svg:y="9.441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frame presentation:style-name="pr1" draw:layer="layout" svg:width="23.34cm" svg:height="1.249cm" svg:x="2.073cm" svg:y="1.19cm" presentation:class="title" presentation:user-transformed="true">
          <draw:text-box>
            <text:p>Demo</text:p>
          </draw:text-box>
        </draw:frame>
        <draw:frame presentation:style-name="pr2" draw:layer="layout" svg:width="23.34cm" svg:height="11.049cm" svg:x="2.073cm" svg:y="3.76cm" presentation:class="outline" presentation:user-transformed="true">
          <draw:text-box>
            <text:list text:style-name="L2">
              <text:list-item>
                <text:p>TestGenerationDSLSyntax</text:p>
              </text:list-item>
            </text:list>
          </draw:text-box>
        </draw:frame>
        <presentation:notes draw:style-name="dp2">
          <draw:page-thumbnail draw:style-name="gr1" draw:layer="layout" svg:width="10.561cm" svg:height="7.313cm" svg:x="9.061cm" svg:y="1.521cm" draw:page-number="18" presentation:class="page"/>
          <draw:frame presentation:style-name="pr3" draw:text-style-name="P2" draw:layer="layout" svg:width="20.62cm" svg:height="8.843cm" svg:x="3.863cm" svg:y="9.441cm" presentation:class="notes" presentation:placeholder="true">
            <draw:text-box/>
          </draw:frame>
        </presentation:notes>
      </draw:page>
      <draw:page draw:name="Test modules elaborated : Test Writers" draw:style-name="dp3" draw:master-page-name="Standard" presentation:presentation-page-layout-name="AL1T1">
        <office:forms form:automatic-focus="false" form:apply-design-mode="false"/>
        <draw:frame presentation:style-name="pr4" draw:text-style-name="P3" draw:layer="layout" svg:width="23.34cm" svg:height="1.249cm" svg:x="2.073cm" svg:y="10.393cm" presentation:class="title" presentation:user-transformed="true">
          <draw:text-box>
            <text:list text:style-name="L5">
              <text:list-header>
                <text:p text:style-name="P6"><text:span text:style-name="T3">Test Script Writers and Test Drivers</text:span></text:p>
              </text:list-header>
            </text:list>
          </draw:text-box>
        </draw:frame>
        <presentation:notes draw:style-name="dp2">
          <draw:page-thumbnail draw:style-name="gr1" draw:layer="layout" svg:width="10.561cm" svg:height="7.312cm" svg:x="9.062cm" svg:y="1.521cm" draw:page-number="19" presentation:class="page"/>
          <draw:frame presentation:style-name="pr6" draw:text-style-name="P2" draw:layer="layout" svg:width="20.62cm" svg:height="8.844cm" svg:x="3.863cm" svg:y="9.441cm" presentation:class="notes" presentation:placeholder="true">
            <draw:text-box/>
          </draw:frame>
        </presentation:notes>
      </draw:page>
      <draw:page draw:name="page20" draw:style-name="dp1" draw:master-page-name="Standard" presentation:presentation-page-layout-name="AL1T1">
        <office:forms form:automatic-focus="false" form:apply-design-mode="false"/>
        <draw:frame presentation:style-name="pr19" draw:layer="layout" svg:width="23.336cm" svg:height="1.244cm" svg:x="2.073cm" svg:y="1.189cm" presentation:class="title" presentation:user-transformed="true">
          <draw:text-box>
            <text:p>Generic test script writer</text:p>
          </draw:text-box>
        </draw:frame>
        <draw:frame presentation:style-name="pr20" draw:layer="layout" svg:width="24.25cm" svg:height="12.25cm" svg:x="2.073cm" svg:y="3.76cm" presentation:class="outline" presentation:user-transformed="true">
          <draw:text-box>
            <text:list text:style-name="L2">
              <text:list-item>
                <text:p>Using some conventions it is possible to implement strategy independent script writers which can generate test scripts for any strategy.</text:p>
              </text:list-item>
              <text:list-item>
                <text:p>It should</text:p>
                <text:list>
                  <text:list-item>
                    <text:p>Use <text:s/>values of all iterated properties in test case names</text:p>
                  </text:list-item>
                  <text:list-item>
                    <text:p>Convert values of properties $pre, $foc, $veri, $post to syntactically valid method names</text:p>
                  </text:list-item>
                  <text:list-item>
                    <text:p><text:s/>Use values of properties like $foc.x, $foc.y as their parameters</text:p>
                  </text:list-item>
                </text:list>
              </text:list-item>
              <text:list-item>
                <text:p>It can be implemented in any programming language and reused in all projects.</text:p>
              </text:list-item>
              <text:list-item>
                <text:p>The methods called from the test should be separately implemented in a test driver after the test script is generated</text:p>
              </text:list-item>
            </text:list>
          </draw:text-box>
        </draw:frame>
        <presentation:notes draw:style-name="dp2">
          <draw:page-thumbnail draw:style-name="gr1" draw:layer="layout" svg:width="10.557cm" svg:height="7.308cm" svg:x="9.061cm" svg:y="1.52cm" draw:page-number="20" presentation:class="page"/>
          <draw:frame presentation:style-name="pr10" draw:text-style-name="P2" draw:layer="layout" svg:width="20.615cm" svg:height="8.838cm" svg:x="3.862cm" svg:y="9.44cm" presentation:class="notes" presentation:placeholder="true">
            <draw:text-box/>
          </draw:frame>
        </presentation:notes>
      </draw:page>
      <draw:page draw:name="page21" draw:style-name="dp1" draw:master-page-name="Standard" presentation:presentation-page-layout-name="AL1T1">
        <office:forms form:automatic-focus="false" form:apply-design-mode="false"/>
        <draw:frame presentation:style-name="pr1" draw:layer="layout" svg:width="23.34cm" svg:height="1.249cm" svg:x="2.073cm" svg:y="1.19cm" presentation:class="title">
          <draw:text-box>
            <text:p>Properties transformed by Generic Script Writer</text:p>
          </draw:text-box>
        </draw:frame>
        <draw:frame draw:style-name="standard" draw:layer="layout" svg:width="13.227cm" svg:height="10.124cm" svg:x="1.715cm" svg:y="4.67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13">Property</text:span></text:p>
              </table:table-cell>
              <table:table-cell>
                <text:p><text:span text:style-name="T13">Value</text:span></text:p>
              </table:table-cell>
            </table:table-row>
            <table:table-row table:style-name="ro2" table:default-cell-style-name="ce1">
              <table:table-cell>
                <text:p><text:span text:style-name="T14">testname</text:span></text:p>
              </table:table-cell>
              <table:table-cell>
                <text:p><text:span text:style-name="T14">'test case name'</text:span></text:p>
              </table:table-cell>
            </table:table-row>
            <table:table-row table:style-name="ro3" table:default-cell-style-name="ce1">
              <table:table-cell>
                <text:p><text:span text:style-name="T14">precondition1</text:span></text:p>
              </table:table-cell>
              <table:table-cell>
                <text:p><text:span text:style-name="T14">'some test case precondition'</text:span></text:p>
              </table:table-cell>
            </table:table-row>
            <table:table-row table:style-name="ro3" table:default-cell-style-name="ce1">
              <table:table-cell>
                <text:p><text:span text:style-name="T14">precondition2</text:span></text:p>
              </table:table-cell>
              <table:table-cell>
                <text:p><text:span text:style-name="T14">'other test case precondition'</text:span></text:p>
              </table:table-cell>
            </table:table-row>
            <table:table-row table:style-name="ro2" table:default-cell-style-name="ce1">
              <table:table-cell>
                <text:p><text:span text:style-name="T14">focus(x)</text:span></text:p>
              </table:table-cell>
              <table:table-cell>
                <text:p><text:span text:style-name="T14">'test case focus'</text:span></text:p>
              </table:table-cell>
            </table:table-row>
            <table:table-row table:style-name="ro2" table:default-cell-style-name="ce1">
              <table:table-cell>
                <text:p><text:span text:style-name="T14">x</text:span></text:p>
              </table:table-cell>
              <table:table-cell>
                <text:p><text:span text:style-name="T14">0</text:span></text:p>
              </table:table-cell>
            </table:table-row>
            <table:table-row table:style-name="ro2" table:default-cell-style-name="ce1">
              <table:table-cell>
                <text:p><text:span text:style-name="T14">verification1</text:span></text:p>
              </table:table-cell>
              <table:table-cell>
                <text:p><text:span text:style-name="T14">'some verification'</text:span></text:p>
              </table:table-cell>
            </table:table-row>
            <table:table-row table:style-name="ro2" table:default-cell-style-name="ce1">
              <table:table-cell>
                <text:p><text:span text:style-name="T14">postprocessing1</text:span></text:p>
              </table:table-cell>
              <table:table-cell>
                <text:p><text:span text:style-name="T14">'some post processing'</text:span></text:p>
              </table:table-cell>
            </table:table-row>
            <table:table-row table:style-name="ro2" table:default-cell-style-name="ce1">
              <table:table-cell>
                <text:p><text:span text:style-name="T14">[1234]</text:span></text:p>
              </table:table-cell>
              <table:table-cell>
                <text:p><text:span text:style-name="T14">'requirement tested...'</text:span></text:p>
              </table:table-cell>
            </table:table-row>
          </table:table>
          <draw:image xlink:href="Pictures/TablePreview1.svm" xlink:type="simple" xlink:show="embed" xlink:actuate="onLoad"/>
        </draw:frame>
        <draw:custom-shape draw:style-name="gr25" draw:text-style-name="P32" draw:layer="layout" svg:width="10.8cm" svg:height="11.39cm" svg:x="16.216cm" svg:y="3.873cm">
          <text:p text:style-name="P31"><text:span text:style-name="T15">@</text:span><text:span text:style-name="T16">CoveredRequirements(reqs = {</text:span><text:span text:style-name="T17">"1234"</text:span><text:span text:style-name="T16">})</text:span></text:p>
          <text:p text:style-name="P31"><text:span text:style-name="T16">@Test</text:span></text:p>
          <text:p text:style-name="P31"><text:span text:style-name="T18">public</text:span><text:span text:style-name="T16"> </text:span><text:span text:style-name="T18">void</text:span><text:span text:style-name="T16"> testCaseName() {</text:span></text:p>
          <text:p text:style-name="P31"><text:span text:style-name="T16"><text:s text:c="2"/></text:span><text:span text:style-name="T19">// Preconditions</text:span></text:p>
          <text:p text:style-name="P31"><text:span text:style-name="T16"><text:s text:c="2"/></text:span><text:span text:style-name="T16">driver.someTestCasePrecondition();</text:span></text:p>
          <text:p text:style-name="P31"><text:span text:style-name="T16"><text:s text:c="2"/></text:span><text:span text:style-name="T16">driver.otherTestCasePrecondition();</text:span></text:p>
          <text:p text:style-name="P31"><text:span text:style-name="T16"><text:s text:c="2"/></text:span></text:p>
          <text:p text:style-name="P31"><text:span text:style-name="T16"><text:s text:c="2"/></text:span><text:span text:style-name="T19">// Focus</text:span></text:p>
          <text:p text:style-name="P31"><text:span text:style-name="T16"><text:s text:c="2"/></text:span><text:span text:style-name="T16">driver.testCaseFocus(</text:span><text:span text:style-name="T19">/* x = */</text:span><text:span text:style-name="T16"> 0);</text:span></text:p>
          <text:p text:style-name="P31"><text:span text:style-name="T16"><text:s text:c="2"/></text:span></text:p>
          <text:p text:style-name="P31"><text:span text:style-name="T16"><text:s text:c="2"/></text:span><text:span text:style-name="T19">//Verifications</text:span></text:p>
          <text:p text:style-name="P31"><text:span text:style-name="T16"><text:s text:c="2"/></text:span><text:span text:style-name="T16">driver.someVerification();</text:span></text:p>
          <text:p text:style-name="P31"><text:span text:style-name="T16"><text:s text:c="2"/></text:span></text:p>
          <text:p text:style-name="P31"><text:span text:style-name="T16"><text:s text:c="2"/></text:span><text:span text:style-name="T19">// Post processing</text:span></text:p>
          <text:p text:style-name="P31"><text:span text:style-name="T16"><text:s text:c="2"/></text:span><text:span text:style-name="T16">driver.somePostProcessing();</text:span></text:p>
          <text:p text:style-name="P31"><text:span text:style-name="T16">}</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 draw:layer="layout" svg:width="10.561cm" svg:height="7.313cm" svg:x="9.061cm" svg:y="1.521cm" draw:page-number="21" presentation:class="page"/>
          <draw:frame presentation:style-name="pr3" draw:text-style-name="P2" draw:layer="layout" svg:width="20.62cm" svg:height="8.843cm" svg:x="3.863cm" svg:y="9.441cm" presentation:class="notes" presentation:placeholder="true">
            <draw:text-box/>
          </draw:frame>
        </presentation:notes>
      </draw:page>
      <draw:page draw:name="page22" draw:style-name="dp1" draw:master-page-name="Standard" presentation:presentation-page-layout-name="AL1T1">
        <office:forms form:automatic-focus="false" form:apply-design-mode="false"/>
        <draw:frame presentation:style-name="pr1" draw:layer="layout" svg:width="23.34cm" svg:height="1.249cm" svg:x="2.073cm" svg:y="1.19cm" presentation:class="title" presentation:user-transformed="true">
          <draw:text-box>
            <text:p>Demo</text:p>
          </draw:text-box>
        </draw:frame>
        <draw:frame presentation:style-name="pr2" draw:layer="layout" svg:width="12.778cm" svg:height="4.876cm" svg:x="2.476cm" svg:y="4.282cm" presentation:class="outline" presentation:user-transformed="true">
          <draw:text-box>
            <text:list text:style-name="L2">
              <text:list-item>
                <text:p>ParkCalculatorExample</text:p>
                <text:list>
                  <text:list-item>
                    <text:p>"VALET_PARKING"</text:p>
                  </text:list-item>
                  <text:list-item>
                    <text:p>Generated java test code</text:p>
                  </text:list-item>
                  <text:list-item>
                    <text:p>Test driver</text:p>
                  </text:list-item>
                </text:list>
              </text:list-item>
            </text:list>
          </draw:text-box>
        </draw:frame>
        <presentation:notes draw:style-name="dp2">
          <draw:page-thumbnail draw:style-name="gr1" draw:layer="layout" svg:width="10.561cm" svg:height="7.313cm" svg:x="9.061cm" svg:y="1.521cm" draw:page-number="22" presentation:class="page"/>
          <draw:frame presentation:style-name="pr3" draw:text-style-name="P2" draw:layer="layout" svg:width="20.62cm" svg:height="8.843cm" svg:x="3.863cm" svg:y="9.441cm" presentation:class="notes" presentation:placeholder="true">
            <draw:text-box/>
          </draw:frame>
        </presentation:notes>
      </draw:page>
      <draw:page draw:name="Test modules elaborated : SUT Models" draw:style-name="dp3" draw:master-page-name="Standard" presentation:presentation-page-layout-name="AL1T1">
        <office:forms form:automatic-focus="false" form:apply-design-mode="false"/>
        <draw:frame presentation:style-name="pr4" draw:text-style-name="P3" draw:layer="layout" svg:width="23.34cm" svg:height="1.249cm" svg:x="2.073cm" svg:y="10.393cm" presentation:class="title" presentation:user-transformed="true">
          <draw:text-box>
            <text:list text:style-name="L5">
              <text:list-header>
                <text:p text:style-name="P6"><text:span text:style-name="T3">Test Oracles</text:span></text:p>
              </text:list-header>
            </text:list>
          </draw:text-box>
        </draw:frame>
        <presentation:notes draw:style-name="dp2">
          <draw:page-thumbnail draw:style-name="gr1" draw:layer="layout" svg:width="10.561cm" svg:height="7.312cm" svg:x="9.062cm" svg:y="1.521cm" draw:page-number="23" presentation:class="page"/>
          <draw:frame presentation:style-name="pr6" draw:text-style-name="P2" draw:layer="layout" svg:width="20.62cm" svg:height="8.844cm" svg:x="3.863cm" svg:y="9.441cm" presentation:class="notes" presentation:placeholder="true">
            <draw:text-box/>
          </draw:frame>
        </presentation:notes>
      </draw:page>
      <draw:page draw:name="SUT Models"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3">Test oracles simulate SUT behavior</text:span></text:p>
              </text:list-header>
            </text:list>
          </draw:text-box>
        </draw:frame>
        <draw:frame presentation:style-name="pr17" draw:text-style-name="P3" draw:layer="layout" svg:width="23.34cm" svg:height="11.846cm" svg:x="2.073cm" svg:y="3.76cm" presentation:class="outline" presentation:user-transformed="true">
          <draw:text-box>
            <text:list text:style-name="L2">
              <text:list-header>
                <text:p text:style-name="P27"><text:span text:style-name="T3">Test oracles can be used to calculate behavior related values, for instance</text:span></text:p>
              </text:list-header>
            </text:list>
            <text:list text:style-name="L8">
              <text:list-item>
                <text:list>
                  <text:list-item>
                    <text:p text:style-name="P27"><text:span text:style-name="T3">expected results, </text:span></text:p>
                  </text:list-item>
                  <text:list-item>
                    <text:p text:style-name="P27"><text:span text:style-name="T3">statement coverage, path coverage, modified condition / decision coverage, </text:span></text:p>
                  </text:list-item>
                  <text:list-item>
                    <text:p text:style-name="P27"><text:span text:style-name="T3">internal states at given statements for given input parameters and data state before call.</text:span></text:p>
                  </text:list-item>
                </text:list>
              </text:list-item>
            </text:list>
          </draw:text-box>
        </draw:frame>
        <presentation:notes draw:style-name="dp2">
          <draw:page-thumbnail draw:style-name="gr1" draw:layer="layout" svg:width="10.561cm" svg:height="7.312cm" svg:x="9.062cm" svg:y="1.521cm" draw:page-number="24" presentation:class="page"/>
          <draw:frame presentation:style-name="pr6" draw:text-style-name="P2" draw:layer="layout" svg:width="20.62cm" svg:height="8.844cm" svg:x="3.863cm" svg:y="9.441cm" presentation:class="notes" presentation:placeholder="true">
            <draw:text-box/>
          </draw:frame>
        </presentation:notes>
      </draw:page>
      <draw:page draw:name="page25" draw:style-name="dp1" draw:master-page-name="Standard" presentation:presentation-page-layout-name="AL1T1">
        <office:forms form:automatic-focus="false" form:apply-design-mode="false"/>
        <draw:frame presentation:style-name="pr1" draw:layer="layout" svg:width="23.34cm" svg:height="1.249cm" svg:x="2.073cm" svg:y="1.19cm" presentation:class="title" presentation:user-transformed="true">
          <draw:text-box>
            <text:p>Demo</text:p>
          </draw:text-box>
        </draw:frame>
        <draw:frame presentation:style-name="pr2" draw:layer="layout" svg:width="23.34cm" svg:height="11.049cm" svg:x="2.073cm" svg:y="3.76cm" presentation:class="outline" presentation:user-transformed="true">
          <draw:text-box>
            <text:list text:style-name="L2">
              <text:list-item>
                <text:p>ParkCalculatorExample</text:p>
                <text:list>
                  <text:list-item>
                    <text:p>"SHORT_TERM_PARKING", </text:p>
                  </text:list-item>
                  <text:list-item>
                    <text:p>"LONG_TERM_GARAGE_PARKING"</text:p>
                  </text:list-item>
                </text:list>
              </text:list-item>
            </text:list>
          </draw:text-box>
        </draw:frame>
        <presentation:notes draw:style-name="dp2">
          <draw:page-thumbnail draw:style-name="gr1" draw:layer="layout" svg:width="10.561cm" svg:height="7.313cm" svg:x="9.061cm" svg:y="1.521cm" draw:page-number="25" presentation:class="page"/>
          <draw:frame presentation:style-name="pr3" draw:text-style-name="P2" draw:layer="layout" svg:width="20.62cm" svg:height="8.843cm" svg:x="3.863cm" svg:y="9.441cm" presentation:class="notes" presentation:placeholder="true">
            <draw:text-box/>
          </draw:frame>
        </presentation:notes>
      </draw:page>
      <draw:page draw:name="Test modules elaborated : Test Purposes" draw:style-name="dp3" draw:master-page-name="Standard" presentation:presentation-page-layout-name="AL1T1">
        <office:forms form:automatic-focus="false" form:apply-design-mode="false"/>
        <draw:frame presentation:style-name="pr4" draw:text-style-name="P3" draw:layer="layout" svg:width="23.34cm" svg:height="1.249cm" svg:x="2.073cm" svg:y="10.393cm" presentation:class="title" presentation:user-transformed="true">
          <draw:text-box>
            <text:list text:style-name="L5">
              <text:list-header>
                <text:p text:style-name="P6"><text:span text:style-name="T3">Test Selection and Test Coverage Tracking</text:span></text:p>
              </text:list-header>
            </text:list>
          </draw:text-box>
        </draw:frame>
        <presentation:notes draw:style-name="dp2">
          <draw:page-thumbnail draw:style-name="gr1" draw:layer="layout" svg:width="10.561cm" svg:height="7.312cm" svg:x="9.062cm" svg:y="1.521cm" draw:page-number="26" presentation:class="page"/>
          <draw:frame presentation:style-name="pr6" draw:layer="layout" svg:width="20.62cm" svg:height="8.844cm" svg:x="3.863cm" svg:y="9.441cm" presentation:class="notes" presentation:placeholder="true">
            <draw:text-box/>
          </draw:frame>
        </presentation:notes>
      </draw:page>
      <draw:page draw:name="Test purposes"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3">Test selection based on test coverage</text:span></text:p>
              </text:list-header>
            </text:list>
          </draw:text-box>
        </draw:frame>
        <draw:frame presentation:style-name="pr21" draw:text-style-name="P5" draw:layer="layout" svg:width="24.672cm" svg:height="8.68cm" svg:x="1.901cm" svg:y="5.09cm" presentation:class="outline" presentation:user-transformed="true">
          <draw:text-box>
            <text:list text:style-name="L2">
              <text:list-header>
                <text:p text:style-name="P4"><text:span text:style-name="T3">Test selection and test coverage can be expressed as a set of test coverage goals like code coverage or requirement coverage. </text:span></text:p>
                <text:p text:style-name="P4"><text:span text:style-name="T3">Based on the given test goals the generator can decide if test cases should be saved or ignored and generate test suite coverage statistics.</text:span></text:p>
                <text:p text:style-name="P4"><text:span text:style-name="T3">Test goals can be based on values of the test case properties <text:s/>generated by the strategy. Some of them can be calculated by the test oracle e. g. output data coverage, statement coverage, path coverage, state coverage.</text:span></text:p>
              </text:list-header>
              <text:list-item>
                <text:p text:style-name="P4"><text:span text:style-name="T3">Property names can identify requirements making possible test coverage analysis by tracking the relationship between the test cases and the specification.</text:span></text:p>
              </text:list-item>
            </text:list>
          </draw:text-box>
        </draw:frame>
        <presentation:notes draw:style-name="dp2">
          <draw:page-thumbnail draw:style-name="gr1" draw:layer="layout" svg:width="10.565cm" svg:height="7.316cm" svg:x="9.058cm" svg:y="1.521cm" draw:page-number="27" presentation:class="page"/>
          <draw:frame presentation:style-name="pr8" draw:layer="layout" svg:width="20.616cm" svg:height="8.839cm" svg:x="3.867cm" svg:y="9.44cm" presentation:class="notes" presentation:placeholder="true">
            <draw:text-box/>
          </draw:frame>
        </presentation:notes>
      </draw:page>
      <draw:page draw:name="Finite test goal"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3">Finite test goal</text:span></text:p>
              </text:list-header>
            </text:list>
          </draw:text-box>
        </draw:frame>
        <draw:frame presentation:style-name="pr22" draw:text-style-name="P5" draw:layer="layout" svg:width="23.34cm" svg:height="12.493cm" svg:x="2.073cm" svg:y="3.656cm" presentation:class="outline" presentation:user-transformed="true">
          <draw:text-box>
            <text:list text:style-name="L2">
              <text:list-item>
                <text:p><text:span text:style-name="T12">A finite test goal is a check list with limited number of values. It is a check list. Such check lists can include </text:span></text:p>
              </text:list-item>
            </text:list>
            <text:list text:style-name="L8">
              <text:list-item>
                <text:list>
                  <text:list-item>
                    <text:p text:style-name="P20"><text:span text:style-name="T12">all or selected statements within the model code (code coverage), </text:span></text:p>
                  </text:list-item>
                  <text:list-item>
                    <text:p text:style-name="P20"><text:span text:style-name="T12">all or selected requirement IDs,</text:span></text:p>
                  </text:list-item>
                  <text:list-item>
                    <text:p text:style-name="P20"><text:span text:style-name="T12">all possible values or equivalence classes of input parameters, </text:span></text:p>
                  </text:list-item>
                  <text:list-item>
                    <text:p text:style-name="P20"><text:span text:style-name="T12">output values or model interim data, </text:span></text:p>
                  </text:list-item>
                  <text:list-item>
                    <text:p text:style-name="P20"><text:span text:style-name="T12">any combinations between the above data like execution paths in the model,</text:span></text:p>
                  </text:list-item>
                  <text:list-item>
                    <text:p text:style-name="P20"><text:span text:style-name="T12">other model coverage information like modified condition/decision coverage.</text:span></text:p>
                  </text:list-item>
                </text:list>
              </text:list-item>
            </text:list>
            <text:list text:style-name="L2">
              <text:list-header>
                <text:p text:style-name="P4"><text:span text:style-name="T12">So a finite goal can be defined as a pair of the complete check list given as e.g. set of strings and a function from the any data available to the strategy to the values to be compared to the check list values.</text:span></text:p>
              </text:list-header>
            </text:list>
          </draw:text-box>
        </draw:frame>
        <presentation:notes draw:style-name="dp2">
          <draw:page-thumbnail draw:style-name="gr1" draw:layer="layout" svg:width="10.565cm" svg:height="7.316cm" svg:x="9.058cm" svg:y="1.521cm" draw:page-number="28" presentation:class="page"/>
          <draw:frame presentation:style-name="pr8" draw:layer="layout" svg:width="20.616cm" svg:height="8.839cm" svg:x="3.867cm" svg:y="9.44cm" presentation:class="notes" presentation:placeholder="true">
            <draw:text-box/>
          </draw:frame>
        </presentation:notes>
      </draw:page>
      <draw:page draw:name="Infinite test goal"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3">Infinite test goal</text:span></text:p>
              </text:list-header>
            </text:list>
          </draw:text-box>
        </draw:frame>
        <draw:frame presentation:style-name="pr23" draw:text-style-name="P3" draw:layer="layout" svg:width="23.34cm" svg:height="5.435cm" svg:x="2.073cm" svg:y="3.761cm" presentation:class="outline" presentation:user-transformed="true">
          <draw:text-box>
            <text:list text:style-name="L2">
              <text:list-header>
                <text:p text:style-name="P4"><text:span text:style-name="T12">In the infinite goal the number of possible values is unlimited or not known before the test generation. It consists only of the single function of test properties, there is no predefined check list of the results to be covered. </text:span></text:p>
                <text:p text:style-name="P4"><text:span text:style-name="T12">The test is significant for an infinite goal if the function returns a result not returned before, and the check lists is automatically extended when a new value is calculated</text:span><text:span text:style-name="T10"> </text:span></text:p>
              </text:list-header>
            </text:list>
          </draw:text-box>
        </draw:frame>
        <presentation:notes draw:style-name="dp2">
          <draw:page-thumbnail draw:style-name="gr1" draw:layer="layout" svg:width="10.565cm" svg:height="7.316cm" svg:x="9.058cm" svg:y="1.521cm" draw:page-number="29" presentation:class="page"/>
          <draw:frame presentation:style-name="pr8" draw:layer="layout" svg:width="20.616cm" svg:height="8.839cm" svg:x="3.867cm" svg:y="9.44cm" presentation:class="notes" presentation:placeholder="true">
            <draw:text-box/>
          </draw:frame>
        </presentation:notes>
      </draw:page>
      <draw:page draw:name="Test case generation by randomized strategies" draw:style-name="dp3" draw:master-page-name="Standard" presentation:presentation-page-layout-name="AL1T1">
        <office:forms form:automatic-focus="false" form:apply-design-mode="false"/>
        <draw:frame presentation:style-name="pr4" draw:text-style-name="P3" draw:layer="layout" svg:width="23.34cm" svg:height="1.249cm" svg:x="2.073cm" svg:y="1.19cm" presentation:class="title" presentation:user-transformed="true">
          <draw:text-box>
            <text:list text:style-name="L5">
              <text:list-header>
                <text:p text:style-name="P6"><text:span text:style-name="T12">Test case generation by randomized strategies</text:span></text:p>
              </text:list-header>
            </text:list>
          </draw:text-box>
        </draw:frame>
        <draw:frame draw:style-name="gr26" draw:layer="layout" svg:width="24.836cm" svg:height="15.24cm" svg:x="2.073cm" svg:y="1.818cm">
          <text:p/>
          <draw:object xlink:href="./Object 2" xlink:type="simple" xlink:show="embed" xlink:actuate="onLoad"/>
          <draw:image xlink:href="./ObjectReplacements/Object 2" xlink:type="simple" xlink:show="embed" xlink:actuate="onLoad"/>
        </draw:frame>
        <draw:custom-shape draw:style-name="gr27" draw:text-style-name="P3" draw:layer="layout" svg:width="8.71cm" svg:height="3.301cm" svg:x="5.518cm" svg:y="4.819cm">
          <text:list text:style-name="L10">
            <text:list-item>
              <text:list>
                <text:list-header>
                  <text:p text:style-name="P33"><text:span text:style-name="T20">Every "step" is a new test strategy running N times with random values.</text:span></text:p>
                  <text:p text:style-name="P33"><text:span text:style-name="T20">The TC generation continues as long as the same strategy finds new test cases.</text:span></text:p>
                </text:list-header>
              </text:list>
            </text:list-item>
          </text:list>
          <draw:enhanced-geometry svg:viewBox="0 0 21600 21600" draw:type="mso-spt202" draw:enhanced-path="M 0 0 L 21600 0 21600 21600 0 21600 0 0 Z N"/>
        </draw:custom-shape>
        <draw:frame presentation:style-name="pr24" draw:text-style-name="P3" draw:layer="layout" svg:width="16.546cm" svg:height="1.522cm" svg:x="7.629cm" svg:y="11.833cm" presentation:class="outline" presentation:user-transformed="true">
          <draw:text-box>
            <text:list text:style-name="L2">
              <text:list-header>
                <text:p text:style-name="P34"><text:span text:style-name="T21">Test cases significant increasing the test coverage should be separated</text:span><text:span text:style-name="T21"><text:line-break/></text:span><text:span text:style-name="T21">from the rest test cases which can be removed.</text:span></text:p>
              </text:list-header>
            </text:list>
          </draw:text-box>
        </draw:frame>
        <draw:custom-shape draw:style-name="gr28" draw:text-style-name="P3" draw:layer="layout" svg:width="9.573cm" svg:height="0.79cm" svg:x="16.777cm" svg:y="14.525cm">
          <text:list text:style-name="L11">
            <text:list-header>
              <text:p text:style-name="P35"><text:span text:style-name="T22">Number of TCs proposed by Strategy </text:span></text:p>
            </text:list-header>
          </text:list>
          <draw:enhanced-geometry svg:viewBox="0 0 21600 21600" draw:type="rectangle" draw:enhanced-path="M 0 0 L 21600 0 21600 21600 0 21600 0 0 Z N"/>
        </draw:custom-shape>
        <draw:custom-shape draw:style-name="gr28" draw:text-style-name="P3" draw:layer="layout" svg:width="8.722cm" svg:height="0.763cm" svg:x="4.504cm" svg:y="3.007cm">
          <text:list text:style-name="L11">
            <text:list-header>
              <text:p text:style-name="P36"><text:span text:style-name="T22">Number of TCs selected by Test Goals</text:span></text:p>
            </text:list-header>
          </text:list>
          <draw:enhanced-geometry svg:viewBox="0 0 21600 21600" draw:type="rectangle" draw:enhanced-path="M 0 0 L 21600 0 21600 21600 0 21600 0 0 Z N"/>
        </draw:custom-shape>
        <presentation:notes draw:style-name="dp2">
          <draw:page-thumbnail draw:style-name="gr1" draw:layer="layout" svg:width="10.561cm" svg:height="7.312cm" svg:x="9.062cm" svg:y="1.521cm" draw:page-number="30" presentation:class="page"/>
          <draw:frame presentation:style-name="pr6" draw:layer="layout" svg:width="20.62cm" svg:height="8.844cm" svg:x="3.863cm" svg:y="9.441cm" presentation:class="notes" presentation:placeholder="true">
            <draw:text-box/>
          </draw:frame>
        </presentation:notes>
      </draw:page>
      <draw:page draw:name="page31" draw:style-name="dp1" draw:master-page-name="Standard" presentation:presentation-page-layout-name="AL1T1">
        <office:forms form:automatic-focus="false" form:apply-design-mode="false"/>
        <draw:frame presentation:style-name="pr1" draw:layer="layout" svg:width="23.34cm" svg:height="1.249cm" svg:x="2.073cm" svg:y="1.19cm" presentation:class="title" presentation:user-transformed="true">
          <draw:text-box>
            <text:p>Demo</text:p>
          </draw:text-box>
        </draw:frame>
        <draw:frame presentation:style-name="pr2" draw:layer="layout" svg:width="23.34cm" svg:height="11.049cm" svg:x="2.073cm" svg:y="3.76cm" presentation:class="outline" presentation:user-transformed="true">
          <draw:text-box>
            <text:list text:style-name="L2">
              <text:list-item>
                <text:p>ParkCalculatorExample</text:p>
                <text:list>
                  <text:list-item>
                    <text:p>Test coverage report</text:p>
                  </text:list-item>
                </text:list>
              </text:list-item>
            </text:list>
          </draw:text-box>
        </draw:frame>
        <presentation:notes draw:style-name="dp2">
          <draw:page-thumbnail draw:style-name="gr1" draw:layer="layout" svg:width="10.561cm" svg:height="7.313cm" svg:x="9.061cm" svg:y="1.521cm" draw:page-number="31" presentation:class="page"/>
          <draw:frame presentation:style-name="pr3" draw:text-style-name="P2" draw:layer="layout" svg:width="20.62cm" svg:height="8.843cm" svg:x="3.863cm" svg:y="9.441cm" presentation:class="notes" presentation:placeholder="true">
            <draw:text-box/>
          </draw:frame>
        </presentation:notes>
      </draw:page>
      <draw:page draw:name="Test modules elaborated : Summary" draw:style-name="dp3" draw:master-page-name="Standard" presentation:presentation-page-layout-name="AL1T1">
        <office:forms form:automatic-focus="false" form:apply-design-mode="false"/>
        <draw:frame presentation:style-name="pr4" draw:text-style-name="P3" draw:layer="layout" svg:width="23.34cm" svg:height="1.249cm" svg:x="2.073cm" svg:y="10.393cm" presentation:class="title" presentation:user-transformed="true">
          <draw:text-box>
            <text:list text:style-name="L5">
              <text:list-header>
                <text:p text:style-name="P6"><text:span text:style-name="T3">Summary</text:span></text:p>
              </text:list-header>
            </text:list>
          </draw:text-box>
        </draw:frame>
        <presentation:notes draw:style-name="dp2">
          <draw:page-thumbnail draw:style-name="gr1" draw:layer="layout" svg:width="10.561cm" svg:height="7.312cm" svg:x="9.062cm" svg:y="1.521cm" draw:page-number="32" presentation:class="page"/>
          <draw:frame presentation:style-name="pr6" draw:layer="layout" svg:width="20.62cm" svg:height="8.844cm" svg:x="3.863cm" svg:y="9.441cm" presentation:class="notes" presentation:placeholder="true">
            <draw:text-box/>
          </draw:frame>
        </presentation:notes>
      </draw:page>
      <draw:page draw:name="page33" draw:style-name="dp4" draw:master-page-name="Standard" presentation:presentation-page-layout-name="AL2T19">
        <office:forms form:automatic-focus="false" form:apply-design-mode="false"/>
        <draw:custom-shape draw:style-name="gr29" draw:text-style-name="P38" xml:id="id10" draw:id="id10" draw:layer="layout" svg:width="9.05cm" svg:height="2.432cm" svg:x="1.824cm" svg:y="7.954cm">
          <text:list text:style-name="L5">
            <text:list-header>
              <text:p text:style-name="P37"><text:span text:style-name="T23">Develop test strategy,</text:span><text:span text:style-name="T23"><text:line-break/></text:span><text:span text:style-name="T23">generate test scripts</text:span></text:p>
            </text:list-header>
          </text:list>
          <draw:enhanced-geometry svg:viewBox="0 0 21600 21600" draw:glue-points="10800 0 0 10800 10800 21600 21600 10800" draw:type="flowchart-process" draw:enhanced-path="M 0 0 L 21600 0 21600 21600 0 21600 0 0 Z N"/>
        </draw:custom-shape>
        <draw:custom-shape draw:style-name="gr29" draw:text-style-name="P38" xml:id="id8" draw:id="id8" draw:layer="layout" svg:width="11.255cm" svg:height="3.334cm" svg:x="13.936cm" svg:y="4.809cm">
          <text:list text:style-name="L5">
            <text:list-header>
              <text:p text:style-name="P37"><text:span text:style-name="T23">Implement all required driver methods and classes</text:span></text:p>
              <text:p text:style-name="P37"><text:span text:style-name="T23">(scenario preconditions and postprocessing,</text:span></text:p>
              <text:p text:style-name="P37"><text:span text:style-name="T23">test case preconditions, verification and postprocessing, </text:span><text:span text:style-name="T23"><text:line-break/></text:span><text:span text:style-name="T23">state transistions and checks)</text:span></text:p>
            </text:list-header>
          </text:list>
          <draw:enhanced-geometry svg:viewBox="0 0 21600 21600" draw:glue-points="10800 0 0 10800 10800 21600 21600 10800" draw:type="flowchart-process" draw:enhanced-path="M 0 0 L 21600 0 21600 21600 0 21600 0 0 Z N"/>
        </draw:custom-shape>
        <draw:connector draw:style-name="gr30" draw:text-style-name="P39" draw:layer="layout" draw:type="line" svg:x1="19.564cm" svg:y1="8.143cm" svg:x2="19.563cm" svg:y2="9.365cm" draw:start-shape="id8" draw:start-glue-point="6" draw:end-shape="id9" draw:end-glue-point="0" svg:d="m19564 8143-1 1222" svg:viewBox="0 0 2 1223">
          <text:p/>
        </draw:connector>
        <draw:connector draw:style-name="gr31" draw:text-style-name="P39" draw:layer="layout" svg:x1="10.874cm" svg:y1="9.17cm" svg:x2="13.936cm" svg:y2="6.476cm" draw:start-shape="id10" draw:start-glue-point="7" draw:end-shape="id8" draw:end-glue-point="5" svg:d="m10874 9170h1531v-2694h1531" svg:viewBox="0 0 3063 2695">
          <text:p/>
        </draw:connector>
        <draw:custom-shape draw:style-name="gr32" draw:text-style-name="P38" xml:id="id11" draw:id="id11" draw:layer="layout" svg:width="11.199cm" svg:height="2.423cm" svg:x="13.964cm" svg:y="13.131cm">
          <text:list text:style-name="L5">
            <text:list-header>
              <text:p text:style-name="P37"><text:span text:style-name="T23">Import test specification to requirement management tool,</text:span></text:p>
              <text:p text:style-name="P37"><text:span text:style-name="T23">check test coverage</text:span></text:p>
            </text:list-header>
          </text:list>
          <draw:enhanced-geometry svg:viewBox="0 0 21600 21600" draw:type="rectangle" draw:enhanced-path="M 0 0 L 21600 0 21600 21600 0 21600 0 0 Z N"/>
        </draw:custom-shape>
        <draw:connector draw:style-name="gr31" draw:text-style-name="P39" draw:layer="layout" svg:x1="13.964cm" svg:y1="14.342cm" svg:x2="6.349cm" svg:y2="10.386cm" draw:start-shape="id11" draw:start-glue-point="3" draw:end-shape="id10" draw:end-glue-point="6" svg:d="m13964 14342h-7615v-3956" svg:viewBox="0 0 7616 3957">
          <text:p/>
        </draw:connector>
        <draw:custom-shape draw:style-name="gr32" draw:text-style-name="P38" xml:id="id9" draw:id="id9" draw:layer="layout" svg:width="11.203cm" svg:height="2.69cm" svg:x="13.962cm" svg:y="9.365cm">
          <text:list text:style-name="L5">
            <text:list-header>
              <text:p text:style-name="P37"><text:span text:style-name="T23">Run all scenario test cases</text:span></text:p>
              <text:p text:style-name="P37"><text:span text:style-name="T23">Debug and improve</text:span></text:p>
              <text:p text:style-name="P37"><text:span text:style-name="T23"><text:s/></text:span><text:span text:style-name="T23">until it passes or a bug is reported.</text:span></text:p>
            </text:list-header>
          </text:list>
          <draw:enhanced-geometry svg:viewBox="0 0 21600 21600" draw:type="rectangle" draw:enhanced-path="M 0 0 L 21600 0 21600 21600 0 21600 0 0 Z N"/>
        </draw:custom-shape>
        <draw:connector draw:style-name="gr31" draw:text-style-name="P39" draw:layer="layout" svg:x1="19.563cm" svg:y1="12.055cm" svg:x2="19.563cm" svg:y2="13.131cm" draw:start-shape="id9" draw:start-glue-point="2" draw:end-shape="id11" draw:end-glue-point="0" svg:d="m19563 12055v1076" svg:viewBox="0 0 1 1077">
          <text:p/>
        </draw:connector>
        <draw:custom-shape draw:style-name="gr29" draw:text-style-name="P40" xml:id="id12" draw:id="id12" draw:layer="layout" svg:width="11.259cm" svg:height="1.035cm" svg:x="13.934cm" svg:y="3.285cm">
          <text:list text:style-name="L5">
            <text:list-header>
              <text:p text:style-name="P37"><text:span text:style-name="T24">Implement testing framework</text:span></text:p>
            </text:list-header>
          </text:list>
          <draw:enhanced-geometry svg:viewBox="0 0 21600 21600" draw:glue-points="10800 0 0 10800 10800 21600 21600 10800" draw:type="flowchart-process" draw:enhanced-path="M 0 0 L 21600 0 21600 21600 0 21600 0 0 Z N"/>
        </draw:custom-shape>
        <draw:connector draw:style-name="gr30" draw:text-style-name="P39" draw:layer="layout" draw:type="line" svg:x1="19.564cm" svg:y1="4.32cm" svg:x2="19.562cm" svg:y2="4.809cm" draw:start-shape="id12" draw:start-glue-point="6" svg:d="m19564 4320-2 489" svg:viewBox="0 0 3 490">
          <text:p/>
        </draw:connector>
        <draw:connector draw:style-name="gr33" draw:text-style-name="P39" draw:layer="layout" svg:x1="25.191cm" svg:y1="6.476cm" svg:x2="25.193cm" svg:y2="3.803cm" draw:start-shape="id8" draw:start-glue-point="7" draw:end-shape="id12" draw:end-glue-point="7" svg:d="m25191 6476h645v-2673h-643" svg:viewBox="0 0 646 2674">
          <text:p/>
        </draw:connector>
        <draw:custom-shape draw:style-name="gr29" draw:text-style-name="P38" xml:id="id13" draw:id="id13" draw:layer="layout" svg:width="9.05cm" svg:height="2cm" svg:x="1.824cm" svg:y="4.818cm">
          <text:list text:style-name="L5">
            <text:list-header>
              <text:p text:style-name="P37"><text:span text:style-name="T23">Develop Test Oracles</text:span><text:span text:style-name="T23"><text:line-break/></text:span><text:span text:style-name="T23">(optional)</text:span></text:p>
            </text:list-header>
          </text:list>
          <draw:enhanced-geometry svg:viewBox="0 0 21600 21600" draw:glue-points="10800 0 0 10800 10800 21600 21600 10800" draw:type="flowchart-process" draw:enhanced-path="M 0 0 L 21600 0 21600 21600 0 21600 0 0 Z N"/>
        </draw:custom-shape>
        <draw:frame presentation:style-name="pr1" draw:layer="layout" svg:width="23.34cm" svg:height="1.249cm" svg:x="2.073cm" svg:y="1.19cm" presentation:class="title" presentation:user-transformed="true">
          <draw:text-box>
            <text:p>Test Development Work Flow</text:p>
          </draw:text-box>
        </draw:frame>
        <draw:connector draw:style-name="gr31" draw:text-style-name="P39" draw:layer="layout" svg:x1="10.874cm" svg:y1="5.818cm" svg:x2="13.936cm" svg:y2="5.818cm" draw:start-shape="id13" draw:start-glue-point="7" svg:d="m10874 5818h3062" svg:viewBox="0 0 3063 1">
          <text:p/>
        </draw:connector>
        <draw:connector draw:style-name="gr31" draw:text-style-name="P39" draw:layer="layout" svg:x1="6.349cm" svg:y1="6.818cm" svg:x2="6.349cm" svg:y2="7.954cm" draw:start-shape="id13" draw:start-glue-point="6" draw:end-shape="id10" draw:end-glue-point="4" svg:d="m6349 6818v1136" svg:viewBox="0 0 1 1137">
          <text:p/>
        </draw:connector>
        <presentation:notes draw:style-name="dp5">
          <draw:page-thumbnail draw:style-name="gr1" draw:layer="layout" svg:width="20.1cm" svg:height="7.393cm" svg:x="4.161cm" svg:y="1.499cm" draw:page-number="33" presentation:class="page"/>
          <draw:frame presentation:style-name="pr25" draw:text-style-name="P41" draw:layer="layout" svg:width="22.745cm" svg:height="8.876cm" svg:x="2.84cm" svg:y="9.366cm" presentation:class="notes" presentation:placeholder="true">
            <draw:text-box/>
          </draw:frame>
        </presentation:notes>
      </draw:page>
      <draw:page draw:name="Test generator architecture" draw:style-name="dp3" draw:master-page-name="Standard" presentation:presentation-page-layout-name="AL1T1">
        <draw:frame presentation:style-name="pr4" draw:text-style-name="P3" draw:layer="layout" svg:width="23.34cm" svg:height="1.249cm" svg:x="2.073cm" svg:y="1.19cm" presentation:class="title" presentation:user-transformed="true">
          <draw:text-box>
            <text:list text:style-name="L5">
              <text:list-header>
                <text:p text:style-name="P6"><text:span text:style-name="T3">Test generator architecture</text:span></text:p>
              </text:list-header>
            </text:list>
          </draw:text-box>
        </draw:frame>
        <draw:custom-shape draw:style-name="gr34" draw:text-style-name="P3" draw:layer="layout" svg:width="4.379cm" svg:height="1.459cm" svg:x="10.323cm" svg:y="14.495cm">
          <text:p/>
          <draw:enhanced-geometry svg:viewBox="0 0 993 331" draw:type="non-primitive" draw:enhanced-path="M 993 0 L 0 0 0 331 993 331 N"/>
        </draw:custom-shape>
        <draw:custom-shape draw:style-name="gr35" draw:text-style-name="P3" draw:layer="layout" svg:width="2.402cm" svg:height="0.593cm" svg:x="11.38cm" svg:y="14.627cm">
          <text:list text:style-name="L5">
            <text:list-header>
              <text:p text:style-name="P25"><text:span text:style-name="T25">Test Case </text:span></text:p>
            </text:list-header>
          </text:list>
          <draw:enhanced-geometry svg:viewBox="0 0 21600 21600" draw:type="rectangle" draw:enhanced-path="M 0 0 L 21600 0 21600 21600 0 21600 0 0 Z N"/>
        </draw:custom-shape>
        <draw:custom-shape draw:style-name="gr35" draw:text-style-name="P3" draw:layer="layout" svg:width="2.263cm" svg:height="0.593cm" svg:x="11.381cm" svg:y="15.244cm">
          <text:list text:style-name="L5">
            <text:list-header>
              <text:p text:style-name="P25"><text:span text:style-name="T25">Properties</text:span></text:p>
            </text:list-header>
          </text:list>
          <draw:enhanced-geometry svg:viewBox="0 0 21600 21600" draw:type="rectangle" draw:enhanced-path="M 0 0 L 21600 0 21600 21600 0 21600 0 0 Z N"/>
        </draw:custom-shape>
        <draw:custom-shape draw:style-name="gr36" draw:text-style-name="P3" draw:layer="layout" svg:width="4.379cm" svg:height="1.46cm" svg:x="10.323cm" svg:y="11.871cm">
          <text:p/>
          <draw:enhanced-geometry svg:viewBox="0 0 2268 756" draw:type="non-primitive" draw:enhanced-path="M 192 756 L 2076 756 C 2182 756 2268 670 2268 564 2268 564 2268 564 2268 564 L 2268 192 C 2268 86 2182 0 2076 0 L 192 0 C 86 0 0 86 0 192 L 0 564 C 0 670 86 756 192 756 Z N"/>
        </draw:custom-shape>
        <draw:custom-shape draw:style-name="gr37" draw:text-style-name="P3" draw:layer="layout" svg:width="4.379cm" svg:height="1.46cm" svg:x="10.323cm" svg:y="11.871cm">
          <text:p/>
          <draw:enhanced-geometry svg:viewBox="0 0 2268 756" draw:type="non-primitive" draw:enhanced-path="M 192 756 L 2076 756 C 2182 756 2268 670 2268 564 2268 564 2268 564 2268 564 L 2268 192 C 2268 86 2182 0 2076 0 L 192 0 C 86 0 0 86 0 192 L 0 564 C 0 670 86 756 192 756 Z N"/>
        </draw:custom-shape>
        <draw:custom-shape draw:style-name="gr35" draw:text-style-name="P3" draw:layer="layout" svg:width="2.699cm" svg:height="0.593cm" svg:x="11.168cm" svg:y="12.316cm">
          <text:list text:style-name="L5">
            <text:list-header>
              <text:p text:style-name="P25"><text:span text:style-name="T25">Rule Engine</text:span></text:p>
            </text:list-header>
          </text:list>
          <draw:enhanced-geometry svg:viewBox="0 0 21600 21600" draw:type="rectangle" draw:enhanced-path="M 0 0 L 21600 0 21600 21600 0 21600 0 0 Z N"/>
        </draw:custom-shape>
        <draw:custom-shape draw:style-name="gr38" draw:text-style-name="P3" draw:layer="layout" svg:width="2.752cm" svg:height="1.164cm" svg:x="16.598cm" svg:y="9.247cm">
          <text:p/>
          <draw:enhanced-geometry svg:viewBox="0 0 1426 604" draw:type="non-primitive" draw:enhanced-path="M 192 604 L 1234 604 C 1340 604 1426 518 1426 412 1426 412 1426 412 1426 412 L 1426 192 C 1426 85 1340 0 1234 0 L 192 0 C 86 0 0 85 0 192 L 0 412 C 0 518 86 604 192 604 Z N"/>
        </draw:custom-shape>
        <draw:custom-shape draw:style-name="gr37" draw:text-style-name="P3" draw:layer="layout" svg:width="2.752cm" svg:height="1.164cm" svg:x="16.598cm" svg:y="9.247cm">
          <text:p/>
          <draw:enhanced-geometry svg:viewBox="0 0 1426 604" draw:type="non-primitive" draw:enhanced-path="M 192 604 L 1234 604 C 1340 604 1426 518 1426 412 1426 412 1426 412 1426 412 L 1426 192 C 1426 85 1340 0 1234 0 L 192 0 C 86 0 0 85 0 192 L 0 412 C 0 518 86 604 192 604 Z N"/>
        </draw:custom-shape>
        <draw:custom-shape draw:style-name="gr35" draw:text-style-name="P3" draw:layer="layout" svg:width="1.331cm" svg:height="0.593cm" svg:x="17.313cm" svg:y="9.538cm">
          <text:list text:style-name="L5">
            <text:list-header>
              <text:p text:style-name="P25"><text:span text:style-name="T25">Writer</text:span></text:p>
            </text:list-header>
          </text:list>
          <draw:enhanced-geometry svg:viewBox="0 0 21600 21600" draw:type="rectangle" draw:enhanced-path="M 0 0 L 21600 0 21600 21600 0 21600 0 0 Z N"/>
        </draw:custom-shape>
        <draw:line draw:style-name="gr39" draw:text-style-name="P14" draw:layer="layout" svg:x1="11.201cm" svg:y1="13.331cm" svg:x2="11.201cm" svg:y2="14.155cm">
          <text:p/>
        </draw:line>
        <draw:custom-shape draw:style-name="gr40" draw:text-style-name="P3" draw:layer="layout" svg:width="0.247cm" svg:height="0.371cm" svg:x="11.077cm" svg:y="14.124cm">
          <text:p/>
          <draw:enhanced-geometry svg:viewBox="0 0 56 84" draw:type="non-primitive" draw:enhanced-path="M 56 0 L 28 84 0 0 56 0 Z N"/>
        </draw:custom-shape>
        <draw:custom-shape draw:style-name="gr41" draw:text-style-name="P3" draw:layer="layout" svg:width="1.464cm" svg:height="0.397cm" svg:x="10.451cm" svg:y="13.714cm">
          <text:p/>
          <draw:enhanced-geometry svg:viewBox="0 0 21600 21600" draw:type="rectangle" draw:enhanced-path="M 0 0 L 21600 0 21600 21600 0 21600 0 0 Z N"/>
        </draw:custom-shape>
        <draw:custom-shape draw:style-name="gr35" draw:text-style-name="P3" draw:layer="layout" svg:width="1.564cm" svg:height="0.424cm" svg:x="10.463cm" svg:y="13.701cm">
          <text:list text:style-name="L5">
            <text:list-header>
              <text:p text:style-name="P25"><text:span text:style-name="T26">properties</text:span></text:p>
            </text:list-header>
          </text:list>
          <draw:enhanced-geometry svg:viewBox="0 0 21600 21600" draw:type="rectangle" draw:enhanced-path="M 0 0 L 21600 0 21600 21600 0 21600 0 0 Z N"/>
        </draw:custom-shape>
        <draw:custom-shape draw:style-name="gr42" draw:text-style-name="P3" draw:layer="layout" svg:width="2.624cm" svg:height="1.455cm" svg:x="16.726cm" svg:y="14.517cm">
          <text:p/>
          <draw:enhanced-geometry svg:viewBox="0 0 21600 21600" draw:type="rectangle" draw:enhanced-path="M 0 0 L 21600 0 21600 21600 0 21600 0 0 Z N"/>
        </draw:custom-shape>
        <draw:custom-shape draw:style-name="gr37" draw:text-style-name="P3" draw:layer="layout" svg:width="2.624cm" svg:height="1.455cm" svg:x="16.726cm" svg:y="14.517cm">
          <text:p/>
          <draw:enhanced-geometry svg:viewBox="0 0 21600 21600" draw:type="rectangle" draw:enhanced-path="M 0 0 L 21600 0 21600 21600 0 21600 0 0 Z N"/>
        </draw:custom-shape>
        <draw:custom-shape draw:style-name="gr35" draw:text-style-name="P3" draw:layer="layout" svg:width="1.107cm" svg:height="0.593cm" svg:x="17.562cm" svg:y="14.658cm">
          <text:list text:style-name="L5">
            <text:list-header>
              <text:p text:style-name="P25"><text:span text:style-name="T25">Test </text:span></text:p>
            </text:list-header>
          </text:list>
          <draw:enhanced-geometry svg:viewBox="0 0 21600 21600" draw:type="rectangle" draw:enhanced-path="M 0 0 L 21600 0 21600 21600 0 21600 0 0 Z N"/>
        </draw:custom-shape>
        <draw:custom-shape draw:style-name="gr35" draw:text-style-name="P3" draw:layer="layout" svg:width="1.272cm" svg:height="0.593cm" svg:x="17.409cm" svg:y="15.244cm">
          <text:list text:style-name="L5">
            <text:list-header>
              <text:p text:style-name="P25"><text:span text:style-name="T25">Script</text:span></text:p>
            </text:list-header>
          </text:list>
          <draw:enhanced-geometry svg:viewBox="0 0 21600 21600" draw:type="rectangle" draw:enhanced-path="M 0 0 L 21600 0 21600 21600 0 21600 0 0 Z N"/>
        </draw:custom-shape>
        <draw:custom-shape draw:style-name="gr42" draw:text-style-name="P3" draw:layer="layout" svg:width="2.919cm" svg:height="1.459cm" svg:x="5.362cm" svg:y="14.495cm">
          <text:p/>
          <draw:enhanced-geometry svg:viewBox="0 0 21600 21600" draw:type="rectangle" draw:enhanced-path="M 0 0 L 21600 0 21600 21600 0 21600 0 0 Z N"/>
        </draw:custom-shape>
        <draw:custom-shape draw:style-name="gr37" draw:text-style-name="P3" draw:layer="layout" svg:width="2.919cm" svg:height="1.459cm" svg:x="5.362cm" svg:y="14.495cm">
          <text:p/>
          <draw:enhanced-geometry svg:viewBox="0 0 21600 21600" draw:type="rectangle" draw:enhanced-path="M 0 0 L 21600 0 21600 21600 0 21600 0 0 Z N"/>
        </draw:custom-shape>
        <draw:custom-shape draw:style-name="gr35" draw:text-style-name="P3" draw:layer="layout" svg:width="1.107cm" svg:height="0.593cm" svg:x="6.317cm" svg:y="14.627cm">
          <text:list text:style-name="L5">
            <text:list-header>
              <text:p text:style-name="P25"><text:span text:style-name="T25">Test </text:span></text:p>
            </text:list-header>
          </text:list>
          <draw:enhanced-geometry svg:viewBox="0 0 21600 21600" draw:type="rectangle" draw:enhanced-path="M 0 0 L 21600 0 21600 21600 0 21600 0 0 Z N"/>
        </draw:custom-shape>
        <draw:custom-shape draw:style-name="gr35" draw:text-style-name="P3" draw:layer="layout" svg:width="2.14cm" svg:height="0.593cm" svg:x="5.734cm" svg:y="15.244cm">
          <text:list text:style-name="L5">
            <text:list-header>
              <text:p text:style-name="P25"><text:span text:style-name="T25">Coverage</text:span></text:p>
            </text:list-header>
          </text:list>
          <draw:enhanced-geometry svg:viewBox="0 0 21600 21600" draw:type="rectangle" draw:enhanced-path="M 0 0 L 21600 0 21600 21600 0 21600 0 0 Z N"/>
        </draw:custom-shape>
        <draw:line draw:style-name="gr39" draw:text-style-name="P14" draw:layer="layout" svg:x1="11.201cm" svg:y1="9.247cm" svg:x2="11.201cm" svg:y2="6.381cm">
          <text:p/>
        </draw:line>
        <draw:custom-shape draw:style-name="gr40" draw:text-style-name="P3" draw:layer="layout" svg:width="0.247cm" svg:height="0.371cm" svg:x="11.077cm" svg:y="6.041cm">
          <text:p/>
          <draw:enhanced-geometry svg:viewBox="0 0 56 84" draw:type="non-primitive" draw:enhanced-path="M 0 84 L 28 0 56 84 0 84 Z N"/>
        </draw:custom-shape>
        <draw:custom-shape draw:style-name="gr41" draw:text-style-name="P3" draw:layer="layout" svg:width="1.534cm" svg:height="0.794cm" svg:x="10.416cm" svg:y="7.245cm">
          <text:p/>
          <draw:enhanced-geometry svg:viewBox="0 0 21600 21600" draw:type="rectangle" draw:enhanced-path="M 0 0 L 21600 0 21600 21600 0 21600 0 0 Z N"/>
        </draw:custom-shape>
        <draw:custom-shape draw:style-name="gr35" draw:text-style-name="P3" draw:layer="layout" svg:width="1.539cm" svg:height="0.424cm" svg:x="10.431cm" svg:y="7.223cm">
          <text:list text:style-name="L5">
            <text:list-header>
              <text:p text:style-name="P25"><text:span text:style-name="T26">input data</text:span></text:p>
            </text:list-header>
          </text:list>
          <draw:enhanced-geometry svg:viewBox="0 0 21600 21600" draw:type="rectangle" draw:enhanced-path="M 0 0 L 21600 0 21600 21600 0 21600 0 0 Z N"/>
        </draw:custom-shape>
        <draw:custom-shape draw:style-name="gr35" draw:text-style-name="P3" draw:layer="layout" svg:width="0.197cm" svg:height="0.424cm" svg:x="11.883cm" svg:y="7.223cm">
          <text:list text:style-name="L5">
            <text:list-header>
              <text:p text:style-name="P25"><text:span text:style-name="T26">, </text:span></text:p>
            </text:list-header>
          </text:list>
          <draw:enhanced-geometry svg:viewBox="0 0 21600 21600" draw:type="rectangle" draw:enhanced-path="M 0 0 L 21600 0 21600 21600 0 21600 0 0 Z N"/>
        </draw:custom-shape>
        <draw:custom-shape draw:style-name="gr35" draw:text-style-name="P3" draw:layer="layout" svg:width="0.942cm" svg:height="0.424cm" svg:x="10.77cm" svg:y="7.624cm">
          <text:list text:style-name="L5">
            <text:list-header>
              <text:p text:style-name="P25"><text:span text:style-name="T26">states</text:span></text:p>
            </text:list-header>
          </text:list>
          <draw:enhanced-geometry svg:viewBox="0 0 21600 21600" draw:type="rectangle" draw:enhanced-path="M 0 0 L 21600 0 21600 21600 0 21600 0 0 Z N"/>
        </draw:custom-shape>
        <draw:line draw:style-name="gr39" draw:text-style-name="P14" draw:layer="layout" svg:x1="13.242cm" svg:y1="6.041cm" svg:x2="13.242cm" svg:y2="8.908cm">
          <text:p/>
        </draw:line>
        <draw:custom-shape draw:style-name="gr40" draw:text-style-name="P3" draw:layer="layout" svg:width="0.247cm" svg:height="0.37cm" svg:x="13.119cm" svg:y="8.877cm">
          <text:p/>
          <draw:enhanced-geometry svg:viewBox="0 0 56 84" draw:type="non-primitive" draw:enhanced-path="M 56 0 L 28 84 0 0 56 0 Z N"/>
        </draw:custom-shape>
        <draw:custom-shape draw:style-name="gr41" draw:text-style-name="P3" draw:layer="layout" svg:width="1.742cm" svg:height="1.976cm" svg:x="12.356cm" svg:y="6.654cm">
          <text:p/>
          <draw:enhanced-geometry svg:viewBox="0 0 21600 21600" draw:type="rectangle" draw:enhanced-path="M 0 0 L 21600 0 21600 21600 0 21600 0 0 Z N"/>
        </draw:custom-shape>
        <draw:custom-shape draw:style-name="gr35" draw:text-style-name="P3" draw:layer="layout" svg:width="1.755cm" svg:height="0.424cm" svg:x="12.374cm" svg:y="6.637cm">
          <text:list text:style-name="L5">
            <text:list-header>
              <text:p text:style-name="P25"><text:span text:style-name="T26">output data</text:span></text:p>
            </text:list-header>
          </text:list>
          <draw:enhanced-geometry svg:viewBox="0 0 21600 21600" draw:type="rectangle" draw:enhanced-path="M 0 0 L 21600 0 21600 21600 0 21600 0 0 Z N"/>
        </draw:custom-shape>
        <draw:custom-shape draw:style-name="gr35" draw:text-style-name="P3" draw:layer="layout" svg:width="0.197cm" svg:height="0.424cm" svg:x="14.018cm" svg:y="6.637cm">
          <text:list text:style-name="L5">
            <text:list-header>
              <text:p text:style-name="P25"><text:span text:style-name="T26">, </text:span></text:p>
            </text:list-header>
          </text:list>
          <draw:enhanced-geometry svg:viewBox="0 0 21600 21600" draw:type="rectangle" draw:enhanced-path="M 0 0 L 21600 0 21600 21600 0 21600 0 0 Z N"/>
        </draw:custom-shape>
        <draw:custom-shape draw:style-name="gr35" draw:text-style-name="P3" draw:layer="layout" svg:width="0.942cm" svg:height="0.424cm" svg:x="12.745cm" svg:y="7.038cm">
          <text:list text:style-name="L5">
            <text:list-header>
              <text:p text:style-name="P25"><text:span text:style-name="T26">states</text:span></text:p>
            </text:list-header>
          </text:list>
          <draw:enhanced-geometry svg:viewBox="0 0 21600 21600" draw:type="rectangle" draw:enhanced-path="M 0 0 L 21600 0 21600 21600 0 21600 0 0 Z N"/>
        </draw:custom-shape>
        <draw:custom-shape draw:style-name="gr35" draw:text-style-name="P3" draw:layer="layout" svg:width="0.099cm" svg:height="0.424cm" svg:x="13.643cm" svg:y="7.038cm">
          <text:list text:style-name="L5">
            <text:list-header>
              <text:p text:style-name="P25"><text:span text:style-name="T26">,</text:span></text:p>
            </text:list-header>
          </text:list>
          <draw:enhanced-geometry svg:viewBox="0 0 21600 21600" draw:type="rectangle" draw:enhanced-path="M 0 0 L 21600 0 21600 21600 0 21600 0 0 Z N"/>
        </draw:custom-shape>
        <draw:custom-shape draw:style-name="gr35" draw:text-style-name="P3" draw:layer="layout" svg:width="1.386cm" svg:height="0.424cm" svg:x="12.532cm" svg:y="7.439cm">
          <text:list text:style-name="L5">
            <text:list-header>
              <text:p text:style-name="P25"><text:span text:style-name="T26">solutions</text:span></text:p>
            </text:list-header>
          </text:list>
          <draw:enhanced-geometry svg:viewBox="0 0 21600 21600" draw:type="rectangle" draw:enhanced-path="M 0 0 L 21600 0 21600 21600 0 21600 0 0 Z N"/>
        </draw:custom-shape>
        <draw:custom-shape draw:style-name="gr35" draw:text-style-name="P3" draw:layer="layout" svg:width="0.099cm" svg:height="0.424cm" svg:x="13.828cm" svg:y="7.439cm">
          <text:list text:style-name="L5">
            <text:list-header>
              <text:p text:style-name="P25"><text:span text:style-name="T26">,</text:span></text:p>
            </text:list-header>
          </text:list>
          <draw:enhanced-geometry svg:viewBox="0 0 21600 21600" draw:type="rectangle" draw:enhanced-path="M 0 0 L 21600 0 21600 21600 0 21600 0 0 Z N"/>
        </draw:custom-shape>
        <draw:custom-shape draw:style-name="gr35" draw:text-style-name="P3" draw:layer="layout" svg:width="0.861cm" svg:height="0.424cm" svg:x="12.869cm" svg:y="7.84cm">
          <text:list text:style-name="L5">
            <text:list-header>
              <text:p text:style-name="P25"><text:span text:style-name="T26">code </text:span></text:p>
            </text:list-header>
          </text:list>
          <draw:enhanced-geometry svg:viewBox="0 0 21600 21600" draw:type="rectangle" draw:enhanced-path="M 0 0 L 21600 0 21600 21600 0 21600 0 0 Z N"/>
        </draw:custom-shape>
        <draw:custom-shape draw:style-name="gr35" draw:text-style-name="P3" draw:layer="layout" svg:width="1.446cm" svg:height="0.424cm" svg:x="12.561cm" svg:y="8.211cm">
          <text:list text:style-name="L5">
            <text:list-header>
              <text:p text:style-name="P25"><text:span text:style-name="T26">coverage</text:span></text:p>
            </text:list-header>
          </text:list>
          <draw:enhanced-geometry svg:viewBox="0 0 21600 21600" draw:type="rectangle" draw:enhanced-path="M 0 0 L 21600 0 21600 21600 0 21600 0 0 Z N"/>
        </draw:custom-shape>
        <draw:custom-shape draw:style-name="gr36" draw:text-style-name="P3" draw:layer="layout" svg:width="2.919cm" svg:height="1.456cm" svg:x="5.362cm" svg:y="11.725cm">
          <text:p/>
          <draw:enhanced-geometry svg:viewBox="0 0 1512 755" draw:type="non-primitive" draw:enhanced-path="M 192 755 L 1320 755 C 1426 755 1512 669 1512 563 1512 563 1512 563 1512 563 L 1512 192 C 1512 86 1426 0 1320 0 L 192 0 C 86 0 0 86 0 192 L 0 192 0 563 C 0 669 86 755 192 755 Z N"/>
        </draw:custom-shape>
        <draw:custom-shape draw:style-name="gr37" draw:text-style-name="P3" draw:layer="layout" svg:width="2.919cm" svg:height="1.456cm" svg:x="5.362cm" svg:y="11.725cm">
          <text:p/>
          <draw:enhanced-geometry svg:viewBox="0 0 1512 755" draw:type="non-primitive" draw:enhanced-path="M 192 755 L 1320 755 C 1426 755 1512 669 1512 563 1512 563 1512 563 1512 563 L 1512 192 C 1512 86 1426 0 1320 0 L 192 0 C 86 0 0 86 0 192 L 0 192 0 563 C 0 669 86 755 192 755 Z N"/>
        </draw:custom-shape>
        <draw:custom-shape draw:style-name="gr35" draw:text-style-name="P3" draw:layer="layout" svg:width="1.187cm" svg:height="0.593cm" svg:x="6.288cm" svg:y="11.884cm">
          <text:list text:style-name="L5">
            <text:list-header>
              <text:p text:style-name="P25"><text:span text:style-name="T25">Goal </text:span></text:p>
            </text:list-header>
          </text:list>
          <draw:enhanced-geometry svg:viewBox="0 0 21600 21600" draw:type="rectangle" draw:enhanced-path="M 0 0 L 21600 0 21600 21600 0 21600 0 0 Z N"/>
        </draw:custom-shape>
        <draw:custom-shape draw:style-name="gr35" draw:text-style-name="P3" draw:layer="layout" svg:width="1.543cm" svg:height="0.593cm" svg:x="6.042cm" svg:y="12.471cm">
          <text:list text:style-name="L5">
            <text:list-header>
              <text:p text:style-name="P25"><text:span text:style-name="T25">Engine</text:span></text:p>
            </text:list-header>
          </text:list>
          <draw:enhanced-geometry svg:viewBox="0 0 21600 21600" draw:type="rectangle" draw:enhanced-path="M 0 0 L 21600 0 21600 21600 0 21600 0 0 Z N"/>
        </draw:custom-shape>
        <draw:custom-shape draw:style-name="gr37" draw:text-style-name="P3" draw:layer="layout" svg:width="1.556cm" svg:height="2.624cm" svg:x="8.767cm" svg:y="9.829cm">
          <text:p/>
          <draw:enhanced-geometry svg:viewBox="0 0 353 595" draw:type="non-primitive" draw:enhanced-path="M 353 595 L 88 595 88 0 0 0 N"/>
        </draw:custom-shape>
        <draw:custom-shape draw:style-name="gr40" draw:text-style-name="P3" draw:layer="layout" svg:width="0.37cm" svg:height="0.247cm" svg:x="8.427cm" svg:y="9.706cm">
          <text:p/>
          <draw:enhanced-geometry svg:viewBox="0 0 84 56" draw:type="non-primitive" draw:enhanced-path="M 84 56 L 0 28 84 0 84 56 Z N"/>
        </draw:custom-shape>
        <draw:custom-shape draw:style-name="gr41" draw:text-style-name="P3" draw:layer="layout" svg:width="1.464cm" svg:height="0.397cm" svg:x="8.409cm" svg:y="11.161cm">
          <text:p/>
          <draw:enhanced-geometry svg:viewBox="0 0 21600 21600" draw:type="rectangle" draw:enhanced-path="M 0 0 L 21600 0 21600 21600 0 21600 0 0 Z N"/>
        </draw:custom-shape>
        <draw:custom-shape draw:style-name="gr35" draw:text-style-name="P3" draw:layer="layout" svg:width="1.564cm" svg:height="0.424cm" svg:x="8.426cm" svg:y="11.143cm">
          <text:list text:style-name="L5">
            <text:list-header>
              <text:p text:style-name="P25"><text:span text:style-name="T26">properties</text:span></text:p>
            </text:list-header>
          </text:list>
          <draw:enhanced-geometry svg:viewBox="0 0 21600 21600" draw:type="rectangle" draw:enhanced-path="M 0 0 L 21600 0 21600 21600 0 21600 0 0 Z N"/>
        </draw:custom-shape>
        <draw:line draw:style-name="gr39" draw:text-style-name="P14" draw:layer="layout" svg:x1="6.822cm" svg:y1="13.181cm" svg:x2="6.822cm" svg:y2="14.155cm">
          <text:p/>
        </draw:line>
        <draw:custom-shape draw:style-name="gr40" draw:text-style-name="P3" draw:layer="layout" svg:width="0.247cm" svg:height="0.371cm" svg:x="6.698cm" svg:y="14.124cm">
          <text:p/>
          <draw:enhanced-geometry svg:viewBox="0 0 56 84" draw:type="non-primitive" draw:enhanced-path="M 56 0 L 28 84 0 0 56 0 Z N"/>
        </draw:custom-shape>
        <draw:custom-shape draw:style-name="gr41" draw:text-style-name="P3" draw:layer="layout" svg:width="1.353cm" svg:height="0.397cm" svg:x="6.13cm" svg:y="13.639cm">
          <text:p/>
          <draw:enhanced-geometry svg:viewBox="0 0 21600 21600" draw:type="rectangle" draw:enhanced-path="M 0 0 L 21600 0 21600 21600 0 21600 0 0 Z N"/>
        </draw:custom-shape>
        <draw:custom-shape draw:style-name="gr35" draw:text-style-name="P3" draw:layer="layout" svg:width="1.446cm" svg:height="0.424cm" svg:x="6.136cm" svg:y="13.639cm">
          <text:list text:style-name="L5">
            <text:list-header>
              <text:p text:style-name="P25"><text:span text:style-name="T26">coverage</text:span></text:p>
            </text:list-header>
          </text:list>
          <draw:enhanced-geometry svg:viewBox="0 0 21600 21600" draw:type="rectangle" draw:enhanced-path="M 0 0 L 21600 0 21600 21600 0 21600 0 0 Z N"/>
        </draw:custom-shape>
        <draw:line draw:style-name="gr39" draw:text-style-name="P14" draw:layer="layout" svg:x1="18.04cm" svg:y1="10.411cm" svg:x2="18.04cm" svg:y2="14.177cm">
          <text:p/>
        </draw:line>
        <draw:custom-shape draw:style-name="gr40" draw:text-style-name="P3" draw:layer="layout" svg:width="0.247cm" svg:height="0.371cm" svg:x="17.917cm" svg:y="14.146cm">
          <text:p/>
          <draw:enhanced-geometry svg:viewBox="0 0 56 84" draw:type="non-primitive" draw:enhanced-path="M 56 0 L 28 84 0 0 56 0 Z N"/>
        </draw:custom-shape>
        <draw:custom-shape draw:style-name="gr41" draw:text-style-name="P3" draw:layer="layout" svg:width="1.614cm" svg:height="0.79cm" svg:x="17.216cm" svg:y="12.069cm">
          <text:p/>
          <draw:enhanced-geometry svg:viewBox="0 0 21600 21600" draw:type="rectangle" draw:enhanced-path="M 0 0 L 21600 0 21600 21600 0 21600 0 0 Z N"/>
        </draw:custom-shape>
        <draw:custom-shape draw:style-name="gr35" draw:text-style-name="P3" draw:layer="layout" svg:width="1.509cm" svg:height="0.424cm" svg:x="17.319cm" svg:y="12.069cm">
          <text:list text:style-name="L5">
            <text:list-header>
              <text:p text:style-name="P25"><text:span text:style-name="T26">test script</text:span></text:p>
            </text:list-header>
          </text:list>
          <draw:enhanced-geometry svg:viewBox="0 0 21600 21600" draw:type="rectangle" draw:enhanced-path="M 0 0 L 21600 0 21600 21600 0 21600 0 0 Z N"/>
        </draw:custom-shape>
        <draw:custom-shape draw:style-name="gr35" draw:text-style-name="P3" draw:layer="layout" svg:width="1.729cm" svg:height="0.424cm" svg:x="17.222cm" svg:y="12.44cm">
          <text:list text:style-name="L5">
            <text:list-header>
              <text:p text:style-name="P25"><text:span text:style-name="T26">statements</text:span></text:p>
            </text:list-header>
          </text:list>
          <draw:enhanced-geometry svg:viewBox="0 0 21600 21600" draw:type="rectangle" draw:enhanced-path="M 0 0 L 21600 0 21600 21600 0 21600 0 0 Z N"/>
        </draw:custom-shape>
        <draw:custom-shape draw:style-name="gr43" draw:text-style-name="P3" draw:layer="layout" svg:width="9.344cm" svg:height="2.919cm" svg:x="5.34cm" svg:y="3.122cm">
          <text:p/>
          <draw:enhanced-geometry svg:viewBox="0 0 4838 1512" draw:type="non-primitive" draw:enhanced-path="M 192 1512 L 4646 1512 C 4752 1512 4838 1426 4838 1320 4838 1320 4838 1320 4838 1320 L 4838 192 C 4838 86 4752 0 4646 0 L 4646 0 192 0 C 86 0 0 86 0 192 L 0 192 0 1320 C 0 1426 86 1512 192 1512 Z N"/>
        </draw:custom-shape>
        <draw:custom-shape draw:style-name="gr35" draw:text-style-name="P3" draw:layer="layout" svg:width="2.567cm" svg:height="0.593cm" svg:x="8.648cm" svg:y="4.282cm">
          <text:list text:style-name="L5">
            <text:list-header>
              <text:p text:style-name="P25"><text:span text:style-name="T25">Test Oracle</text:span></text:p>
            </text:list-header>
          </text:list>
          <draw:enhanced-geometry svg:viewBox="0 0 21600 21600" draw:type="rectangle" draw:enhanced-path="M 0 0 L 21600 0 21600 21600 0 21600 0 0 Z N"/>
        </draw:custom-shape>
        <draw:line draw:style-name="gr39" draw:text-style-name="P14" draw:layer="layout" svg:x1="13.357cm" svg:y1="14.494cm" svg:x2="13.357cm" svg:y2="13.669cm">
          <text:p/>
        </draw:line>
        <draw:custom-shape draw:style-name="gr40" draw:text-style-name="P3" draw:layer="layout" svg:width="0.247cm" svg:height="0.37cm" svg:x="13.234cm" svg:y="13.331cm">
          <text:p/>
          <draw:enhanced-geometry svg:viewBox="0 0 56 84" draw:type="non-primitive" draw:enhanced-path="M 0 84 L 28 0 56 84 0 84 Z N"/>
        </draw:custom-shape>
        <draw:custom-shape draw:style-name="gr41" draw:text-style-name="P3" draw:layer="layout" svg:width="1.464cm" svg:height="0.397cm" svg:x="12.612cm" svg:y="13.714cm">
          <text:p/>
          <draw:enhanced-geometry svg:viewBox="0 0 21600 21600" draw:type="rectangle" draw:enhanced-path="M 0 0 L 21600 0 21600 21600 0 21600 0 0 Z N"/>
        </draw:custom-shape>
        <draw:custom-shape draw:style-name="gr35" draw:text-style-name="P3" draw:layer="layout" svg:width="1.564cm" svg:height="0.424cm" svg:x="12.624cm" svg:y="13.701cm">
          <text:list text:style-name="L5">
            <text:list-header>
              <text:p text:style-name="P25"><text:span text:style-name="T26">properties</text:span></text:p>
            </text:list-header>
          </text:list>
          <draw:enhanced-geometry svg:viewBox="0 0 21600 21600" draw:type="rectangle" draw:enhanced-path="M 0 0 L 21600 0 21600 21600 0 21600 0 0 Z N"/>
        </draw:custom-shape>
        <draw:custom-shape draw:style-name="gr38" draw:text-style-name="P3" draw:layer="layout" svg:width="3.065cm" svg:height="1.164cm" svg:x="5.362cm" svg:y="9.247cm">
          <text:p/>
          <draw:enhanced-geometry svg:viewBox="0 0 1587 604" draw:type="non-primitive" draw:enhanced-path="M 192 604 L 1395 604 C 1501 604 1587 518 1587 412 1587 412 1587 412 1587 412 L 1587 192 C 1587 85 1501 0 1395 0 L 192 0 C 86 0 0 85 0 192 L 0 192 0 412 C 0 518 86 604 192 604 Z N"/>
        </draw:custom-shape>
        <draw:custom-shape draw:style-name="gr37" draw:text-style-name="P3" draw:layer="layout" svg:width="3.065cm" svg:height="1.164cm" svg:x="5.362cm" svg:y="9.247cm">
          <text:p/>
          <draw:enhanced-geometry svg:viewBox="0 0 1587 604" draw:type="non-primitive" draw:enhanced-path="M 192 604 L 1395 604 C 1501 604 1587 518 1587 412 1587 412 1587 412 1587 412 L 1587 192 C 1587 85 1501 0 1395 0 L 192 0 C 86 0 0 85 0 192 L 0 192 0 412 C 0 518 86 604 192 604 Z N"/>
        </draw:custom-shape>
        <draw:custom-shape draw:style-name="gr35" draw:text-style-name="P3" draw:layer="layout" svg:width="1.932cm" svg:height="0.593cm" svg:x="5.915cm" svg:y="9.538cm">
          <text:list text:style-name="L5">
            <text:list-header>
              <text:p text:style-name="P25"><text:span text:style-name="T25">Goal Set</text:span></text:p>
            </text:list-header>
          </text:list>
          <draw:enhanced-geometry svg:viewBox="0 0 21600 21600" draw:type="rectangle" draw:enhanced-path="M 0 0 L 21600 0 21600 21600 0 21600 0 0 Z N"/>
        </draw:custom-shape>
        <draw:custom-shape draw:style-name="gr38" draw:text-style-name="P3" draw:layer="layout" svg:width="4.379cm" svg:height="1.164cm" svg:x="10.323cm" svg:y="9.247cm">
          <text:p/>
          <draw:enhanced-geometry svg:viewBox="0 0 2268 604" draw:type="non-primitive" draw:enhanced-path="M 192 604 L 2076 604 C 2182 604 2268 518 2268 412 2268 412 2268 412 2268 412 L 2268 192 C 2268 85 2182 0 2076 0 L 192 0 C 86 0 0 85 0 192 L 0 412 C 0 518 86 604 192 604 Z N"/>
        </draw:custom-shape>
        <draw:custom-shape draw:style-name="gr37" draw:text-style-name="P3" draw:layer="layout" svg:width="4.379cm" svg:height="1.164cm" svg:x="10.323cm" svg:y="9.247cm">
          <text:p/>
          <draw:enhanced-geometry svg:viewBox="0 0 2268 604" draw:type="non-primitive" draw:enhanced-path="M 192 604 L 2076 604 C 2182 604 2268 518 2268 412 2268 412 2268 412 2268 412 L 2268 192 C 2268 85 2182 0 2076 0 L 192 0 C 86 0 0 85 0 192 L 0 412 C 0 518 86 604 192 604 Z N"/>
        </draw:custom-shape>
        <draw:custom-shape draw:style-name="gr35" draw:text-style-name="P24" draw:layer="layout" svg:width="3.274cm" svg:height="1.185cm" svg:x="11.037cm" svg:y="9.226cm">
          <text:list text:style-name="L5">
            <text:list-header>
              <text:p text:style-name="P15"><text:span text:style-name="T25">Rule Set</text:span><text:span text:style-name="T25"><text:line-break/></text:span><text:span text:style-name="T25">(Strategy DSL)</text:span></text:p>
            </text:list-header>
          </text:list>
          <draw:enhanced-geometry svg:viewBox="0 0 21600 21600" draw:type="rectangle" draw:enhanced-path="M 0 0 L 21600 0 21600 21600 0 21600 0 0 Z N"/>
        </draw:custom-shape>
        <draw:line draw:style-name="gr39" draw:text-style-name="P14" draw:layer="layout" svg:x1="11.161cm" svg:y1="10.411cm" svg:x2="11.192cm" svg:y2="11.531cm">
          <text:p/>
        </draw:line>
        <draw:custom-shape draw:style-name="gr40" draw:text-style-name="P3" draw:layer="layout" svg:width="0.247cm" svg:height="0.37cm" svg:x="11.064cm" svg:y="11.501cm">
          <text:p/>
          <draw:enhanced-geometry svg:viewBox="0 0 56 84" draw:type="non-primitive" draw:enhanced-path="M 56 0 L 31 84 0 1 56 0 Z N"/>
        </draw:custom-shape>
        <draw:custom-shape draw:style-name="gr41" draw:text-style-name="P3" draw:layer="layout" svg:width="1.468cm" svg:height="0.397cm" svg:x="10.429cm" svg:y="10.945cm">
          <text:p/>
          <draw:enhanced-geometry svg:viewBox="0 0 21600 21600" draw:type="rectangle" draw:enhanced-path="M 0 0 L 21600 0 21600 21600 0 21600 0 0 Z N"/>
        </draw:custom-shape>
        <draw:custom-shape draw:style-name="gr35" draw:text-style-name="P3" draw:layer="layout" svg:width="1.564cm" svg:height="0.424cm" svg:x="10.432cm" svg:y="10.927cm">
          <text:list text:style-name="L5">
            <text:list-header>
              <text:p text:style-name="P25"><text:span text:style-name="T26">properties</text:span></text:p>
            </text:list-header>
          </text:list>
          <draw:enhanced-geometry svg:viewBox="0 0 21600 21600" draw:type="rectangle" draw:enhanced-path="M 0 0 L 21600 0 21600 21600 0 21600 0 0 Z N"/>
        </draw:custom-shape>
        <draw:line draw:style-name="gr39" draw:text-style-name="P14" draw:layer="layout" svg:x1="6.822cm" svg:y1="10.411cm" svg:x2="6.822cm" svg:y2="11.386cm">
          <text:p/>
        </draw:line>
        <draw:custom-shape draw:style-name="gr40" draw:text-style-name="P3" draw:layer="layout" svg:width="0.247cm" svg:height="0.37cm" svg:x="6.698cm" svg:y="11.355cm">
          <text:p/>
          <draw:enhanced-geometry svg:viewBox="0 0 56 84" draw:type="non-primitive" draw:enhanced-path="M 56 0 L 28 84 0 0 56 0 Z N"/>
        </draw:custom-shape>
        <draw:custom-shape draw:style-name="gr41" draw:text-style-name="P3" draw:layer="layout" svg:width="1.353cm" svg:height="0.397cm" svg:x="6.13cm" svg:y="10.87cm">
          <text:p/>
          <draw:enhanced-geometry svg:viewBox="0 0 21600 21600" draw:type="rectangle" draw:enhanced-path="M 0 0 L 21600 0 21600 21600 0 21600 0 0 Z N"/>
        </draw:custom-shape>
        <draw:custom-shape draw:style-name="gr35" draw:text-style-name="P3" draw:layer="layout" svg:width="1.446cm" svg:height="0.424cm" svg:x="6.136cm" svg:y="10.866cm">
          <text:list text:style-name="L5">
            <text:list-header>
              <text:p text:style-name="P25"><text:span text:style-name="T26">coverage</text:span></text:p>
            </text:list-header>
          </text:list>
          <draw:enhanced-geometry svg:viewBox="0 0 21600 21600" draw:type="rectangle" draw:enhanced-path="M 0 0 L 21600 0 21600 21600 0 21600 0 0 Z N"/>
        </draw:custom-shape>
        <draw:line draw:style-name="gr39" draw:text-style-name="P14" draw:layer="layout" svg:x1="13.242cm" svg:y1="11.871cm" svg:x2="13.242cm" svg:y2="10.751cm">
          <text:p/>
        </draw:line>
        <draw:custom-shape draw:style-name="gr40" draw:text-style-name="P3" draw:layer="layout" svg:width="0.247cm" svg:height="0.371cm" svg:x="13.119cm" svg:y="10.411cm">
          <text:p/>
          <draw:enhanced-geometry svg:viewBox="0 0 56 84" draw:type="non-primitive" draw:enhanced-path="M 0 84 L 28 0 56 84 0 84 Z N"/>
        </draw:custom-shape>
        <draw:custom-shape draw:style-name="gr41" draw:text-style-name="P3" draw:layer="layout" svg:width="1.464cm" svg:height="0.397cm" svg:x="12.493cm" svg:y="10.945cm">
          <text:p/>
          <draw:enhanced-geometry svg:viewBox="0 0 21600 21600" draw:type="rectangle" draw:enhanced-path="M 0 0 L 21600 0 21600 21600 0 21600 0 0 Z N"/>
        </draw:custom-shape>
        <draw:custom-shape draw:style-name="gr35" draw:text-style-name="P3" draw:layer="layout" svg:width="1.564cm" svg:height="0.424cm" svg:x="12.501cm" svg:y="10.927cm">
          <text:list text:style-name="L5">
            <text:list-header>
              <text:p text:style-name="P25"><text:span text:style-name="T26">properties</text:span></text:p>
            </text:list-header>
          </text:list>
          <draw:enhanced-geometry svg:viewBox="0 0 21600 21600" draw:type="rectangle" draw:enhanced-path="M 0 0 L 21600 0 21600 21600 0 21600 0 0 Z N"/>
        </draw:custom-shape>
        <draw:custom-shape draw:style-name="gr37" draw:text-style-name="P3" draw:layer="layout" svg:width="2.107cm" svg:height="3.77cm" svg:x="15.042cm" svg:y="5.477cm">
          <text:p/>
          <draw:enhanced-geometry svg:viewBox="0 0 478 855" draw:type="non-primitive" draw:enhanced-path="M 478 855 L 478 0 0 0 N"/>
        </draw:custom-shape>
        <draw:custom-shape draw:style-name="gr40" draw:text-style-name="P3" draw:layer="layout" svg:width="0.37cm" svg:height="0.247cm" svg:x="14.702cm" svg:y="5.353cm">
          <text:p/>
          <draw:enhanced-geometry svg:viewBox="0 0 84 56" draw:type="non-primitive" draw:enhanced-path="M 84 56 L 0 28 84 0 84 56 Z N"/>
        </draw:custom-shape>
        <draw:custom-shape draw:style-name="gr41" draw:text-style-name="P3" draw:layer="layout" svg:width="1.539cm" svg:height="0.794cm" svg:x="16.364cm" svg:y="5.741cm">
          <text:p/>
          <draw:enhanced-geometry svg:viewBox="0 0 21600 21600" draw:type="rectangle" draw:enhanced-path="M 0 0 L 21600 0 21600 21600 0 21600 0 0 Z N"/>
        </draw:custom-shape>
        <draw:custom-shape draw:style-name="gr35" draw:text-style-name="P3" draw:layer="layout" svg:width="1.539cm" svg:height="0.424cm" svg:x="16.362cm" svg:y="5.741cm">
          <text:list text:style-name="L5">
            <text:list-header>
              <text:p text:style-name="P25"><text:span text:style-name="T26">input data</text:span></text:p>
            </text:list-header>
          </text:list>
          <draw:enhanced-geometry svg:viewBox="0 0 21600 21600" draw:type="rectangle" draw:enhanced-path="M 0 0 L 21600 0 21600 21600 0 21600 0 0 Z N"/>
        </draw:custom-shape>
        <draw:custom-shape draw:style-name="gr35" draw:text-style-name="P3" draw:layer="layout" svg:width="0.197cm" svg:height="0.424cm" svg:x="17.814cm" svg:y="5.741cm">
          <text:list text:style-name="L5">
            <text:list-header>
              <text:p text:style-name="P25"><text:span text:style-name="T26">, </text:span></text:p>
            </text:list-header>
          </text:list>
          <draw:enhanced-geometry svg:viewBox="0 0 21600 21600" draw:type="rectangle" draw:enhanced-path="M 0 0 L 21600 0 21600 21600 0 21600 0 0 Z N"/>
        </draw:custom-shape>
        <draw:custom-shape draw:style-name="gr35" draw:text-style-name="P3" draw:layer="layout" svg:width="0.942cm" svg:height="0.424cm" svg:x="16.701cm" svg:y="6.112cm">
          <text:list text:style-name="L5">
            <text:list-header>
              <text:p text:style-name="P25"><text:span text:style-name="T26">states</text:span></text:p>
            </text:list-header>
          </text:list>
          <draw:enhanced-geometry svg:viewBox="0 0 21600 21600" draw:type="rectangle" draw:enhanced-path="M 0 0 L 21600 0 21600 21600 0 21600 0 0 Z N"/>
        </draw:custom-shape>
        <draw:custom-shape draw:style-name="gr37" draw:text-style-name="P3" draw:layer="layout" svg:width="3.599cm" svg:height="5.045cm" svg:x="14.684cm" svg:y="3.863cm">
          <text:p/>
          <draw:enhanced-geometry svg:viewBox="0 0 816 1144" draw:type="non-primitive" draw:enhanced-path="M 0 0 L 816 0 816 1144 N"/>
        </draw:custom-shape>
        <draw:custom-shape draw:style-name="gr40" draw:text-style-name="P3" draw:layer="layout" svg:width="0.247cm" svg:height="0.37cm" svg:x="18.159cm" svg:y="8.877cm">
          <text:p/>
          <draw:enhanced-geometry svg:viewBox="0 0 56 84" draw:type="non-primitive" draw:enhanced-path="M 56 0 L 28 84 0 0 56 0 Z N"/>
        </draw:custom-shape>
        <draw:custom-shape draw:style-name="gr41" draw:text-style-name="P3" draw:layer="layout" svg:width="1.394cm" svg:height="1.976cm" svg:x="17.568cm" svg:y="3.77cm">
          <text:p/>
          <draw:enhanced-geometry svg:viewBox="0 0 21600 21600" draw:type="rectangle" draw:enhanced-path="M 0 0 L 21600 0 21600 21600 0 21600 0 0 Z N"/>
        </draw:custom-shape>
        <draw:custom-shape draw:style-name="gr35" draw:text-style-name="P3" draw:layer="layout" svg:width="1.153cm" svg:height="0.424cm" svg:x="17.689cm" svg:y="3.766cm">
          <text:list text:style-name="L5">
            <text:list-header>
              <text:p text:style-name="P25"><text:span text:style-name="T26">outputs</text:span></text:p>
            </text:list-header>
          </text:list>
          <draw:enhanced-geometry svg:viewBox="0 0 21600 21600" draw:type="rectangle" draw:enhanced-path="M 0 0 L 21600 0 21600 21600 0 21600 0 0 Z N"/>
        </draw:custom-shape>
        <draw:custom-shape draw:style-name="gr35" draw:text-style-name="P3" draw:layer="layout" svg:width="0.197cm" svg:height="0.424cm" svg:x="18.771cm" svg:y="3.766cm">
          <text:list text:style-name="L5">
            <text:list-header>
              <text:p text:style-name="P25"><text:span text:style-name="T26">, </text:span></text:p>
            </text:list-header>
          </text:list>
          <draw:enhanced-geometry svg:viewBox="0 0 21600 21600" draw:type="rectangle" draw:enhanced-path="M 0 0 L 21600 0 21600 21600 0 21600 0 0 Z N"/>
        </draw:custom-shape>
        <draw:custom-shape draw:style-name="gr35" draw:text-style-name="P3" draw:layer="layout" svg:width="0.942cm" svg:height="0.424cm" svg:x="17.781cm" svg:y="4.136cm">
          <text:list text:style-name="L5">
            <text:list-header>
              <text:p text:style-name="P25"><text:span text:style-name="T26">states</text:span></text:p>
            </text:list-header>
          </text:list>
          <draw:enhanced-geometry svg:viewBox="0 0 21600 21600" draw:type="rectangle" draw:enhanced-path="M 0 0 L 21600 0 21600 21600 0 21600 0 0 Z N"/>
        </draw:custom-shape>
        <draw:custom-shape draw:style-name="gr35" draw:text-style-name="P3" draw:layer="layout" svg:width="0.099cm" svg:height="0.424cm" svg:x="18.679cm" svg:y="4.136cm">
          <text:list text:style-name="L5">
            <text:list-header>
              <text:p text:style-name="P25"><text:span text:style-name="T26">,</text:span></text:p>
            </text:list-header>
          </text:list>
          <draw:enhanced-geometry svg:viewBox="0 0 21600 21600" draw:type="rectangle" draw:enhanced-path="M 0 0 L 21600 0 21600 21600 0 21600 0 0 Z N"/>
        </draw:custom-shape>
        <draw:custom-shape draw:style-name="gr35" draw:text-style-name="P3" draw:layer="layout" svg:width="1.386cm" svg:height="0.424cm" svg:x="17.568cm" svg:y="4.538cm">
          <text:list text:style-name="L5">
            <text:list-header>
              <text:p text:style-name="P25"><text:span text:style-name="T26">solutions</text:span></text:p>
            </text:list-header>
          </text:list>
          <draw:enhanced-geometry svg:viewBox="0 0 21600 21600" draw:type="rectangle" draw:enhanced-path="M 0 0 L 21600 0 21600 21600 0 21600 0 0 Z N"/>
        </draw:custom-shape>
        <draw:custom-shape draw:style-name="gr35" draw:text-style-name="P3" draw:layer="layout" svg:width="0.099cm" svg:height="0.424cm" svg:x="18.895cm" svg:y="4.538cm">
          <text:list text:style-name="L5">
            <text:list-header>
              <text:p text:style-name="P25"><text:span text:style-name="T26">,</text:span></text:p>
            </text:list-header>
          </text:list>
          <draw:enhanced-geometry svg:viewBox="0 0 21600 21600" draw:type="rectangle" draw:enhanced-path="M 0 0 L 21600 0 21600 21600 0 21600 0 0 Z N"/>
        </draw:custom-shape>
        <draw:custom-shape draw:style-name="gr35" draw:text-style-name="P3" draw:layer="layout" svg:width="0.861cm" svg:height="0.424cm" svg:x="17.905cm" svg:y="4.939cm">
          <text:list text:style-name="L5">
            <text:list-header>
              <text:p text:style-name="P25"><text:span text:style-name="T26">code </text:span></text:p>
            </text:list-header>
          </text:list>
          <draw:enhanced-geometry svg:viewBox="0 0 21600 21600" draw:type="rectangle" draw:enhanced-path="M 0 0 L 21600 0 21600 21600 0 21600 0 0 Z N"/>
        </draw:custom-shape>
        <draw:custom-shape draw:style-name="gr35" draw:text-style-name="P3" draw:layer="layout" svg:width="1.446cm" svg:height="0.424cm" svg:x="17.597cm" svg:y="5.34cm">
          <text:list text:style-name="L5">
            <text:list-header>
              <text:p text:style-name="P25"><text:span text:style-name="T26">coverage</text:span></text:p>
            </text:list-header>
          </text:list>
          <draw:enhanced-geometry svg:viewBox="0 0 21600 21600" draw:type="rectangle" draw:enhanced-path="M 0 0 L 21600 0 21600 21600 0 21600 0 0 Z N"/>
        </draw:custom-shape>
        <draw:line draw:style-name="gr39" draw:text-style-name="P14" draw:layer="layout" svg:x1="6.822cm" svg:y1="6.041cm" svg:x2="6.822cm" svg:y2="8.908cm">
          <text:p/>
        </draw:line>
        <draw:custom-shape draw:style-name="gr40" draw:text-style-name="P3" draw:layer="layout" svg:width="0.247cm" svg:height="0.37cm" svg:x="6.698cm" svg:y="8.877cm">
          <text:p/>
          <draw:enhanced-geometry svg:viewBox="0 0 56 84" draw:type="non-primitive" draw:enhanced-path="M 56 0 L 28 84 0 0 56 0 Z N"/>
        </draw:custom-shape>
        <draw:custom-shape draw:style-name="gr41" draw:text-style-name="P3" draw:layer="layout" svg:width="1.742cm" svg:height="1.976cm" svg:x="5.935cm" svg:y="6.654cm">
          <text:p/>
          <draw:enhanced-geometry svg:viewBox="0 0 21600 21600" draw:type="rectangle" draw:enhanced-path="M 0 0 L 21600 0 21600 21600 0 21600 0 0 Z N"/>
        </draw:custom-shape>
        <draw:custom-shape draw:style-name="gr35" draw:text-style-name="P3" draw:layer="layout" svg:width="1.539cm" svg:height="0.424cm" svg:x="6.044cm" svg:y="6.637cm">
          <text:list text:style-name="L5">
            <text:list-header>
              <text:p text:style-name="P25"><text:span text:style-name="T26">input data</text:span></text:p>
            </text:list-header>
          </text:list>
          <draw:enhanced-geometry svg:viewBox="0 0 21600 21600" draw:type="rectangle" draw:enhanced-path="M 0 0 L 21600 0 21600 21600 0 21600 0 0 Z N"/>
        </draw:custom-shape>
        <draw:custom-shape draw:style-name="gr35" draw:text-style-name="P3" draw:layer="layout" svg:width="0.099cm" svg:height="0.424cm" svg:x="7.496cm" svg:y="6.637cm">
          <text:list text:style-name="L5">
            <text:list-header>
              <text:p text:style-name="P25"><text:span text:style-name="T26">,</text:span></text:p>
            </text:list-header>
          </text:list>
          <draw:enhanced-geometry svg:viewBox="0 0 21600 21600" draw:type="rectangle" draw:enhanced-path="M 0 0 L 21600 0 21600 21600 0 21600 0 0 Z N"/>
        </draw:custom-shape>
        <draw:custom-shape draw:style-name="gr35" draw:text-style-name="P3" draw:layer="layout" svg:width="1.755cm" svg:height="0.424cm" svg:x="5.949cm" svg:y="7.038cm">
          <text:list text:style-name="L5">
            <text:list-header>
              <text:p text:style-name="P25"><text:span text:style-name="T26">output data</text:span></text:p>
            </text:list-header>
          </text:list>
          <draw:enhanced-geometry svg:viewBox="0 0 21600 21600" draw:type="rectangle" draw:enhanced-path="M 0 0 L 21600 0 21600 21600 0 21600 0 0 Z N"/>
        </draw:custom-shape>
        <draw:custom-shape draw:style-name="gr35" draw:text-style-name="P3" draw:layer="layout" svg:width="0.197cm" svg:height="0.424cm" svg:x="7.588cm" svg:y="7.038cm">
          <text:list text:style-name="L5">
            <text:list-header>
              <text:p text:style-name="P25"><text:span text:style-name="T26">, </text:span></text:p>
            </text:list-header>
          </text:list>
          <draw:enhanced-geometry svg:viewBox="0 0 21600 21600" draw:type="rectangle" draw:enhanced-path="M 0 0 L 21600 0 21600 21600 0 21600 0 0 Z N"/>
        </draw:custom-shape>
        <draw:custom-shape draw:style-name="gr35" draw:text-style-name="P3" draw:layer="layout" svg:width="0.942cm" svg:height="0.424cm" svg:x="6.32cm" svg:y="7.439cm">
          <text:list text:style-name="L5">
            <text:list-header>
              <text:p text:style-name="P25"><text:span text:style-name="T26">states</text:span></text:p>
            </text:list-header>
          </text:list>
          <draw:enhanced-geometry svg:viewBox="0 0 21600 21600" draw:type="rectangle" draw:enhanced-path="M 0 0 L 21600 0 21600 21600 0 21600 0 0 Z N"/>
        </draw:custom-shape>
        <draw:custom-shape draw:style-name="gr35" draw:text-style-name="P3" draw:layer="layout" svg:width="0.099cm" svg:height="0.424cm" svg:x="7.218cm" svg:y="7.439cm">
          <text:list text:style-name="L5">
            <text:list-header>
              <text:p text:style-name="P25"><text:span text:style-name="T26">,</text:span></text:p>
            </text:list-header>
          </text:list>
          <draw:enhanced-geometry svg:viewBox="0 0 21600 21600" draw:type="rectangle" draw:enhanced-path="M 0 0 L 21600 0 21600 21600 0 21600 0 0 Z N"/>
        </draw:custom-shape>
        <draw:custom-shape draw:style-name="gr35" draw:text-style-name="P3" draw:layer="layout" svg:width="0.861cm" svg:height="0.424cm" svg:x="6.445cm" svg:y="7.84cm">
          <text:list text:style-name="L5">
            <text:list-header>
              <text:p text:style-name="P25"><text:span text:style-name="T26">code </text:span></text:p>
            </text:list-header>
          </text:list>
          <draw:enhanced-geometry svg:viewBox="0 0 21600 21600" draw:type="rectangle" draw:enhanced-path="M 0 0 L 21600 0 21600 21600 0 21600 0 0 Z N"/>
        </draw:custom-shape>
        <draw:custom-shape draw:style-name="gr35" draw:text-style-name="P3" draw:layer="layout" svg:width="1.446cm" svg:height="0.424cm" svg:x="6.136cm" svg:y="8.211cm">
          <text:list text:style-name="L5">
            <text:list-header>
              <text:p text:style-name="P25"><text:span text:style-name="T26">coverage</text:span></text:p>
            </text:list-header>
          </text:list>
          <draw:enhanced-geometry svg:viewBox="0 0 21600 21600" draw:type="rectangle" draw:enhanced-path="M 0 0 L 21600 0 21600 21600 0 21600 0 0 Z N"/>
        </draw:custom-shape>
        <draw:custom-shape draw:style-name="gr37" draw:text-style-name="P3" draw:layer="layout" svg:width="1.557cm" svg:height="2.624cm" svg:x="14.702cm" svg:y="9.829cm">
          <text:p/>
          <draw:enhanced-geometry svg:viewBox="0 0 353 595" draw:type="non-primitive" draw:enhanced-path="M 0 595 L 264 595 264 0 353 0 N"/>
        </draw:custom-shape>
        <draw:custom-shape draw:style-name="gr40" draw:text-style-name="P3" draw:layer="layout" svg:width="0.37cm" svg:height="0.247cm" svg:x="16.228cm" svg:y="9.706cm">
          <text:p/>
          <draw:enhanced-geometry svg:viewBox="0 0 84 56" draw:type="non-primitive" draw:enhanced-path="M 0 0 L 84 28 0 56 0 0 Z N"/>
        </draw:custom-shape>
        <draw:custom-shape draw:style-name="gr41" draw:text-style-name="P3" draw:layer="layout" svg:width="1.464cm" svg:height="0.397cm" svg:x="15.121cm" svg:y="11.161cm">
          <text:p/>
          <draw:enhanced-geometry svg:viewBox="0 0 21600 21600" draw:type="rectangle" draw:enhanced-path="M 0 0 L 21600 0 21600 21600 0 21600 0 0 Z N"/>
        </draw:custom-shape>
        <draw:custom-shape draw:style-name="gr35" draw:text-style-name="P3" draw:layer="layout" svg:width="1.564cm" svg:height="0.424cm" svg:x="15.129cm" svg:y="11.143cm">
          <text:list text:style-name="L5">
            <text:list-header>
              <text:p text:style-name="P25"><text:span text:style-name="T26">properties</text:span></text:p>
            </text:list-header>
          </text:list>
          <draw:enhanced-geometry svg:viewBox="0 0 21600 21600" draw:type="rectangle" draw:enhanced-path="M 0 0 L 21600 0 21600 21600 0 21600 0 0 Z N"/>
        </draw:custom-shape>
        <draw:custom-shape draw:style-name="gr44" draw:text-style-name="P3" draw:layer="layout" svg:width="2.884cm" svg:height="2.351cm" svg:x="19.659cm" svg:y="3.166cm">
          <text:p/>
          <draw:enhanced-geometry svg:viewBox="0 0 1494 1219" draw:type="non-primitive" draw:enhanced-path="M 228 0 C 186 0 152 35 152 77 L 152 1067 76 1067 C 34 1067 0 1101 0 1143 0 1185 34 1219 76 1219 L 1266 1219 C 1308 1219 1342 1185 1342 1143 L 1342 153 1418 153 C 1460 153 1494 119 1494 77 1494 35 1460 0 1418 0 L 228 0 Z N"/>
        </draw:custom-shape>
        <draw:custom-shape draw:style-name="gr45" draw:text-style-name="P3" draw:layer="layout" svg:width="0.225cm" svg:height="0.15cm" svg:x="20.011cm" svg:y="3.285cm">
          <text:p/>
          <draw:enhanced-geometry svg:viewBox="0 0 115 76" draw:type="non-primitive" draw:enhanced-path="M 115 0 C 115 42 81 76 38 76 17 76 0 59 0 38 0 17 17 0 38 0 L 115 0 Z N"/>
        </draw:custom-shape>
        <draw:custom-shape draw:style-name="gr45" draw:text-style-name="P3" draw:layer="layout" svg:width="0.296cm" svg:height="0.291cm" svg:x="19.645cm" svg:y="5.199cm">
          <text:p/>
          <draw:enhanced-geometry svg:viewBox="0 0 152 152" draw:type="non-primitive" draw:enhanced-path="M 76 0 C 34 0 0 34 0 76 0 118 34 152 76 152 118 152 152 118 152 76 L 76 76 C 97 76 114 59 114 38 114 17 97 0 76 0 Z N"/>
        </draw:custom-shape>
        <draw:custom-shape draw:style-name="gr46" draw:text-style-name="P3" draw:layer="layout" svg:width="2.884cm" svg:height="2.35cm" svg:x="19.645cm" svg:y="3.14cm">
          <text:p/>
          <draw:enhanced-geometry svg:viewBox="0 0 1494 1219" draw:type="non-primitive" draw:enhanced-path="M 228 0 C 186 0 152 35 152 77 L 152 1067 76 1067 C 34 1067 0 1101 0 1143 0 1185 34 1219 76 1219 L 1266 1219 C 1308 1219 1342 1185 1342 1143 L 1342 153 1418 153 C 1460 153 1494 119 1494 77 1494 35 1460 0 1418 0 L 228 0 Z N"/>
        </draw:custom-shape>
        <draw:custom-shape draw:style-name="gr46" draw:text-style-name="P3" draw:layer="layout" svg:width="0.225cm" svg:height="0.295cm" svg:x="20.011cm" svg:y="3.14cm">
          <text:p/>
          <draw:enhanced-geometry svg:viewBox="0 0 115 153" draw:type="non-primitive" draw:enhanced-path="M 38 0 C 81 0 115 35 115 77 115 119 81 153 38 153 17 153 0 136 0 115 0 94 17 77 38 77 L 115 77 N"/>
        </draw:custom-shape>
        <draw:line draw:style-name="gr47" draw:text-style-name="P14" draw:layer="layout" svg:x1="20.086cm" svg:y1="3.435cm" svg:x2="22.238cm" svg:y2="3.435cm">
          <text:p/>
        </draw:line>
        <draw:custom-shape draw:style-name="gr46" draw:text-style-name="P3" draw:layer="layout" svg:width="0.146cm" svg:height="0.291cm" svg:x="19.795cm" svg:y="5.199cm">
          <text:p/>
          <draw:enhanced-geometry svg:viewBox="0 0 76 152" draw:type="non-primitive" draw:enhanced-path="M 0 152 C 42 152 76 118 76 76 L 76 0 N"/>
        </draw:custom-shape>
        <draw:custom-shape draw:style-name="gr46" draw:text-style-name="P3" draw:layer="layout" svg:width="0.146cm" svg:height="0.146cm" svg:x="19.795cm" svg:y="5.199cm">
          <text:p/>
          <draw:enhanced-geometry svg:viewBox="0 0 76 76" draw:type="non-primitive" draw:enhanced-path="M 0 0 C 21 0 38 17 38 38 38 59 21 76 0 76 L 76 76 N"/>
        </draw:custom-shape>
        <draw:custom-shape draw:style-name="gr35" draw:text-style-name="P3" draw:layer="layout" svg:width="1.09cm" svg:height="0.424cm" svg:x="20.229cm" svg:y="3.365cm">
          <text:list text:style-name="L5">
            <text:list-header>
              <text:p text:style-name="P25"><text:span text:style-name="T27">Legend</text:span></text:p>
            </text:list-header>
          </text:list>
          <draw:enhanced-geometry svg:viewBox="0 0 21600 21600" draw:type="rectangle" draw:enhanced-path="M 0 0 L 21600 0 21600 21600 0 21600 0 0 Z N"/>
        </draw:custom-shape>
        <draw:custom-shape draw:style-name="gr45" draw:text-style-name="P3" draw:layer="layout" svg:width="0.225cm" svg:height="0.15cm" svg:x="20.011cm" svg:y="3.285cm">
          <text:p/>
          <draw:enhanced-geometry svg:viewBox="0 0 115 76" draw:type="non-primitive" draw:enhanced-path="M 115 0 C 115 42 81 76 38 76 17 76 0 59 0 38 0 17 17 0 38 0 L 115 0 Z N"/>
        </draw:custom-shape>
        <draw:custom-shape draw:style-name="gr45" draw:text-style-name="P3" draw:layer="layout" svg:width="0.296cm" svg:height="0.291cm" svg:x="19.645cm" svg:y="5.199cm">
          <text:p/>
          <draw:enhanced-geometry svg:viewBox="0 0 152 152" draw:type="non-primitive" draw:enhanced-path="M 76 0 C 34 0 0 34 0 76 0 118 34 152 76 152 118 152 152 118 152 76 L 76 76 C 97 76 114 59 114 38 114 17 97 0 76 0 Z N"/>
        </draw:custom-shape>
        <draw:custom-shape draw:style-name="gr46" draw:text-style-name="P3" draw:layer="layout" svg:width="0.225cm" svg:height="0.295cm" svg:x="20.011cm" svg:y="3.14cm">
          <text:p/>
          <draw:enhanced-geometry svg:viewBox="0 0 115 153" draw:type="non-primitive" draw:enhanced-path="M 38 0 C 81 0 115 35 115 77 115 119 81 153 38 153 17 153 0 136 0 115 0 94 17 77 38 77 L 115 77 N"/>
        </draw:custom-shape>
        <draw:line draw:style-name="gr47" draw:text-style-name="P14" draw:layer="layout" svg:x1="20.086cm" svg:y1="3.435cm" svg:x2="22.238cm" svg:y2="3.435cm">
          <text:p/>
        </draw:line>
        <draw:custom-shape draw:style-name="gr46" draw:text-style-name="P3" draw:layer="layout" svg:width="0.146cm" svg:height="0.291cm" svg:x="19.795cm" svg:y="5.199cm">
          <text:p/>
          <draw:enhanced-geometry svg:viewBox="0 0 76 152" draw:type="non-primitive" draw:enhanced-path="M 0 152 C 42 152 76 118 76 76 L 76 0 N"/>
        </draw:custom-shape>
        <draw:custom-shape draw:style-name="gr46" draw:text-style-name="P3" draw:layer="layout" svg:width="0.146cm" svg:height="0.146cm" svg:x="19.795cm" svg:y="5.199cm">
          <text:p/>
          <draw:enhanced-geometry svg:viewBox="0 0 76 76" draw:type="non-primitive" draw:enhanced-path="M 0 0 C 21 0 38 17 38 38 38 59 21 76 0 76 L 76 76 N"/>
        </draw:custom-shape>
        <draw:custom-shape draw:style-name="gr46" draw:text-style-name="P3" draw:layer="layout" svg:width="1.962cm" svg:height="0.344cm" svg:x="20.223cm" svg:y="4.374cm">
          <text:p/>
          <draw:enhanced-geometry svg:viewBox="0 0 21600 21600" draw:type="rectangle" draw:enhanced-path="M 0 0 L 21600 0 21600 21600 0 21600 0 0 Z N"/>
        </draw:custom-shape>
        <draw:custom-shape draw:style-name="gr48" draw:text-style-name="P3" draw:layer="layout" svg:width="1.962cm" svg:height="0.344cm" svg:x="20.223cm" svg:y="4.374cm">
          <text:p/>
          <draw:enhanced-geometry svg:viewBox="0 0 445 78" draw:type="non-primitive" draw:enhanced-path="M 0 0 L 0 78 445 78 445 0 0 0 0 0 Z N"/>
        </draw:custom-shape>
        <draw:custom-shape draw:style-name="gr35" draw:text-style-name="P3" draw:layer="layout" svg:width="1.64cm" svg:height="0.424cm" svg:x="20.633cm" svg:y="4.322cm">
          <text:list text:style-name="L5">
            <text:list-header>
              <text:p text:style-name="P25"><text:span text:style-name="T27">framework</text:span></text:p>
            </text:list-header>
          </text:list>
          <draw:enhanced-geometry svg:viewBox="0 0 21600 21600" draw:type="rectangle" draw:enhanced-path="M 0 0 L 21600 0 21600 21600 0 21600 0 0 Z N"/>
        </draw:custom-shape>
        <draw:custom-shape draw:style-name="gr42" draw:text-style-name="P3" draw:layer="layout" svg:width="1.962cm" svg:height="0.343cm" svg:x="20.223cm" svg:y="4.86cm">
          <text:p/>
          <draw:enhanced-geometry svg:viewBox="0 0 445 78" draw:type="non-primitive" draw:enhanced-path="M 0 0 L 0 78 445 78 445 0 0 0 0 0 Z N"/>
        </draw:custom-shape>
        <draw:custom-shape draw:style-name="gr46" draw:text-style-name="P3" draw:layer="layout" svg:width="1.962cm" svg:height="0.343cm" svg:x="20.223cm" svg:y="4.86cm">
          <text:p/>
          <draw:enhanced-geometry svg:viewBox="0 0 21600 21600" draw:type="rectangle" draw:enhanced-path="M 0 0 L 21600 0 21600 21600 0 21600 0 0 Z N"/>
        </draw:custom-shape>
        <draw:custom-shape draw:style-name="gr35" draw:text-style-name="P3" draw:layer="layout" svg:width="1.615cm" svg:height="0.424cm" svg:x="20.756cm" svg:y="4.815cm">
          <text:list text:style-name="L5">
            <text:list-header>
              <text:p text:style-name="P25"><text:span text:style-name="T27">generated </text:span></text:p>
            </text:list-header>
          </text:list>
          <draw:enhanced-geometry svg:viewBox="0 0 21600 21600" draw:type="rectangle" draw:enhanced-path="M 0 0 L 21600 0 21600 21600 0 21600 0 0 Z N"/>
        </draw:custom-shape>
        <draw:custom-shape draw:style-name="gr49" draw:text-style-name="P3" draw:layer="layout" svg:width="1.962cm" svg:height="0.344cm" svg:x="20.223cm" svg:y="3.854cm">
          <text:p/>
          <draw:enhanced-geometry svg:viewBox="0 0 445 78" draw:type="non-primitive" draw:enhanced-path="M 0 0 L 0 78 445 78 445 0 0 0 0 0 Z N"/>
        </draw:custom-shape>
        <draw:custom-shape draw:style-name="gr46" draw:text-style-name="P3" draw:layer="layout" svg:width="1.962cm" svg:height="0.344cm" svg:x="20.223cm" svg:y="3.854cm">
          <text:p/>
          <draw:enhanced-geometry svg:viewBox="0 0 21600 21600" draw:type="rectangle" draw:enhanced-path="M 0 0 L 21600 0 21600 21600 0 21600 0 0 Z N"/>
        </draw:custom-shape>
        <draw:custom-shape draw:style-name="gr35" draw:text-style-name="P3" draw:layer="layout" svg:width="0.781cm" svg:height="0.424cm" svg:x="21.308cm" svg:y="3.859cm">
          <text:list text:style-name="L5">
            <text:list-header>
              <text:p text:style-name="P25"><text:span text:style-name="T27">input</text:span></text:p>
            </text:list-header>
          </text:list>
          <draw:enhanced-geometry svg:viewBox="0 0 21600 21600" draw:type="rectangle" draw:enhanced-path="M 0 0 L 21600 0 21600 21600 0 21600 0 0 Z N"/>
        </draw:custom-shape>
        <presentation:notes draw:style-name="dp2">
          <draw:page-thumbnail draw:style-name="gr1" draw:layer="layout" svg:width="10.561cm" svg:height="7.312cm" svg:x="9.062cm" svg:y="1.521cm" draw:page-number="34" presentation:class="page"/>
          <draw:frame presentation:style-name="pr6" draw:layer="layout" svg:width="20.62cm" svg:height="8.844cm" svg:x="3.863cm" svg:y="9.441cm" presentation:class="notes" presentation:placeholder="true">
            <draw:text-box/>
          </draw:frame>
        </presentation:notes>
      </draw:page>
      <draw:page draw:name="Project Experiences" draw:style-name="dp3" draw:master-page-name="Standard" presentation:presentation-page-layout-name="AL1T1">
        <draw:frame presentation:style-name="pr4" draw:text-style-name="P3" draw:layer="layout" svg:width="23.34cm" svg:height="1.249cm" svg:x="2.073cm" svg:y="1.19cm" presentation:class="title" presentation:user-transformed="true">
          <draw:text-box>
            <text:list text:style-name="L5">
              <text:list-header>
                <text:p text:style-name="P6"><text:span text:style-name="T3">Project Experiences</text:span></text:p>
              </text:list-header>
            </text:list>
          </draw:text-box>
        </draw:frame>
        <draw:frame presentation:style-name="pr26" draw:text-style-name="P3" draw:layer="layout" svg:width="24.478cm" svg:height="9.491cm" svg:x="1.826cm" svg:y="4.123cm" presentation:class="outline" presentation:user-transformed="true">
          <draw:text-box>
            <text:list text:style-name="L2">
              <text:list-header>
                <text:p text:style-name="P4"><text:span text:style-name="T2">Easy temporal and resource allocation for different work packages (oracles, strategies, script writer, test driver)</text:span></text:p>
              </text:list-header>
            </text:list>
            <text:list text:style-name="L8">
              <text:list-item>
                <text:list>
                  <text:list-item>
                    <text:p text:style-name="P20"><text:span text:style-name="T2">Strategies development starts in the concept phase,</text:span></text:p>
                  </text:list-item>
                  <text:list-item>
                    <text:p text:style-name="P20"><text:span text:style-name="T2">Shorter learning time for new colleagues,</text:span></text:p>
                  </text:list-item>
                  <text:list-item>
                    <text:p text:style-name="P20"><text:span text:style-name="T2">No extra communication costs like we had before if test specification and implementation were done by different persons.</text:span></text:p>
                  </text:list-item>
                </text:list>
              </text:list-item>
            </text:list>
            <text:list text:style-name="L2">
              <text:list-header>
                <text:p text:style-name="P4"><text:span text:style-name="T2">Easier administration of multiple products with different feature sets</text:span></text:p>
              </text:list-header>
            </text:list>
            <text:list text:style-name="L8">
              <text:list-item>
                <text:list>
                  <text:list-item>
                    <text:p text:style-name="P20"><text:span text:style-name="T2">Estimated cost reduction for specification updates and successor versions of over 50%</text:span></text:p>
                  </text:list-item>
                </text:list>
              </text:list-item>
            </text:list>
          </draw:text-box>
        </draw:frame>
        <presentation:notes draw:style-name="dp2">
          <draw:page-thumbnail draw:style-name="gr1" draw:layer="layout" svg:width="10.561cm" svg:height="7.312cm" svg:x="9.062cm" svg:y="1.521cm" draw:page-number="35" presentation:class="page"/>
          <draw:frame presentation:style-name="pr6" draw:text-style-name="P2" draw:layer="layout" svg:width="20.62cm" svg:height="8.844cm" svg:x="3.863cm" svg:y="9.441cm" presentation:class="notes" presentation:placeholder="true">
            <draw:text-box/>
          </draw:frame>
        </presentation:notes>
      </draw:page>
      <draw:page draw:name="page36" draw:style-name="dp1" draw:master-page-name="Standard" presentation:presentation-page-layout-name="AL1T1">
        <draw:frame presentation:style-name="pr1" draw:layer="layout" svg:width="23.34cm" svg:height="1.249cm" svg:x="2.073cm" svg:y="1.19cm" presentation:class="title">
          <draw:text-box>
            <text:p>Open source project</text:p>
          </draw:text-box>
        </draw:frame>
        <draw:frame presentation:style-name="pr2" draw:layer="layout" svg:width="23.34cm" svg:height="11.049cm" svg:x="2.073cm" svg:y="3.76cm" presentation:class="outline">
          <draw:text-box>
            <text:list text:style-name="L2">
              <text:list-item>
                <text:list>
                  <text:list-item>
                    <text:p>https://github.com/dpolivaev/test-generation</text:p>
                  </text:list-item>
                </text:list>
              </text:list-item>
            </text:list>
          </draw:text-box>
        </draw:frame>
        <presentation:notes draw:style-name="dp2">
          <draw:page-thumbnail draw:style-name="gr1" draw:layer="layout" svg:width="10.561cm" svg:height="7.313cm" svg:x="9.061cm" svg:y="1.521cm" draw:page-number="36" presentation:class="page"/>
          <draw:frame presentation:style-name="pr3" draw:layer="layout" svg:width="20.62cm" svg:height="8.843cm" svg:x="3.863cm" svg:y="9.44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1" svg:font-family="Consolas" style:font-family-generic="swiss" style:font-pitch="fixed"/>
    <style:font-face style:name="Arial1" svg:font-family="Arial" style:font-pitch="variable"/>
    <style:font-face style:name="Mangal1" svg:font-family="Mangal" style:font-pitch="variable"/>
    <style:font-face style:name="Microsoft YaHei1" svg:font-family="'Microsoft YaHei'" style:font-pitch="variable"/>
    <style:font-face style:name="Times New Roman2" svg:font-family="'Times New Roman'" style:font-pitch="variable"/>
    <style:font-face style:name="Arial" svg:font-family="Arial" style:font-family-generic="roman" style:font-pitch="variable"/>
    <style:font-face style:name="Frutiger 45 Light1" svg:font-family="'Frutiger 45 Light'" style:font-family-generic="roman" style:font-pitch="variable"/>
    <style:font-face style:name="Frutiger 55 Roman1" svg:font-family="'Frutiger 55 Roman'" style:font-family-generic="roman" style:font-pitch="variable"/>
    <style:font-face style:name="Times New Roman" svg:font-family="'Times New Roman'" style:font-family-generic="roman" style:font-pitch="variable"/>
    <style:font-face style:name="Consolas" svg:font-family="Consolas" style:font-family-generic="swiss" style:font-pitch="variable"/>
    <style:font-face style:name="Frutiger 45 Light" svg:font-family="'Frutiger 45 Light'" style:font-family-generic="swiss" style:font-pitch="variable"/>
    <style:font-face style:name="Frutiger 45 Light2" svg:font-family="'Frutiger 45 Light'" style:font-adornments="Standard" style:font-family-generic="swiss" style:font-pitch="variable"/>
    <style:font-face style:name="Frutiger 55 Roman" svg:font-family="'Frutiger 55 Roman'" style:font-family-generic="swiss" style:font-pitch="variable"/>
    <style:font-face style:name="Frutiger 65 Bold" svg:font-family="'Frutiger 65 Bold'"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draw:marker draw:name="Linienende_20_3" draw:display-name="Linienende 3" svg:viewBox="0 0 237 237" svg:d="m119 0 118 237h-237z"/>
    <draw:marker draw:name="msArrowEnd_20_5" draw:display-name="msArrowEnd 5" svg:viewBox="0 0 210 210" svg:d="m105 0 105 210h-21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Standard-outline1">
          <text:list-level-style-number text:level="1" style:num-format="">
            <style:list-level-properties/>
            <style:text-properties fo:color="#0076bc" fo:font-size="100%"/>
          </text:list-level-style-number>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style:graphic-properties>
      <style:paragraph-properties fo:margin-left="0cm" fo:margin-right="0cm" fo:margin-top="0.352cm" fo:margin-bottom="0cm" fo:line-height="100%" fo:text-align="start" fo:text-indent="0cm" style:punctuation-wrap="simple" style:line-break="normal" style:writing-mode="lr-tb" style:font-independent-line-spacing="true">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color="#000000" style:text-outline="false" style:text-line-through-style="none" style:text-position="0% 100%" style:font-name="Frutiger 45 Light" fo:font-family="'Frutiger 45 Light'" style:font-family-generic="swiss" style:font-pitch="variable" fo:font-size="20pt" fo:language="en" fo:country="US" fo:font-style="normal" fo:text-shadow="none" style:text-underline-style="none" fo:font-weight="normal"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57cm"/>
          <style:tab-stop style:position="2.892cm"/>
          <style:tab-stop style:position="5.428cm"/>
          <style:tab-stop style:position="7.963cm"/>
          <style:tab-stop style:position="10.499cm"/>
          <style:tab-stop style:position="13.035cm"/>
          <style:tab-stop style:position="15.57cm"/>
          <style:tab-stop style:position="18.106cm"/>
          <style:tab-stop style:position="20.641cm"/>
          <style:tab-stop style:position="23.177cm"/>
          <style:tab-stop style:position="25.713cm"/>
          <style:tab-stop style:position="28.248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3" style:family="presentation" style:parent-style-name="Standard-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94cm"/>
          <style:tab-stop style:position="4.33cm"/>
          <style:tab-stop style:position="6.865cm"/>
          <style:tab-stop style:position="9.401cm"/>
          <style:tab-stop style:position="11.937cm"/>
          <style:tab-stop style:position="14.472cm"/>
          <style:tab-stop style:position="17.008cm"/>
          <style:tab-stop style:position="19.543cm"/>
          <style:tab-stop style:position="22.079cm"/>
          <style:tab-stop style:position="24.615cm"/>
          <style:tab-stop style:position="27.15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4" style:family="presentation" style:parent-style-name="Standard-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26cm"/>
          <style:tab-stop style:position="3.161cm"/>
          <style:tab-stop style:position="5.697cm"/>
          <style:tab-stop style:position="8.232cm"/>
          <style:tab-stop style:position="10.768cm"/>
          <style:tab-stop style:position="13.304cm"/>
          <style:tab-stop style:position="15.839cm"/>
          <style:tab-stop style:position="18.375cm"/>
          <style:tab-stop style:position="20.91cm"/>
          <style:tab-stop style:position="23.446cm"/>
          <style:tab-stop style:position="25.98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76bc" fo:font-size="100%"/>
          </text:list-level-style-number>
          <text:list-level-style-bullet text:level="2" text:bullet-char="">
            <style:list-level-properties text:space-before="1.384cm"/>
            <style:text-properties fo:font-family="Wingdings" style:font-pitch="variable" style:font-charset="x-symbol" fo:color="#0076bc" fo:font-size="100%"/>
          </text:list-level-style-bullet>
          <text:list-level-style-bullet text:level="3" text:bullet-char="">
            <style:list-level-properties text:space-before="2.641cm"/>
            <style:text-properties fo:font-family="Wingdings" style:font-pitch="variable" style:font-charset="x-symbol" fo:color="#529ecb" fo:font-size="100%"/>
          </text:list-level-style-bullet>
          <text:list-level-style-bullet text:level="4" text:bullet-char="">
            <style:list-level-properties text:space-before="3.805cm"/>
            <style:text-properties fo:font-family="Wingdings" style:font-pitch="variable" style:font-charset="x-symbol" fo:color="#8bc0e0" fo:font-size="100%"/>
          </text:list-level-style-bullet>
          <text:list-level-style-bullet text:level="5" text:bullet-char="">
            <style:list-level-properties text:space-before="5.08cm"/>
            <style:text-properties fo:font-family="Wingdings" style:font-pitch="variable" style:font-charset="x-symbol" fo:color="#d1e2ec" fo:font-size="100%"/>
          </text:list-level-style-bullet>
          <text:list-level-style-bullet text:level="6" text:bullet-char="">
            <style:list-level-properties text:space-before="5.08cm"/>
            <style:text-properties fo:font-family="Wingdings" style:font-pitch="variable" style:font-charset="x-symbol" fo:color="#d1e2ec" fo:font-size="100%"/>
          </text:list-level-style-bullet>
          <text:list-level-style-bullet text:level="7" text:bullet-char="">
            <style:list-level-properties text:space-before="5.08cm"/>
            <style:text-properties fo:font-family="Wingdings" style:font-pitch="variable" style:font-charset="x-symbol" fo:color="#d1e2ec" fo:font-size="100%"/>
          </text:list-level-style-bullet>
          <text:list-level-style-bullet text:level="8" text:bullet-char="">
            <style:list-level-properties text:space-before="5.08cm"/>
            <style:text-properties fo:font-family="Wingdings" style:font-pitch="variable" style:font-charset="x-symbol" fo:color="#d1e2ec" fo:font-size="100%"/>
          </text:list-level-style-bullet>
          <text:list-level-style-bullet text:level="9" text:bullet-char="">
            <style:list-level-properties text:space-before="5.08cm"/>
            <style:text-properties fo:font-family="Wingdings" style:font-pitch="variable" style:font-charset="x-symbol" fo:color="#d1e2ec" fo:font-size="100%"/>
          </text:list-level-style-bullet>
          <text:list-level-style-bullet text:level="10" text:bullet-char="">
            <style:list-level-properties text:space-before="5.08cm"/>
            <style:text-properties fo:font-family="Wingdings" style:font-pitch="variable" style:font-charset="x-symbol" fo:color="#d1e2ec" fo:font-size="100%"/>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color="#000000" style:text-outline="false" style:text-line-through-style="none" style:text-position="0% 100%" style:font-name="Frutiger 55 Roman" fo:font-family="'Frutiger 55 Roman'" style:font-family-generic="swiss" style:font-pitch="variable" fo:font-size="13pt" fo:font-style="normal" fo:text-shadow="none" style:text-underline-style="none" fo:font-weight="normal" style:font-name-asian="Microsoft YaHei" style:font-family-asian="'Microsoft YaHei'" style:font-family-generic-asian="system" style:font-pitch-asian="variable" style:font-size-asian="13pt" style:font-style-asian="normal" style:font-weight-asian="normal" style:font-name-complex="Mangal" style:font-family-complex="Mangal" style:font-family-generic-complex="system" style:font-pitch-complex="variable" style:font-size-complex="13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bottom"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simple" style:line-break="normal" style:writing-mode="lr-tb" style:font-independent-line-spacing="true">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color="#000000" style:text-outline="false" style:text-line-through-style="none" style:text-position="0% 100%" style:font-name="Times New Roman" fo:font-family="'Times New Roman'" style:font-family-generic="roman" style:font-pitch="variable" fo:font-size="28pt" fo:language="en" fo:country="US" fo:font-style="normal" fo:text-shadow="none" style:text-underline-style="none" fo:font-weight="normal"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8.43cm" fo:page-height="19.72cm" style:print-orientation="landscape"/>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86cm"/>
    </style:style>
    <style:style style:name="Mgr2" style:family="graphic" style:parent-style-name="standard">
      <style:graphic-properties draw:stroke="none" draw:fill="none" draw:fill-color="#ffffff" draw:textarea-vertical-align="bottom" draw:auto-grow-height="false" fo:min-height="0.986cm"/>
    </style:style>
    <style:style style:name="Mgr3" style:family="graphic" style:parent-style-name="standard">
      <style:graphic-properties draw:stroke="none" draw:fill="solid" draw:fill-color="#eaeaea" draw:textarea-horizontal-align="left" draw:textarea-vertical-align="middle" draw:auto-grow-height="true" fo:padding-top="0cm" fo:padding-bottom="0cm" fo:padding-left="0cm" fo:padding-right="0cm" fo:wrap-option="wrap" draw:shadow-color="#808080"/>
    </style:style>
    <style:style style:name="Mgr4"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none" draw:fill-color="#0076bc" draw:textarea-horizontal-align="justify" draw:textarea-vertical-align="top" draw:auto-grow-height="false" fo:padding-top="0cm" fo:padding-bottom="0cm" fo:padding-left="0cm" fo:padding-right="0cm" fo:wrap-option="no-wrap" draw:shadow-color="#808080"/>
    </style:style>
    <style:style style:name="Mgr6"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Mgr7" style:family="graphic" style:parent-style-name="standard">
      <style:graphic-properties draw:stroke="none" draw:fill="none" draw:fill-color="#0076bc" draw:textarea-horizontal-align="justify" draw:textarea-vertical-align="top" draw:auto-grow-height="true" fo:padding-top="0cm" fo:padding-bottom="0cm" fo:padding-left="0cm" fo:padding-right="0cm" fo:wrap-option="no-wrap" draw:shadow-color="#808080"/>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9" style:family="graphic" style:parent-style-name="standard">
      <style:graphic-properties draw:stroke="none" draw:fill="solid" draw:fill-color="#ffffff" draw:textarea-horizontal-align="center" draw:textarea-vertical-align="middle" style:protect="position size"/>
    </style:style>
    <style:style style:name="Mgr10" style:family="graphic" style:parent-style-name="standard">
      <style:graphic-properties draw:stroke="none" draw:fill="none" draw:fill-color="#00cc99" draw:textarea-horizontal-align="justify" draw:textarea-vertical-align="top" draw:auto-grow-height="false" draw:auto-grow-width="false" fo:min-height="0.915cm" fo:min-width="0cm" fo:padding-top="0.132cm" fo:padding-bottom="0.132cm" fo:padding-left="0.264cm" fo:padding-right="0.264cm" fo:wrap-option="wrap" draw:shadow-color="#808080"/>
    </style:style>
    <style:style style:name="Mgr11" style:family="graphic" style:parent-style-name="standard">
      <style:graphic-properties draw:stroke="none" draw:fill="none" draw:fill-color="#00cc99" draw:textarea-horizontal-align="justify" draw:textarea-vertical-align="bottom" draw:auto-grow-height="false" draw:auto-grow-width="false" fo:min-height="0.919cm" fo:min-width="0cm" fo:padding-top="0.132cm" fo:padding-bottom="0.132cm" fo:padding-left="0.264cm" fo:padding-right="0.264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line-height="100%" fo:text-indent="0cm"/>
    </style:style>
    <style:style style:name="MP6" style:family="paragraph">
      <style:paragraph-properties fo:margin-left="0cm" fo:margin-right="0cm" fo:line-height="100%" fo:text-indent="0cm" style:punctuation-wrap="hanging" style:line-break="strict"/>
    </style:style>
    <style:style style:name="MP7" style:family="paragraph">
      <style:paragraph-properties fo:margin-left="0cm" fo:margin-right="0cm" fo:line-height="100%" fo:text-indent="0cm" style:punctuation-wrap="hanging" style:line-break="strict" style:writing-mode="lr-tb" style:font-independent-line-spacing="true"/>
    </style:style>
    <style:style style:name="MP8" style:family="paragraph">
      <style:paragraph-properties fo:margin-left="0cm" fo:margin-right="0cm" fo:line-height="100%" fo:text-align="center" fo:text-indent="0cm"/>
    </style:style>
    <style:style style:name="MP9" style:family="paragraph">
      <style:text-properties fo:font-size="9pt" style:font-size-asian="9pt" style:font-size-complex="9pt"/>
    </style:style>
    <style:style style:name="MP10" style:family="paragraph">
      <style:paragraph-properties fo:text-align="center"/>
    </style:style>
    <style:style style:name="MP11" style:family="paragraph">
      <style:paragraph-properties fo:margin-left="0cm" fo:margin-right="0cm" fo:text-indent="0cm" style:writing-mode="lr-tb"/>
    </style:style>
    <style:style style:name="MP12" style:family="paragraph">
      <style:paragraph-properties fo:margin-left="0cm" fo:margin-right="0cm" fo:text-indent="0cm" style:writing-mode="lr-tb" style:font-independent-line-spacing="true"/>
    </style:style>
    <style:style style:name="MP13" style:family="paragraph">
      <style:paragraph-properties fo:margin-left="0cm" fo:margin-right="0cm" fo:text-align="end" fo:text-indent="0cm" style:writing-mode="lr-tb"/>
    </style:style>
    <style:style style:name="MP14"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Frutiger 65 Bold" fo:font-size="5pt" style:font-size-asian="5pt" style:font-size-complex="5pt"/>
    </style:style>
    <style:style style:name="MT3" style:family="text">
      <style:text-properties style:font-name="Frutiger 55 Roman" fo:font-size="9pt" fo:language="en" fo:country="none" style:font-size-asian="9pt" style:font-size-complex="9pt"/>
    </style:style>
    <style:style style:name="MT4" style:family="text">
      <style:text-properties style:font-name="Frutiger 55 Roman" fo:font-size="9pt" fo:language="en" fo:country="US" style:font-size-asian="9pt" style:font-size-complex="9pt"/>
    </style:style>
    <style:style style:name="MT5" style:family="text">
      <style:text-properties style:font-name="Frutiger 45 Light" fo:font-size="9pt" fo:language="en" fo:country="US" style:font-size-asian="9pt" style:font-size-complex="9pt"/>
    </style:style>
    <style:style style:name="MT6" style:family="text">
      <style:text-properties fo:font-size="12pt" fo:language="de" fo:country="DE"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142cm" svg:height="5.635cm" svg:x="1cm" svg:y="2.855cm"/>
      <draw:page-thumbnail draw:layer="backgroundobjects" svg:width="8.142cm" svg:height="5.635cm" svg:x="1cm" svg:y="11.229cm"/>
      <draw:page-thumbnail draw:layer="backgroundobjects" svg:width="8.142cm" svg:height="5.635cm" svg:x="10.143cm" svg:y="2.855cm"/>
      <draw:page-thumbnail draw:layer="backgroundobjects" svg:width="8.142cm" svg:height="5.635cm" svg:x="10.143cm" svg:y="11.229cm"/>
      <draw:page-thumbnail draw:layer="backgroundobjects" svg:width="8.142cm" svg:height="5.635cm" svg:x="19.286cm" svg:y="2.855cm"/>
      <draw:page-thumbnail draw:layer="backgroundobjects" svg:width="8.142cm" svg:height="5.635cm" svg:x="19.286cm" svg:y="11.229cm"/>
      <draw:frame draw:style-name="Mgr1" draw:text-style-name="MP1" draw:layer="backgroundobjects" svg:width="12.337cm" svg:height="0.985cm" svg:x="0cm" svg:y="0cm" presentation:class="header">
        <draw:text-box>
          <text:p text:style-name="MP1"><text:span text:style-name="MT1"><presentation:header/></text:span></text:p>
        </draw:text-box>
      </draw:frame>
      <draw:frame draw:style-name="Mgr1" draw:text-style-name="MP2" draw:layer="backgroundobjects" svg:width="12.337cm" svg:height="0.985cm" svg:x="16.092cm" svg:y="0cm" presentation:class="date-time">
        <draw:text-box>
          <text:p text:style-name="MP2"><text:span text:style-name="MT1"><presentation:date-time/></text:span></text:p>
        </draw:text-box>
      </draw:frame>
      <draw:frame draw:style-name="Mgr2" draw:text-style-name="MP1" draw:layer="backgroundobjects" svg:width="12.337cm" svg:height="0.985cm" svg:x="0cm" svg:y="18.734cm" presentation:class="footer">
        <draw:text-box>
          <text:p text:style-name="MP1"><text:span text:style-name="MT1"><presentation:footer/></text:span></text:p>
        </draw:text-box>
      </draw:frame>
      <draw:frame draw:style-name="Mgr2" draw:text-style-name="MP2" draw:layer="backgroundobjects" svg:width="12.337cm" svg:height="0.985cm" svg:x="16.092cm" svg:y="18.734cm" presentation:class="page-number">
        <draw:text-box>
          <text:p text:style-name="MP2"><text:span text:style-name="MT1"><text:page-number>&lt;Nummer&gt;</text:page-number></text:span></text:p>
        </draw:text-box>
      </draw:frame>
    </style:handout-master>
    <style:master-page style:name="Standard" style:page-layout-name="PM1" draw:style-name="Mdp1">
      <draw:custom-shape draw:style-name="Mgr3" draw:text-style-name="MP3" draw:layer="backgroundobjects" svg:width="27.525cm" svg:height="13.754cm" svg:x="0cm" svg:y="2.633cm">
        <text:p/>
        <draw:enhanced-geometry svg:viewBox="0 0 21600 21600" draw:type="rectangle" draw:enhanced-path="M 0 0 L 21600 0 21600 21600 0 21600 0 0 Z N"/>
      </draw:custom-shape>
      <draw:frame presentation:style-name="Standard-title" draw:layer="backgroundobjects" svg:width="23.34cm" svg:height="1.249cm" svg:x="2.073cm" svg:y="1.19cm" presentation:class="title" presentation:placeholder="true">
        <draw:text-box/>
      </draw:frame>
      <draw:frame presentation:style-name="Standard-outline1" draw:layer="backgroundobjects" svg:width="23.34cm" svg:height="11.049cm" svg:x="2.073cm" svg:y="3.76cm" presentation:class="outline" presentation:placeholder="true">
        <draw:text-box/>
      </draw:frame>
      <draw:line draw:style-name="Mgr4" draw:text-style-name="MP4" draw:layer="backgroundobjects" svg:x1="0cm" svg:y1="16.387cm" svg:x2="27.517cm" svg:y2="16.387cm">
        <text:p/>
      </draw:line>
      <draw:line draw:style-name="Mgr4" draw:text-style-name="MP4" draw:layer="backgroundobjects" svg:x1="-0.009cm" svg:y1="2.633cm" svg:x2="27.508cm" svg:y2="2.633cm">
        <text:p/>
      </draw:line>
      <draw:custom-shape draw:style-name="Mgr5" draw:text-style-name="MP3" draw:layer="backgroundobjects" svg:width="6.05cm" svg:height="0.635cm" svg:x="2.073cm" svg:y="17.82cm">
        <text:list text:style-name="ML1">
          <text:list-header>
            <text:p text:style-name="MP5"><text:span text:style-name="MT2"><text:s/></text:span></text:p>
          </text:list-header>
        </text:list>
        <draw:enhanced-geometry svg:viewBox="0 0 21600 21600" draw:type="mso-spt202" draw:enhanced-path="M 0 0 L 21600 0 21600 21600 0 21600 0 0 Z N"/>
      </draw:custom-shape>
      <draw:custom-shape draw:name="Text Box 12" draw:style-name="Mgr6" draw:text-style-name="MP7" draw:layer="backgroundobjects" svg:width="8.556cm" svg:height="1.023cm" svg:x="1.77cm" svg:y="16.866cm">
        <text:list text:style-name="ML1">
          <text:list-header>
            <text:p text:style-name="MP6"><text:span text:style-name="MT3">Strategy-driven Test Generation</text:span></text:p>
          </text:list-header>
        </text:list>
        <draw:enhanced-geometry svg:viewBox="0 0 21600 21600" draw:type="mso-spt202" draw:enhanced-path="M 0 0 L 21600 0 21600 21600 0 21600 0 0 Z N"/>
      </draw:custom-shape>
      <draw:custom-shape draw:style-name="Mgr7" draw:text-style-name="MP3" draw:layer="backgroundobjects" svg:width="1.674cm" svg:height="0.382cm" svg:x="12.923cm" svg:y="18.184cm">
        <text:list text:style-name="ML1">
          <text:list-header>
            <text:p text:style-name="MP8"><text:span text:style-name="MT4"><text:page-number>&lt;Nummer&gt;</text:page-number></text:span></text:p>
          </text:list-header>
        </text:list>
        <draw:enhanced-geometry svg:viewBox="0 0 21600 21600" draw:type="mso-spt202" draw:enhanced-path="M 0 0 L 21600 0 21600 21600 0 21600 0 0 Z N"/>
      </draw:custom-shape>
      <draw:frame draw:style-name="Mgr8" draw:layer="backgroundobjects" svg:width="4.045cm" svg:height="0.632cm" svg:x="22.689cm" svg:y="16.974cm">
        <draw:text-box>
          <text:list text:style-name="ML1">
            <text:list-header>
              <text:p text:style-name="MP6"><text:span text:style-name="MT4">2014 © Dimitry Polivaev</text:span></text:p>
            </text:list-header>
          </text:list>
        </draw:text-box>
      </draw:frame>
      <draw:frame draw:style-name="Mgr8" draw:text-style-name="MP9" draw:layer="backgroundobjects" svg:width="3.029cm" svg:height="0.632cm" svg:x="23.475cm" svg:y="17.606cm">
        <draw:text-box>
          <text:list text:style-name="ML1">
            <text:list-header>
              <text:p text:style-name="MP5"><text:span text:style-name="MT5">dpolivaev@gmx.de</text:span></text:p>
            </text:list-header>
          </text:list>
        </draw:text-box>
      </draw:frame>
      <presentation:notes style:page-layout-name="PM0">
        <draw:rect draw:style-name="Mgr9" draw:text-style-name="MP10" draw:layer="backgroundobjects" svg:width="28.43cm" svg:height="19.72cm" svg:x="0cm" svg:y="0cm">
          <text:p/>
        </draw:rect>
        <draw:frame draw:style-name="Mgr10" draw:text-style-name="MP12" draw:layer="backgroundobjects" svg:width="12.241cm" svg:height="0.914cm" svg:x="-0.001cm" svg:y="-0.001cm" presentation:class="header">
          <draw:text-box>
            <text:list text:style-name="ML1">
              <text:list-header>
                <text:p text:style-name="MP11"><text:span text:style-name="MT6"><presentation:header/></text:span></text:p>
              </text:list-header>
            </text:list>
          </draw:text-box>
        </draw:frame>
        <draw:frame draw:style-name="Mgr10" draw:text-style-name="MP14" draw:layer="backgroundobjects" svg:width="12.242cm" svg:height="0.914cm" svg:x="16.104cm" svg:y="-0.001cm" presentation:class="date-time">
          <draw:text-box>
            <text:list text:style-name="ML1">
              <text:list-header>
                <text:p text:style-name="MP13"><text:span text:style-name="MT6"><presentation:date-time/></text:span></text:p>
              </text:list-header>
            </text:list>
          </draw:text-box>
        </draw:frame>
        <draw:page-thumbnail presentation:style-name="Standard-title" draw:layer="backgroundobjects" svg:width="10.561cm" svg:height="7.313cm" svg:x="9.061cm" svg:y="1.521cm" presentation:class="page"/>
        <draw:frame presentation:style-name="Standard-notes" draw:layer="backgroundobjects" svg:width="20.62cm" svg:height="8.843cm" svg:x="3.863cm" svg:y="9.441cm" presentation:class="notes" presentation:placeholder="true">
          <draw:text-box/>
        </draw:frame>
        <draw:frame draw:style-name="Mgr11" draw:text-style-name="MP12" draw:layer="backgroundobjects" svg:width="12.241cm" svg:height="0.918cm" svg:x="-0.001cm" svg:y="18.726cm" presentation:class="footer">
          <draw:text-box>
            <text:list text:style-name="ML1">
              <text:list-header>
                <text:p text:style-name="MP11"><text:span text:style-name="MT6"><presentation:footer/></text:span></text:p>
              </text:list-header>
            </text:list>
          </draw:text-box>
        </draw:frame>
        <draw:frame draw:style-name="Mgr11" draw:text-style-name="MP14" draw:layer="backgroundobjects" svg:width="12.242cm" svg:height="0.918cm" svg:x="16.104cm" svg:y="18.726cm" presentation:class="page-number">
          <draw:text-box>
            <text:list text:style-name="ML1">
              <text:list-header>
                <text:p text:style-name="MP13"><text:span text:style-name="MT6"><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polivaed</meta:initial-creator>
    <meta:creation-date>2011-10-04T11:34:09</meta:creation-date>
    <dc:date>2014-03-04T10:33:33.659000000</dc:date>
    <meta:print-date>2008-04-28T14:08:23</meta:print-date>
    <meta:editing-cycles>523</meta:editing-cycles>
    <meta:editing-duration>P2171DT14H9M56S</meta:editing-duration>
    <meta:generator>LibreOffice/4.1.5.3$Windows_x86 LibreOffice_project/1c1366bba2ba2b554cd2ca4d87c06da81c05d24</meta:generator>
    <meta:document-statistic meta:object-count="382"/>
  </office:meta>
</office:document-meta>
</file>

<file path=Object 2/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chart-properties chart:interpolation="cubic-spline" chart:include-hidden-cells="false" chart:treat-empty-cells="leave-gap"/>
    </style:style>
    <style:style style:name="ch3" style:family="chart" style:data-style-name="N0">
      <style:chart-properties chart:display-label="true" chart:logarithmic="false" chart:maximum="25000" chart:reverse-direction="false" text:line-break="false" chart:axis-position="0" chart:tick-mark-position="at-axis"/>
      <style:text-properties fo:color="#000000" fo:font-size="9.25pt" style:font-size-asian="9.25pt" style:font-family-complex="Arial" style:font-size-complex="9.25pt"/>
    </style:style>
    <style:style style:name="ch4" style:family="chart" style:data-style-name="N0">
      <style:chart-properties chart:display-label="true" chart:logarithmic="false" chart:reverse-direction="false" text:line-break="false" chart:axis-position="0" chart:tick-mark-position="at-axis"/>
      <style:graphic-properties svg:stroke-width="0.035cm"/>
      <style:text-properties fo:color="#000000" fo:font-size="9.25pt" style:font-size-asian="9.25pt" style:font-family-complex="Arial" style:font-size-complex="9.25pt"/>
    </style:style>
    <style:style style:name="ch5" style:family="chart">
      <style:graphic-properties svg:stroke-width="0.035cm" svg:stroke-color="#808080"/>
    </style:style>
    <style:style style:name="ch6" style:family="chart" style:data-style-name="N0">
      <style:chart-properties chart:symbol-type="none"/>
      <style:graphic-properties svg:stroke-width="0.07cm" svg:stroke-color="#000080" draw:fill-color="#000080"/>
      <style:text-properties fo:font-size="10pt" style:font-size-asian="10pt" style:font-size-complex="10pt"/>
    </style:style>
    <style:style style:name="ch7" style:family="chart">
      <style:graphic-properties draw:stroke="solid" svg:stroke-width="0.035cm" svg:stroke-color="#808080" draw:fill="solid" draw:fill-color="#c0c0c0"/>
    </style:style>
    <style:style style:name="ch8" style:family="chart">
      <style:graphic-properties draw:fill-color="#d9d9d9"/>
    </style:style>
  </office:automatic-styles>
  <office:body>
    <office:chart>
      <chart:chart svg:width="22.903cm" svg:height="14.504cm" xlink:href=".." xlink:type="simple" chart:class="chart:scatter" chart:style-name="ch1">
        <chart:plot-area chart:style-name="ch2" table:cell-range-address="Tabelle1.A1:Tabelle1.B94" svg:x="0.624cm" svg:y="0.502cm" svg:width="21.718cm" svg:height="13.624cm">
          <chartooo:coordinate-region svg:x="1.45cm" svg:y="0.695cm" svg:width="20.411cm" svg:height="12.797cm"/>
          <chart:axis chart:dimension="x" chart:name="primary-x" chart:style-name="ch3"/>
          <chart:axis chart:dimension="y" chart:name="primary-y" chart:style-name="ch4">
            <chart:grid chart:style-name="ch5" chart:class="major"/>
          </chart:axis>
          <chart:series chart:style-name="ch6" chart:values-cell-range-address="Tabelle1.B1:Tabelle1.B94" chart:class="chart:scatter">
            <chart:domain table:cell-range-address="Tabelle1.A1:Tabelle1.A94"/>
            <chart:data-point chart:repeated="9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A</text:p>
              </table:table-cell>
              <table:table-cell office:value-type="string">
                <text:p>Spalte B</text:p>
              </table:table-cell>
            </table:table-row>
          </table:table-header-rows>
          <table:table-rows>
            <table:table-row>
              <table:table-cell office:value-type="string">
                <text:p>1</text:p>
              </table:table-cell>
              <table:table-cell office:value-type="float" office:value="9">
                <text:p>9</text:p>
                <draw:g>
                  <svg:desc>Tabelle1.A1:Tabelle1.A94</svg:desc>
                </draw:g>
              </table:table-cell>
              <table:table-cell office:value-type="float" office:value="5">
                <text:p>5</text:p>
                <draw:g>
                  <svg:desc>Tabelle1.B1:Tabelle1.B94</svg:desc>
                </draw:g>
              </table:table-cell>
            </table:table-row>
            <table:table-row>
              <table:table-cell office:value-type="string">
                <text:p>2</text:p>
              </table:table-cell>
              <table:table-cell office:value-type="float" office:value="14">
                <text:p>14</text:p>
              </table:table-cell>
              <table:table-cell office:value-type="float" office:value="10">
                <text:p>10</text:p>
              </table:table-cell>
            </table:table-row>
            <table:table-row>
              <table:table-cell office:value-type="string">
                <text:p>3</text:p>
              </table:table-cell>
              <table:table-cell office:value-type="float" office:value="36">
                <text:p>36</text:p>
              </table:table-cell>
              <table:table-cell office:value-type="float" office:value="15">
                <text:p>15</text:p>
              </table:table-cell>
            </table:table-row>
            <table:table-row>
              <table:table-cell office:value-type="string">
                <text:p>4</text:p>
              </table:table-cell>
              <table:table-cell office:value-type="float" office:value="63">
                <text:p>63</text:p>
              </table:table-cell>
              <table:table-cell office:value-type="float" office:value="20">
                <text:p>20</text:p>
              </table:table-cell>
            </table:table-row>
            <table:table-row>
              <table:table-cell office:value-type="string">
                <text:p>5</text:p>
              </table:table-cell>
              <table:table-cell office:value-type="float" office:value="95">
                <text:p>95</text:p>
              </table:table-cell>
              <table:table-cell office:value-type="float" office:value="25">
                <text:p>25</text:p>
              </table:table-cell>
            </table:table-row>
            <table:table-row>
              <table:table-cell office:value-type="string">
                <text:p>6</text:p>
              </table:table-cell>
              <table:table-cell office:value-type="float" office:value="116">
                <text:p>116</text:p>
              </table:table-cell>
              <table:table-cell office:value-type="float" office:value="30">
                <text:p>30</text:p>
              </table:table-cell>
            </table:table-row>
            <table:table-row>
              <table:table-cell office:value-type="string">
                <text:p>7</text:p>
              </table:table-cell>
              <table:table-cell office:value-type="float" office:value="231">
                <text:p>231</text:p>
              </table:table-cell>
              <table:table-cell office:value-type="float" office:value="35">
                <text:p>35</text:p>
              </table:table-cell>
            </table:table-row>
            <table:table-row>
              <table:table-cell office:value-type="string">
                <text:p>8</text:p>
              </table:table-cell>
              <table:table-cell office:value-type="float" office:value="482">
                <text:p>482</text:p>
              </table:table-cell>
              <table:table-cell office:value-type="float" office:value="40">
                <text:p>40</text:p>
              </table:table-cell>
            </table:table-row>
            <table:table-row>
              <table:table-cell office:value-type="string">
                <text:p>9</text:p>
              </table:table-cell>
              <table:table-cell office:value-type="float" office:value="491">
                <text:p>491</text:p>
              </table:table-cell>
              <table:table-cell office:value-type="float" office:value="45">
                <text:p>45</text:p>
              </table:table-cell>
            </table:table-row>
            <table:table-row>
              <table:table-cell office:value-type="string">
                <text:p>10</text:p>
              </table:table-cell>
              <table:table-cell office:value-type="float" office:value="509">
                <text:p>509</text:p>
              </table:table-cell>
              <table:table-cell office:value-type="float" office:value="50">
                <text:p>50</text:p>
              </table:table-cell>
            </table:table-row>
            <table:table-row>
              <table:table-cell office:value-type="string">
                <text:p>11</text:p>
              </table:table-cell>
              <table:table-cell office:value-type="float" office:value="526">
                <text:p>526</text:p>
              </table:table-cell>
              <table:table-cell office:value-type="float" office:value="55">
                <text:p>55</text:p>
              </table:table-cell>
            </table:table-row>
            <table:table-row>
              <table:table-cell office:value-type="string">
                <text:p>12</text:p>
              </table:table-cell>
              <table:table-cell office:value-type="float" office:value="540">
                <text:p>540</text:p>
              </table:table-cell>
              <table:table-cell office:value-type="float" office:value="60">
                <text:p>60</text:p>
              </table:table-cell>
            </table:table-row>
            <table:table-row>
              <table:table-cell office:value-type="string">
                <text:p>13</text:p>
              </table:table-cell>
              <table:table-cell office:value-type="float" office:value="570">
                <text:p>570</text:p>
              </table:table-cell>
              <table:table-cell office:value-type="float" office:value="65">
                <text:p>65</text:p>
              </table:table-cell>
            </table:table-row>
            <table:table-row>
              <table:table-cell office:value-type="string">
                <text:p>14</text:p>
              </table:table-cell>
              <table:table-cell office:value-type="float" office:value="596">
                <text:p>596</text:p>
              </table:table-cell>
              <table:table-cell office:value-type="float" office:value="70">
                <text:p>70</text:p>
              </table:table-cell>
            </table:table-row>
            <table:table-row>
              <table:table-cell office:value-type="string">
                <text:p>15</text:p>
              </table:table-cell>
              <table:table-cell office:value-type="float" office:value="693">
                <text:p>693</text:p>
              </table:table-cell>
              <table:table-cell office:value-type="float" office:value="75">
                <text:p>75</text:p>
              </table:table-cell>
            </table:table-row>
            <table:table-row>
              <table:table-cell office:value-type="string">
                <text:p>16</text:p>
              </table:table-cell>
              <table:table-cell office:value-type="float" office:value="750">
                <text:p>750</text:p>
              </table:table-cell>
              <table:table-cell office:value-type="float" office:value="80">
                <text:p>80</text:p>
              </table:table-cell>
            </table:table-row>
            <table:table-row>
              <table:table-cell office:value-type="string">
                <text:p>17</text:p>
              </table:table-cell>
              <table:table-cell office:value-type="float" office:value="781">
                <text:p>781</text:p>
              </table:table-cell>
              <table:table-cell office:value-type="float" office:value="85">
                <text:p>85</text:p>
              </table:table-cell>
            </table:table-row>
            <table:table-row>
              <table:table-cell office:value-type="string">
                <text:p>18</text:p>
              </table:table-cell>
              <table:table-cell office:value-type="float" office:value="867">
                <text:p>867</text:p>
              </table:table-cell>
              <table:table-cell office:value-type="float" office:value="90">
                <text:p>90</text:p>
              </table:table-cell>
            </table:table-row>
            <table:table-row>
              <table:table-cell office:value-type="string">
                <text:p>19</text:p>
              </table:table-cell>
              <table:table-cell office:value-type="float" office:value="1043">
                <text:p>1043</text:p>
              </table:table-cell>
              <table:table-cell office:value-type="float" office:value="95">
                <text:p>95</text:p>
              </table:table-cell>
            </table:table-row>
            <table:table-row>
              <table:table-cell office:value-type="string">
                <text:p>20</text:p>
              </table:table-cell>
              <table:table-cell office:value-type="float" office:value="1263">
                <text:p>1263</text:p>
              </table:table-cell>
              <table:table-cell office:value-type="float" office:value="100">
                <text:p>100</text:p>
              </table:table-cell>
            </table:table-row>
            <table:table-row>
              <table:table-cell office:value-type="string">
                <text:p>21</text:p>
              </table:table-cell>
              <table:table-cell office:value-type="float" office:value="1629">
                <text:p>1629</text:p>
              </table:table-cell>
              <table:table-cell office:value-type="float" office:value="105">
                <text:p>105</text:p>
              </table:table-cell>
            </table:table-row>
            <table:table-row>
              <table:table-cell office:value-type="string">
                <text:p>22</text:p>
              </table:table-cell>
              <table:table-cell office:value-type="float" office:value="2144">
                <text:p>2144</text:p>
              </table:table-cell>
              <table:table-cell office:value-type="float" office:value="110">
                <text:p>110</text:p>
              </table:table-cell>
            </table:table-row>
            <table:table-row>
              <table:table-cell office:value-type="string">
                <text:p>23</text:p>
              </table:table-cell>
              <table:table-cell office:value-type="float" office:value="2160">
                <text:p>2160</text:p>
              </table:table-cell>
              <table:table-cell office:value-type="float" office:value="115">
                <text:p>115</text:p>
              </table:table-cell>
            </table:table-row>
            <table:table-row>
              <table:table-cell office:value-type="string">
                <text:p>24</text:p>
              </table:table-cell>
              <table:table-cell office:value-type="float" office:value="2192">
                <text:p>2192</text:p>
              </table:table-cell>
              <table:table-cell office:value-type="float" office:value="120">
                <text:p>120</text:p>
              </table:table-cell>
            </table:table-row>
            <table:table-row>
              <table:table-cell office:value-type="string">
                <text:p>25</text:p>
              </table:table-cell>
              <table:table-cell office:value-type="float" office:value="2353">
                <text:p>2353</text:p>
              </table:table-cell>
              <table:table-cell office:value-type="float" office:value="125">
                <text:p>125</text:p>
              </table:table-cell>
            </table:table-row>
            <table:table-row>
              <table:table-cell office:value-type="string">
                <text:p>26</text:p>
              </table:table-cell>
              <table:table-cell office:value-type="float" office:value="2655">
                <text:p>2655</text:p>
              </table:table-cell>
              <table:table-cell office:value-type="float" office:value="130">
                <text:p>130</text:p>
              </table:table-cell>
            </table:table-row>
            <table:table-row>
              <table:table-cell office:value-type="string">
                <text:p>27</text:p>
              </table:table-cell>
              <table:table-cell office:value-type="float" office:value="2794">
                <text:p>2794</text:p>
              </table:table-cell>
              <table:table-cell office:value-type="float" office:value="135">
                <text:p>135</text:p>
              </table:table-cell>
            </table:table-row>
            <table:table-row>
              <table:table-cell office:value-type="string">
                <text:p>28</text:p>
              </table:table-cell>
              <table:table-cell office:value-type="float" office:value="2855">
                <text:p>2855</text:p>
              </table:table-cell>
              <table:table-cell office:value-type="float" office:value="140">
                <text:p>140</text:p>
              </table:table-cell>
            </table:table-row>
            <table:table-row>
              <table:table-cell office:value-type="string">
                <text:p>29</text:p>
              </table:table-cell>
              <table:table-cell office:value-type="float" office:value="2958">
                <text:p>2958</text:p>
              </table:table-cell>
              <table:table-cell office:value-type="float" office:value="145">
                <text:p>145</text:p>
              </table:table-cell>
            </table:table-row>
            <table:table-row>
              <table:table-cell office:value-type="string">
                <text:p>30</text:p>
              </table:table-cell>
              <table:table-cell office:value-type="float" office:value="3148">
                <text:p>3148</text:p>
              </table:table-cell>
              <table:table-cell office:value-type="float" office:value="150">
                <text:p>150</text:p>
              </table:table-cell>
            </table:table-row>
            <table:table-row>
              <table:table-cell office:value-type="string">
                <text:p>31</text:p>
              </table:table-cell>
              <table:table-cell office:value-type="float" office:value="3564">
                <text:p>3564</text:p>
              </table:table-cell>
              <table:table-cell office:value-type="float" office:value="155">
                <text:p>155</text:p>
              </table:table-cell>
            </table:table-row>
            <table:table-row>
              <table:table-cell office:value-type="string">
                <text:p>32</text:p>
              </table:table-cell>
              <table:table-cell office:value-type="float" office:value="3674">
                <text:p>3674</text:p>
              </table:table-cell>
              <table:table-cell office:value-type="float" office:value="160">
                <text:p>160</text:p>
              </table:table-cell>
            </table:table-row>
            <table:table-row>
              <table:table-cell office:value-type="string">
                <text:p>33</text:p>
              </table:table-cell>
              <table:table-cell office:value-type="float" office:value="3892">
                <text:p>3892</text:p>
              </table:table-cell>
              <table:table-cell office:value-type="float" office:value="165">
                <text:p>165</text:p>
              </table:table-cell>
            </table:table-row>
            <table:table-row>
              <table:table-cell office:value-type="string">
                <text:p>34</text:p>
              </table:table-cell>
              <table:table-cell office:value-type="float" office:value="4338">
                <text:p>4338</text:p>
              </table:table-cell>
              <table:table-cell office:value-type="float" office:value="170">
                <text:p>170</text:p>
              </table:table-cell>
            </table:table-row>
            <table:table-row>
              <table:table-cell office:value-type="string">
                <text:p>35</text:p>
              </table:table-cell>
              <table:table-cell office:value-type="float" office:value="4602">
                <text:p>4602</text:p>
              </table:table-cell>
              <table:table-cell office:value-type="float" office:value="175">
                <text:p>175</text:p>
              </table:table-cell>
            </table:table-row>
            <table:table-row>
              <table:table-cell office:value-type="string">
                <text:p>36</text:p>
              </table:table-cell>
              <table:table-cell office:value-type="float" office:value="5056">
                <text:p>5056</text:p>
              </table:table-cell>
              <table:table-cell office:value-type="float" office:value="180">
                <text:p>180</text:p>
              </table:table-cell>
            </table:table-row>
            <table:table-row>
              <table:table-cell office:value-type="string">
                <text:p>37</text:p>
              </table:table-cell>
              <table:table-cell office:value-type="float" office:value="6200">
                <text:p>6200</text:p>
              </table:table-cell>
              <table:table-cell office:value-type="float" office:value="185">
                <text:p>185</text:p>
              </table:table-cell>
            </table:table-row>
            <table:table-row>
              <table:table-cell office:value-type="string">
                <text:p>38</text:p>
              </table:table-cell>
              <table:table-cell office:value-type="float" office:value="6237">
                <text:p>6237</text:p>
              </table:table-cell>
              <table:table-cell office:value-type="float" office:value="190">
                <text:p>190</text:p>
              </table:table-cell>
            </table:table-row>
            <table:table-row>
              <table:table-cell office:value-type="string">
                <text:p>39</text:p>
              </table:table-cell>
              <table:table-cell office:value-type="float" office:value="6311">
                <text:p>6311</text:p>
              </table:table-cell>
              <table:table-cell office:value-type="float" office:value="195">
                <text:p>195</text:p>
              </table:table-cell>
            </table:table-row>
            <table:table-row>
              <table:table-cell office:value-type="string">
                <text:p>40</text:p>
              </table:table-cell>
              <table:table-cell office:value-type="float" office:value="6469">
                <text:p>6469</text:p>
              </table:table-cell>
              <table:table-cell office:value-type="float" office:value="200">
                <text:p>200</text:p>
              </table:table-cell>
            </table:table-row>
            <table:table-row>
              <table:table-cell office:value-type="string">
                <text:p>41</text:p>
              </table:table-cell>
              <table:table-cell office:value-type="float" office:value="6509">
                <text:p>6509</text:p>
              </table:table-cell>
              <table:table-cell office:value-type="float" office:value="205">
                <text:p>205</text:p>
              </table:table-cell>
            </table:table-row>
            <table:table-row>
              <table:table-cell office:value-type="string">
                <text:p>42</text:p>
              </table:table-cell>
              <table:table-cell office:value-type="float" office:value="6659">
                <text:p>6659</text:p>
              </table:table-cell>
              <table:table-cell office:value-type="float" office:value="210">
                <text:p>210</text:p>
              </table:table-cell>
            </table:table-row>
            <table:table-row>
              <table:table-cell office:value-type="string">
                <text:p>43</text:p>
              </table:table-cell>
              <table:table-cell office:value-type="float" office:value="6925">
                <text:p>6925</text:p>
              </table:table-cell>
              <table:table-cell office:value-type="float" office:value="215">
                <text:p>215</text:p>
              </table:table-cell>
            </table:table-row>
            <table:table-row>
              <table:table-cell office:value-type="string">
                <text:p>44</text:p>
              </table:table-cell>
              <table:table-cell office:value-type="float" office:value="7477">
                <text:p>7477</text:p>
              </table:table-cell>
              <table:table-cell office:value-type="float" office:value="220">
                <text:p>220</text:p>
              </table:table-cell>
            </table:table-row>
            <table:table-row>
              <table:table-cell office:value-type="string">
                <text:p>45</text:p>
              </table:table-cell>
              <table:table-cell office:value-type="float" office:value="7796">
                <text:p>7796</text:p>
              </table:table-cell>
              <table:table-cell office:value-type="float" office:value="225">
                <text:p>225</text:p>
              </table:table-cell>
            </table:table-row>
            <table:table-row>
              <table:table-cell office:value-type="string">
                <text:p>46</text:p>
              </table:table-cell>
              <table:table-cell office:value-type="float" office:value="8290">
                <text:p>8290</text:p>
              </table:table-cell>
              <table:table-cell office:value-type="float" office:value="230">
                <text:p>230</text:p>
              </table:table-cell>
            </table:table-row>
            <table:table-row>
              <table:table-cell office:value-type="string">
                <text:p>47</text:p>
              </table:table-cell>
              <table:table-cell office:value-type="float" office:value="8529">
                <text:p>8529</text:p>
              </table:table-cell>
              <table:table-cell office:value-type="float" office:value="235">
                <text:p>235</text:p>
              </table:table-cell>
            </table:table-row>
            <table:table-row>
              <table:table-cell office:value-type="string">
                <text:p>48</text:p>
              </table:table-cell>
              <table:table-cell office:value-type="float" office:value="9226">
                <text:p>9226</text:p>
              </table:table-cell>
              <table:table-cell office:value-type="float" office:value="240">
                <text:p>240</text:p>
              </table:table-cell>
            </table:table-row>
            <table:table-row>
              <table:table-cell office:value-type="string">
                <text:p>49</text:p>
              </table:table-cell>
              <table:table-cell office:value-type="float" office:value="10181">
                <text:p>10181</text:p>
              </table:table-cell>
              <table:table-cell office:value-type="float" office:value="245">
                <text:p>245</text:p>
              </table:table-cell>
            </table:table-row>
            <table:table-row>
              <table:table-cell office:value-type="string">
                <text:p>50</text:p>
              </table:table-cell>
              <table:table-cell office:value-type="float" office:value="10683">
                <text:p>10683</text:p>
              </table:table-cell>
              <table:table-cell office:value-type="float" office:value="250">
                <text:p>250</text:p>
              </table:table-cell>
            </table:table-row>
            <table:table-row>
              <table:table-cell office:value-type="string">
                <text:p>51</text:p>
              </table:table-cell>
              <table:table-cell office:value-type="float" office:value="10736">
                <text:p>10736</text:p>
              </table:table-cell>
              <table:table-cell office:value-type="float" office:value="255">
                <text:p>255</text:p>
              </table:table-cell>
            </table:table-row>
            <table:table-row>
              <table:table-cell office:value-type="string">
                <text:p>52</text:p>
              </table:table-cell>
              <table:table-cell office:value-type="float" office:value="11176">
                <text:p>11176</text:p>
              </table:table-cell>
              <table:table-cell office:value-type="float" office:value="260">
                <text:p>260</text:p>
              </table:table-cell>
            </table:table-row>
            <table:table-row>
              <table:table-cell office:value-type="string">
                <text:p>53</text:p>
              </table:table-cell>
              <table:table-cell office:value-type="float" office:value="11342">
                <text:p>11342</text:p>
              </table:table-cell>
              <table:table-cell office:value-type="float" office:value="265">
                <text:p>265</text:p>
              </table:table-cell>
            </table:table-row>
            <table:table-row>
              <table:table-cell office:value-type="string">
                <text:p>54</text:p>
              </table:table-cell>
              <table:table-cell office:value-type="float" office:value="11718">
                <text:p>11718</text:p>
              </table:table-cell>
              <table:table-cell office:value-type="float" office:value="270">
                <text:p>270</text:p>
              </table:table-cell>
            </table:table-row>
            <table:table-row>
              <table:table-cell office:value-type="string">
                <text:p>55</text:p>
              </table:table-cell>
              <table:table-cell office:value-type="float" office:value="12380">
                <text:p>12380</text:p>
              </table:table-cell>
              <table:table-cell office:value-type="float" office:value="275">
                <text:p>275</text:p>
              </table:table-cell>
            </table:table-row>
            <table:table-row>
              <table:table-cell office:value-type="string">
                <text:p>56</text:p>
              </table:table-cell>
              <table:table-cell office:value-type="float" office:value="12400">
                <text:p>12400</text:p>
              </table:table-cell>
              <table:table-cell office:value-type="float" office:value="280">
                <text:p>280</text:p>
              </table:table-cell>
            </table:table-row>
            <table:table-row>
              <table:table-cell office:value-type="string">
                <text:p>57</text:p>
              </table:table-cell>
              <table:table-cell office:value-type="float" office:value="12518">
                <text:p>12518</text:p>
              </table:table-cell>
              <table:table-cell office:value-type="float" office:value="285">
                <text:p>285</text:p>
              </table:table-cell>
            </table:table-row>
            <table:table-row>
              <table:table-cell office:value-type="string">
                <text:p>58</text:p>
              </table:table-cell>
              <table:table-cell office:value-type="float" office:value="12833">
                <text:p>12833</text:p>
              </table:table-cell>
              <table:table-cell office:value-type="float" office:value="290">
                <text:p>290</text:p>
              </table:table-cell>
            </table:table-row>
            <table:table-row>
              <table:table-cell office:value-type="string">
                <text:p>59</text:p>
              </table:table-cell>
              <table:table-cell office:value-type="float" office:value="12998">
                <text:p>12998</text:p>
              </table:table-cell>
              <table:table-cell office:value-type="float" office:value="295">
                <text:p>295</text:p>
              </table:table-cell>
            </table:table-row>
            <table:table-row>
              <table:table-cell office:value-type="string">
                <text:p>60</text:p>
              </table:table-cell>
              <table:table-cell office:value-type="float" office:value="13082">
                <text:p>13082</text:p>
              </table:table-cell>
              <table:table-cell office:value-type="float" office:value="300">
                <text:p>300</text:p>
              </table:table-cell>
            </table:table-row>
            <table:table-row>
              <table:table-cell office:value-type="string">
                <text:p>61</text:p>
              </table:table-cell>
              <table:table-cell office:value-type="float" office:value="15111">
                <text:p>15111</text:p>
              </table:table-cell>
              <table:table-cell office:value-type="float" office:value="305">
                <text:p>305</text:p>
              </table:table-cell>
            </table:table-row>
            <table:table-row>
              <table:table-cell office:value-type="string">
                <text:p>62</text:p>
              </table:table-cell>
              <table:table-cell office:value-type="float" office:value="15120">
                <text:p>15120</text:p>
              </table:table-cell>
              <table:table-cell office:value-type="float" office:value="310">
                <text:p>310</text:p>
              </table:table-cell>
            </table:table-row>
            <table:table-row>
              <table:table-cell office:value-type="string">
                <text:p>63</text:p>
              </table:table-cell>
              <table:table-cell office:value-type="float" office:value="15137">
                <text:p>15137</text:p>
              </table:table-cell>
              <table:table-cell office:value-type="float" office:value="315">
                <text:p>315</text:p>
              </table:table-cell>
            </table:table-row>
            <table:table-row>
              <table:table-cell office:value-type="string">
                <text:p>64</text:p>
              </table:table-cell>
              <table:table-cell office:value-type="float" office:value="15149">
                <text:p>15149</text:p>
              </table:table-cell>
              <table:table-cell office:value-type="float" office:value="320">
                <text:p>320</text:p>
              </table:table-cell>
            </table:table-row>
            <table:table-row>
              <table:table-cell office:value-type="string">
                <text:p>65</text:p>
              </table:table-cell>
              <table:table-cell office:value-type="float" office:value="15169">
                <text:p>15169</text:p>
              </table:table-cell>
              <table:table-cell office:value-type="float" office:value="325">
                <text:p>325</text:p>
              </table:table-cell>
            </table:table-row>
            <table:table-row>
              <table:table-cell office:value-type="string">
                <text:p>66</text:p>
              </table:table-cell>
              <table:table-cell office:value-type="float" office:value="15203">
                <text:p>15203</text:p>
              </table:table-cell>
              <table:table-cell office:value-type="float" office:value="330">
                <text:p>330</text:p>
              </table:table-cell>
            </table:table-row>
            <table:table-row>
              <table:table-cell office:value-type="string">
                <text:p>67</text:p>
              </table:table-cell>
              <table:table-cell office:value-type="float" office:value="15224">
                <text:p>15224</text:p>
              </table:table-cell>
              <table:table-cell office:value-type="float" office:value="335">
                <text:p>335</text:p>
              </table:table-cell>
            </table:table-row>
            <table:table-row>
              <table:table-cell office:value-type="string">
                <text:p>68</text:p>
              </table:table-cell>
              <table:table-cell office:value-type="float" office:value="15280">
                <text:p>15280</text:p>
              </table:table-cell>
              <table:table-cell office:value-type="float" office:value="340">
                <text:p>340</text:p>
              </table:table-cell>
            </table:table-row>
            <table:table-row>
              <table:table-cell office:value-type="string">
                <text:p>69</text:p>
              </table:table-cell>
              <table:table-cell office:value-type="float" office:value="15304">
                <text:p>15304</text:p>
              </table:table-cell>
              <table:table-cell office:value-type="float" office:value="345">
                <text:p>345</text:p>
              </table:table-cell>
            </table:table-row>
            <table:table-row>
              <table:table-cell office:value-type="string">
                <text:p>70</text:p>
              </table:table-cell>
              <table:table-cell office:value-type="float" office:value="15389">
                <text:p>15389</text:p>
              </table:table-cell>
              <table:table-cell office:value-type="float" office:value="350">
                <text:p>350</text:p>
              </table:table-cell>
            </table:table-row>
            <table:table-row>
              <table:table-cell office:value-type="string">
                <text:p>71</text:p>
              </table:table-cell>
              <table:table-cell office:value-type="float" office:value="15535">
                <text:p>15535</text:p>
              </table:table-cell>
              <table:table-cell office:value-type="float" office:value="355">
                <text:p>355</text:p>
              </table:table-cell>
            </table:table-row>
            <table:table-row>
              <table:table-cell office:value-type="string">
                <text:p>72</text:p>
              </table:table-cell>
              <table:table-cell office:value-type="float" office:value="15898">
                <text:p>15898</text:p>
              </table:table-cell>
              <table:table-cell office:value-type="float" office:value="360">
                <text:p>360</text:p>
              </table:table-cell>
            </table:table-row>
            <table:table-row>
              <table:table-cell office:value-type="string">
                <text:p>73</text:p>
              </table:table-cell>
              <table:table-cell office:value-type="float" office:value="17770">
                <text:p>17770</text:p>
              </table:table-cell>
              <table:table-cell office:value-type="float" office:value="365">
                <text:p>365</text:p>
              </table:table-cell>
            </table:table-row>
            <table:table-row>
              <table:table-cell office:value-type="string">
                <text:p>74</text:p>
              </table:table-cell>
              <table:table-cell office:value-type="float" office:value="17803">
                <text:p>17803</text:p>
              </table:table-cell>
              <table:table-cell office:value-type="float" office:value="370">
                <text:p>370</text:p>
              </table:table-cell>
            </table:table-row>
            <table:table-row>
              <table:table-cell office:value-type="string">
                <text:p>75</text:p>
              </table:table-cell>
              <table:table-cell office:value-type="float" office:value="17840">
                <text:p>17840</text:p>
              </table:table-cell>
              <table:table-cell office:value-type="float" office:value="375">
                <text:p>375</text:p>
              </table:table-cell>
            </table:table-row>
            <table:table-row>
              <table:table-cell office:value-type="string">
                <text:p>76</text:p>
              </table:table-cell>
              <table:table-cell office:value-type="float" office:value="17902">
                <text:p>17902</text:p>
              </table:table-cell>
              <table:table-cell office:value-type="float" office:value="380">
                <text:p>380</text:p>
              </table:table-cell>
            </table:table-row>
            <table:table-row>
              <table:table-cell office:value-type="string">
                <text:p>77</text:p>
              </table:table-cell>
              <table:table-cell office:value-type="float" office:value="17927">
                <text:p>17927</text:p>
              </table:table-cell>
              <table:table-cell office:value-type="float" office:value="385">
                <text:p>385</text:p>
              </table:table-cell>
            </table:table-row>
            <table:table-row>
              <table:table-cell office:value-type="string">
                <text:p>78</text:p>
              </table:table-cell>
              <table:table-cell office:value-type="float" office:value="17975">
                <text:p>17975</text:p>
              </table:table-cell>
              <table:table-cell office:value-type="float" office:value="390">
                <text:p>390</text:p>
              </table:table-cell>
            </table:table-row>
            <table:table-row>
              <table:table-cell office:value-type="string">
                <text:p>79</text:p>
              </table:table-cell>
              <table:table-cell office:value-type="float" office:value="18108">
                <text:p>18108</text:p>
              </table:table-cell>
              <table:table-cell office:value-type="float" office:value="395">
                <text:p>395</text:p>
              </table:table-cell>
            </table:table-row>
            <table:table-row>
              <table:table-cell office:value-type="string">
                <text:p>80</text:p>
              </table:table-cell>
              <table:table-cell office:value-type="float" office:value="18167">
                <text:p>18167</text:p>
              </table:table-cell>
              <table:table-cell office:value-type="float" office:value="400">
                <text:p>400</text:p>
              </table:table-cell>
            </table:table-row>
            <table:table-row>
              <table:table-cell office:value-type="string">
                <text:p>81</text:p>
              </table:table-cell>
              <table:table-cell office:value-type="float" office:value="18230">
                <text:p>18230</text:p>
              </table:table-cell>
              <table:table-cell office:value-type="float" office:value="405">
                <text:p>405</text:p>
              </table:table-cell>
            </table:table-row>
            <table:table-row>
              <table:table-cell office:value-type="string">
                <text:p>82</text:p>
              </table:table-cell>
              <table:table-cell office:value-type="float" office:value="18323">
                <text:p>18323</text:p>
              </table:table-cell>
              <table:table-cell office:value-type="float" office:value="410">
                <text:p>410</text:p>
              </table:table-cell>
            </table:table-row>
            <table:table-row>
              <table:table-cell office:value-type="string">
                <text:p>83</text:p>
              </table:table-cell>
              <table:table-cell office:value-type="float" office:value="18473">
                <text:p>18473</text:p>
              </table:table-cell>
              <table:table-cell office:value-type="float" office:value="415">
                <text:p>415</text:p>
              </table:table-cell>
            </table:table-row>
            <table:table-row>
              <table:table-cell office:value-type="string">
                <text:p>84</text:p>
              </table:table-cell>
              <table:table-cell office:value-type="float" office:value="18613">
                <text:p>18613</text:p>
              </table:table-cell>
              <table:table-cell office:value-type="float" office:value="420">
                <text:p>420</text:p>
              </table:table-cell>
            </table:table-row>
            <table:table-row>
              <table:table-cell office:value-type="string">
                <text:p>85</text:p>
              </table:table-cell>
              <table:table-cell office:value-type="float" office:value="18766">
                <text:p>18766</text:p>
              </table:table-cell>
              <table:table-cell office:value-type="float" office:value="425">
                <text:p>425</text:p>
              </table:table-cell>
            </table:table-row>
            <table:table-row>
              <table:table-cell office:value-type="string">
                <text:p>86</text:p>
              </table:table-cell>
              <table:table-cell office:value-type="float" office:value="19064">
                <text:p>19064</text:p>
              </table:table-cell>
              <table:table-cell office:value-type="float" office:value="430">
                <text:p>430</text:p>
              </table:table-cell>
            </table:table-row>
            <table:table-row>
              <table:table-cell office:value-type="string">
                <text:p>87</text:p>
              </table:table-cell>
              <table:table-cell office:value-type="float" office:value="19475">
                <text:p>19475</text:p>
              </table:table-cell>
              <table:table-cell office:value-type="float" office:value="435">
                <text:p>435</text:p>
              </table:table-cell>
            </table:table-row>
            <table:table-row>
              <table:table-cell office:value-type="string">
                <text:p>88</text:p>
              </table:table-cell>
              <table:table-cell office:value-type="float" office:value="19975">
                <text:p>19975</text:p>
              </table:table-cell>
              <table:table-cell office:value-type="float" office:value="440">
                <text:p>440</text:p>
              </table:table-cell>
            </table:table-row>
            <table:table-row>
              <table:table-cell office:value-type="string">
                <text:p>89</text:p>
              </table:table-cell>
              <table:table-cell office:value-type="float" office:value="20566">
                <text:p>20566</text:p>
              </table:table-cell>
              <table:table-cell office:value-type="float" office:value="445">
                <text:p>445</text:p>
              </table:table-cell>
            </table:table-row>
            <table:table-row>
              <table:table-cell office:value-type="string">
                <text:p>90</text:p>
              </table:table-cell>
              <table:table-cell office:value-type="float" office:value="20824">
                <text:p>20824</text:p>
              </table:table-cell>
              <table:table-cell office:value-type="float" office:value="450">
                <text:p>450</text:p>
              </table:table-cell>
            </table:table-row>
            <table:table-row>
              <table:table-cell office:value-type="string">
                <text:p>91</text:p>
              </table:table-cell>
              <table:table-cell office:value-type="float" office:value="21283">
                <text:p>21283</text:p>
              </table:table-cell>
              <table:table-cell office:value-type="float" office:value="455">
                <text:p>455</text:p>
              </table:table-cell>
            </table:table-row>
            <table:table-row>
              <table:table-cell office:value-type="string">
                <text:p>92</text:p>
              </table:table-cell>
              <table:table-cell office:value-type="float" office:value="22938">
                <text:p>22938</text:p>
              </table:table-cell>
              <table:table-cell office:value-type="float" office:value="460">
                <text:p>460</text:p>
              </table:table-cell>
            </table:table-row>
            <table:table-row>
              <table:table-cell office:value-type="string">
                <text:p>93</text:p>
              </table:table-cell>
              <table:table-cell office:value-type="float" office:value="24396">
                <text:p>24396</text:p>
              </table:table-cell>
              <table:table-cell office:value-type="float" office:value="465">
                <text:p>465</text:p>
              </table:table-cell>
            </table:table-row>
            <table:table-row>
              <table:table-cell office:value-type="string">
                <text:p>94</text:p>
              </table:table-cell>
              <table:table-cell office:value-type="float" office:value="25419">
                <text:p>25419</text:p>
              </table:table-cell>
              <table:table-cell office:value-type="float" office:value="470">
                <text:p>470</text:p>
              </table:table-cell>
            </table:table-row>
          </table:table-rows>
        </table:table>
      </chart:chart>
    </office:chart>
  </office:body>
</office:document-content>
</file>

<file path=Object 2/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0.3$Windows_x86 LibreOffice_project/7545bee9c2a0782548772a21bc84a9dcc583b89</meta:generator>
  </office:meta>
</office:document-meta>
</file>

<file path=Object 2/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166cm"/>
    </style:style>
    <style:style style:name="ro1" style:family="table-row">
      <style:table-row-properties style:row-height="0.452cm" fo:break-before="auto" style:use-optimal-row-height="true"/>
    </style:style>
    <style:style style:name="ro2" style:family="table-row">
      <style:table-row-properties style:row-height="0.508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Diagramm1">
      <style:table-properties table:display="true" style:writing-mode="lr-tb"/>
    </style:style>
    <style:style style:name="ta2" style:family="table" style:master-page-name="PageStyle_5f_Tabelle1">
      <style:table-properties table:display="true" style:writing-mode="lr-tb"/>
    </style:style>
    <style:style style:name="ce1" style:family="table-cell" style:parent-style-name="Default">
      <style:table-cell-properties fo:padding="0.071cm"/>
    </style:style>
    <style:style style:name="gr1" style:family="graphic">
      <style:graphic-properties draw:stroke="none" draw:fill="none" draw:textarea-horizontal-align="justify" draw:textarea-vertical-align="middle" fo:padding-top="0.056cm" fo:padding-bottom="0.056cm" fo:padding-left="0.056cm" fo:padding-right="0.056cm" draw:ole-draw-aspect="1"/>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Diagramm1" table:style-name="ta1">
        <office:forms form:automatic-focus="false" form:apply-design-mode="false"/>
        <table:shapes>
          <draw:frame draw:z-index="0" draw:name=" 0" draw:style-name="gr1" draw:text-style-name="P1" svg:width="22.902cm" svg:height="14.503cm" svg:x="2.877cm" svg:y="3.388cm">
            <draw:object draw:notify-on-update-of-ranges="Tabelle1.A1:Tabelle1.A94 Tabelle1.B1:Tabelle1.B94"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row table:style-name="ro2" table:number-rows-repeated="1048574">
          <table:table-cell/>
        </table:table-row>
        <table:table-row table:style-name="ro2">
          <table:table-cell/>
        </table:table-row>
      </table:table>
      <table:table table:name="Tabelle1" table:style-name="ta2">
        <table:table-column table:style-name="co2" table:number-columns-repeated="1024" table:default-cell-style-name="Default"/>
        <table:table-row table:style-name="ro3">
          <table:table-cell table:style-name="ce1" office:value-type="float" office:value="9">
            <text:p>9</text:p>
          </table:table-cell>
          <table:table-cell table:style-name="ce1" office:value-type="float" office:value="5">
            <text:p>5</text:p>
          </table:table-cell>
          <table:table-cell table:number-columns-repeated="1022"/>
        </table:table-row>
        <table:table-row table:style-name="ro3">
          <table:table-cell table:style-name="ce1" office:value-type="float" office:value="14">
            <text:p>14</text:p>
          </table:table-cell>
          <table:table-cell table:style-name="ce1" office:value-type="float" office:value="10">
            <text:p>10</text:p>
          </table:table-cell>
          <table:table-cell table:number-columns-repeated="1022"/>
        </table:table-row>
        <table:table-row table:style-name="ro3">
          <table:table-cell table:style-name="ce1" office:value-type="float" office:value="36">
            <text:p>36</text:p>
          </table:table-cell>
          <table:table-cell table:style-name="ce1" office:value-type="float" office:value="15">
            <text:p>15</text:p>
          </table:table-cell>
          <table:table-cell table:number-columns-repeated="1022"/>
        </table:table-row>
        <table:table-row table:style-name="ro3">
          <table:table-cell table:style-name="ce1" office:value-type="float" office:value="63">
            <text:p>63</text:p>
          </table:table-cell>
          <table:table-cell table:style-name="ce1" office:value-type="float" office:value="20">
            <text:p>20</text:p>
          </table:table-cell>
          <table:table-cell table:number-columns-repeated="1022"/>
        </table:table-row>
        <table:table-row table:style-name="ro3">
          <table:table-cell table:style-name="ce1" office:value-type="float" office:value="95">
            <text:p>95</text:p>
          </table:table-cell>
          <table:table-cell table:style-name="ce1" office:value-type="float" office:value="25">
            <text:p>25</text:p>
          </table:table-cell>
          <table:table-cell table:number-columns-repeated="1022"/>
        </table:table-row>
        <table:table-row table:style-name="ro3">
          <table:table-cell table:style-name="ce1" office:value-type="float" office:value="116">
            <text:p>116</text:p>
          </table:table-cell>
          <table:table-cell table:style-name="ce1" office:value-type="float" office:value="30">
            <text:p>30</text:p>
          </table:table-cell>
          <table:table-cell table:number-columns-repeated="1022"/>
        </table:table-row>
        <table:table-row table:style-name="ro3">
          <table:table-cell table:style-name="ce1" office:value-type="float" office:value="231">
            <text:p>231</text:p>
          </table:table-cell>
          <table:table-cell table:style-name="ce1" office:value-type="float" office:value="35">
            <text:p>35</text:p>
          </table:table-cell>
          <table:table-cell table:number-columns-repeated="1022"/>
        </table:table-row>
        <table:table-row table:style-name="ro3">
          <table:table-cell table:style-name="ce1" office:value-type="float" office:value="482">
            <text:p>482</text:p>
          </table:table-cell>
          <table:table-cell table:style-name="ce1" office:value-type="float" office:value="40">
            <text:p>40</text:p>
          </table:table-cell>
          <table:table-cell table:number-columns-repeated="1022"/>
        </table:table-row>
        <table:table-row table:style-name="ro3">
          <table:table-cell table:style-name="ce1" office:value-type="float" office:value="491">
            <text:p>491</text:p>
          </table:table-cell>
          <table:table-cell table:style-name="ce1" office:value-type="float" office:value="45">
            <text:p>45</text:p>
          </table:table-cell>
          <table:table-cell table:number-columns-repeated="1022"/>
        </table:table-row>
        <table:table-row table:style-name="ro3">
          <table:table-cell table:style-name="ce1" office:value-type="float" office:value="509">
            <text:p>509</text:p>
          </table:table-cell>
          <table:table-cell table:style-name="ce1" office:value-type="float" office:value="50">
            <text:p>50</text:p>
          </table:table-cell>
          <table:table-cell table:number-columns-repeated="1022"/>
        </table:table-row>
        <table:table-row table:style-name="ro3">
          <table:table-cell table:style-name="ce1" office:value-type="float" office:value="526">
            <text:p>526</text:p>
          </table:table-cell>
          <table:table-cell table:style-name="ce1" office:value-type="float" office:value="55">
            <text:p>55</text:p>
          </table:table-cell>
          <table:table-cell table:number-columns-repeated="1022"/>
        </table:table-row>
        <table:table-row table:style-name="ro3">
          <table:table-cell table:style-name="ce1" office:value-type="float" office:value="540">
            <text:p>540</text:p>
          </table:table-cell>
          <table:table-cell table:style-name="ce1" office:value-type="float" office:value="60">
            <text:p>60</text:p>
          </table:table-cell>
          <table:table-cell table:number-columns-repeated="1022"/>
        </table:table-row>
        <table:table-row table:style-name="ro3">
          <table:table-cell table:style-name="ce1" office:value-type="float" office:value="570">
            <text:p>570</text:p>
          </table:table-cell>
          <table:table-cell table:style-name="ce1" office:value-type="float" office:value="65">
            <text:p>65</text:p>
          </table:table-cell>
          <table:table-cell table:number-columns-repeated="1022"/>
        </table:table-row>
        <table:table-row table:style-name="ro3">
          <table:table-cell table:style-name="ce1" office:value-type="float" office:value="596">
            <text:p>596</text:p>
          </table:table-cell>
          <table:table-cell table:style-name="ce1" office:value-type="float" office:value="70">
            <text:p>70</text:p>
          </table:table-cell>
          <table:table-cell table:number-columns-repeated="1022"/>
        </table:table-row>
        <table:table-row table:style-name="ro3">
          <table:table-cell table:style-name="ce1" office:value-type="float" office:value="693">
            <text:p>693</text:p>
          </table:table-cell>
          <table:table-cell table:style-name="ce1" office:value-type="float" office:value="75">
            <text:p>75</text:p>
          </table:table-cell>
          <table:table-cell table:number-columns-repeated="1022"/>
        </table:table-row>
        <table:table-row table:style-name="ro3">
          <table:table-cell table:style-name="ce1" office:value-type="float" office:value="750">
            <text:p>750</text:p>
          </table:table-cell>
          <table:table-cell table:style-name="ce1" office:value-type="float" office:value="80">
            <text:p>80</text:p>
          </table:table-cell>
          <table:table-cell table:number-columns-repeated="1022"/>
        </table:table-row>
        <table:table-row table:style-name="ro3">
          <table:table-cell table:style-name="ce1" office:value-type="float" office:value="781">
            <text:p>781</text:p>
          </table:table-cell>
          <table:table-cell table:style-name="ce1" office:value-type="float" office:value="85">
            <text:p>85</text:p>
          </table:table-cell>
          <table:table-cell table:number-columns-repeated="1022"/>
        </table:table-row>
        <table:table-row table:style-name="ro3">
          <table:table-cell table:style-name="ce1" office:value-type="float" office:value="867">
            <text:p>867</text:p>
          </table:table-cell>
          <table:table-cell table:style-name="ce1" office:value-type="float" office:value="90">
            <text:p>90</text:p>
          </table:table-cell>
          <table:table-cell table:number-columns-repeated="1022"/>
        </table:table-row>
        <table:table-row table:style-name="ro3">
          <table:table-cell table:style-name="ce1" office:value-type="float" office:value="1043">
            <text:p>1043</text:p>
          </table:table-cell>
          <table:table-cell table:style-name="ce1" office:value-type="float" office:value="95">
            <text:p>95</text:p>
          </table:table-cell>
          <table:table-cell table:number-columns-repeated="1022"/>
        </table:table-row>
        <table:table-row table:style-name="ro3">
          <table:table-cell table:style-name="ce1" office:value-type="float" office:value="1263">
            <text:p>1263</text:p>
          </table:table-cell>
          <table:table-cell table:style-name="ce1" office:value-type="float" office:value="100">
            <text:p>100</text:p>
          </table:table-cell>
          <table:table-cell table:number-columns-repeated="1022"/>
        </table:table-row>
        <table:table-row table:style-name="ro3">
          <table:table-cell table:style-name="ce1" office:value-type="float" office:value="1629">
            <text:p>1629</text:p>
          </table:table-cell>
          <table:table-cell table:style-name="ce1" office:value-type="float" office:value="105">
            <text:p>105</text:p>
          </table:table-cell>
          <table:table-cell table:number-columns-repeated="1022"/>
        </table:table-row>
        <table:table-row table:style-name="ro3">
          <table:table-cell table:style-name="ce1" office:value-type="float" office:value="2144">
            <text:p>2144</text:p>
          </table:table-cell>
          <table:table-cell table:style-name="ce1" office:value-type="float" office:value="110">
            <text:p>110</text:p>
          </table:table-cell>
          <table:table-cell table:number-columns-repeated="1022"/>
        </table:table-row>
        <table:table-row table:style-name="ro3">
          <table:table-cell table:style-name="ce1" office:value-type="float" office:value="2160">
            <text:p>2160</text:p>
          </table:table-cell>
          <table:table-cell table:style-name="ce1" office:value-type="float" office:value="115">
            <text:p>115</text:p>
          </table:table-cell>
          <table:table-cell table:number-columns-repeated="1022"/>
        </table:table-row>
        <table:table-row table:style-name="ro3">
          <table:table-cell table:style-name="ce1" office:value-type="float" office:value="2192">
            <text:p>2192</text:p>
          </table:table-cell>
          <table:table-cell table:style-name="ce1" office:value-type="float" office:value="120">
            <text:p>120</text:p>
          </table:table-cell>
          <table:table-cell table:number-columns-repeated="1022"/>
        </table:table-row>
        <table:table-row table:style-name="ro3">
          <table:table-cell table:style-name="ce1" office:value-type="float" office:value="2353">
            <text:p>2353</text:p>
          </table:table-cell>
          <table:table-cell table:style-name="ce1" office:value-type="float" office:value="125">
            <text:p>125</text:p>
          </table:table-cell>
          <table:table-cell table:number-columns-repeated="1022"/>
        </table:table-row>
        <table:table-row table:style-name="ro3">
          <table:table-cell table:style-name="ce1" office:value-type="float" office:value="2655">
            <text:p>2655</text:p>
          </table:table-cell>
          <table:table-cell table:style-name="ce1" office:value-type="float" office:value="130">
            <text:p>130</text:p>
          </table:table-cell>
          <table:table-cell table:number-columns-repeated="1022"/>
        </table:table-row>
        <table:table-row table:style-name="ro3">
          <table:table-cell table:style-name="ce1" office:value-type="float" office:value="2794">
            <text:p>2794</text:p>
          </table:table-cell>
          <table:table-cell table:style-name="ce1" office:value-type="float" office:value="135">
            <text:p>135</text:p>
          </table:table-cell>
          <table:table-cell table:number-columns-repeated="1022"/>
        </table:table-row>
        <table:table-row table:style-name="ro3">
          <table:table-cell table:style-name="ce1" office:value-type="float" office:value="2855">
            <text:p>2855</text:p>
          </table:table-cell>
          <table:table-cell table:style-name="ce1" office:value-type="float" office:value="140">
            <text:p>140</text:p>
          </table:table-cell>
          <table:table-cell table:number-columns-repeated="1022"/>
        </table:table-row>
        <table:table-row table:style-name="ro3">
          <table:table-cell table:style-name="ce1" office:value-type="float" office:value="2958">
            <text:p>2958</text:p>
          </table:table-cell>
          <table:table-cell table:style-name="ce1" office:value-type="float" office:value="145">
            <text:p>145</text:p>
          </table:table-cell>
          <table:table-cell table:number-columns-repeated="1022"/>
        </table:table-row>
        <table:table-row table:style-name="ro3">
          <table:table-cell table:style-name="ce1" office:value-type="float" office:value="3148">
            <text:p>3148</text:p>
          </table:table-cell>
          <table:table-cell table:style-name="ce1" office:value-type="float" office:value="150">
            <text:p>150</text:p>
          </table:table-cell>
          <table:table-cell table:number-columns-repeated="1022"/>
        </table:table-row>
        <table:table-row table:style-name="ro3">
          <table:table-cell table:style-name="ce1" office:value-type="float" office:value="3564">
            <text:p>3564</text:p>
          </table:table-cell>
          <table:table-cell table:style-name="ce1" office:value-type="float" office:value="155">
            <text:p>155</text:p>
          </table:table-cell>
          <table:table-cell table:number-columns-repeated="1022"/>
        </table:table-row>
        <table:table-row table:style-name="ro3">
          <table:table-cell table:style-name="ce1" office:value-type="float" office:value="3674">
            <text:p>3674</text:p>
          </table:table-cell>
          <table:table-cell table:style-name="ce1" office:value-type="float" office:value="160">
            <text:p>160</text:p>
          </table:table-cell>
          <table:table-cell table:number-columns-repeated="1022"/>
        </table:table-row>
        <table:table-row table:style-name="ro3">
          <table:table-cell table:style-name="ce1" office:value-type="float" office:value="3892">
            <text:p>3892</text:p>
          </table:table-cell>
          <table:table-cell table:style-name="ce1" office:value-type="float" office:value="165">
            <text:p>165</text:p>
          </table:table-cell>
          <table:table-cell table:number-columns-repeated="1022"/>
        </table:table-row>
        <table:table-row table:style-name="ro3">
          <table:table-cell table:style-name="ce1" office:value-type="float" office:value="4338">
            <text:p>4338</text:p>
          </table:table-cell>
          <table:table-cell table:style-name="ce1" office:value-type="float" office:value="170">
            <text:p>170</text:p>
          </table:table-cell>
          <table:table-cell table:number-columns-repeated="1022"/>
        </table:table-row>
        <table:table-row table:style-name="ro3">
          <table:table-cell table:style-name="ce1" office:value-type="float" office:value="4602">
            <text:p>4602</text:p>
          </table:table-cell>
          <table:table-cell table:style-name="ce1" office:value-type="float" office:value="175">
            <text:p>175</text:p>
          </table:table-cell>
          <table:table-cell table:number-columns-repeated="1022"/>
        </table:table-row>
        <table:table-row table:style-name="ro3">
          <table:table-cell table:style-name="ce1" office:value-type="float" office:value="5056">
            <text:p>5056</text:p>
          </table:table-cell>
          <table:table-cell table:style-name="ce1" office:value-type="float" office:value="180">
            <text:p>180</text:p>
          </table:table-cell>
          <table:table-cell table:number-columns-repeated="1022"/>
        </table:table-row>
        <table:table-row table:style-name="ro3">
          <table:table-cell table:style-name="ce1" office:value-type="float" office:value="6200">
            <text:p>6200</text:p>
          </table:table-cell>
          <table:table-cell table:style-name="ce1" office:value-type="float" office:value="185">
            <text:p>185</text:p>
          </table:table-cell>
          <table:table-cell table:number-columns-repeated="1022"/>
        </table:table-row>
        <table:table-row table:style-name="ro3">
          <table:table-cell table:style-name="ce1" office:value-type="float" office:value="6237">
            <text:p>6237</text:p>
          </table:table-cell>
          <table:table-cell table:style-name="ce1" office:value-type="float" office:value="190">
            <text:p>190</text:p>
          </table:table-cell>
          <table:table-cell table:number-columns-repeated="1022"/>
        </table:table-row>
        <table:table-row table:style-name="ro3">
          <table:table-cell table:style-name="ce1" office:value-type="float" office:value="6311">
            <text:p>6311</text:p>
          </table:table-cell>
          <table:table-cell table:style-name="ce1" office:value-type="float" office:value="195">
            <text:p>195</text:p>
          </table:table-cell>
          <table:table-cell table:number-columns-repeated="1022"/>
        </table:table-row>
        <table:table-row table:style-name="ro3">
          <table:table-cell table:style-name="ce1" office:value-type="float" office:value="6469">
            <text:p>6469</text:p>
          </table:table-cell>
          <table:table-cell table:style-name="ce1" office:value-type="float" office:value="200">
            <text:p>200</text:p>
          </table:table-cell>
          <table:table-cell table:number-columns-repeated="1022"/>
        </table:table-row>
        <table:table-row table:style-name="ro3">
          <table:table-cell table:style-name="ce1" office:value-type="float" office:value="6509">
            <text:p>6509</text:p>
          </table:table-cell>
          <table:table-cell table:style-name="ce1" office:value-type="float" office:value="205">
            <text:p>205</text:p>
          </table:table-cell>
          <table:table-cell table:number-columns-repeated="1022"/>
        </table:table-row>
        <table:table-row table:style-name="ro3">
          <table:table-cell table:style-name="ce1" office:value-type="float" office:value="6659">
            <text:p>6659</text:p>
          </table:table-cell>
          <table:table-cell table:style-name="ce1" office:value-type="float" office:value="210">
            <text:p>210</text:p>
          </table:table-cell>
          <table:table-cell table:number-columns-repeated="1022"/>
        </table:table-row>
        <table:table-row table:style-name="ro3">
          <table:table-cell table:style-name="ce1" office:value-type="float" office:value="6925">
            <text:p>6925</text:p>
          </table:table-cell>
          <table:table-cell table:style-name="ce1" office:value-type="float" office:value="215">
            <text:p>215</text:p>
          </table:table-cell>
          <table:table-cell table:number-columns-repeated="1022"/>
        </table:table-row>
        <table:table-row table:style-name="ro3">
          <table:table-cell table:style-name="ce1" office:value-type="float" office:value="7477">
            <text:p>7477</text:p>
          </table:table-cell>
          <table:table-cell table:style-name="ce1" office:value-type="float" office:value="220">
            <text:p>220</text:p>
          </table:table-cell>
          <table:table-cell table:number-columns-repeated="1022"/>
        </table:table-row>
        <table:table-row table:style-name="ro3">
          <table:table-cell table:style-name="ce1" office:value-type="float" office:value="7796">
            <text:p>7796</text:p>
          </table:table-cell>
          <table:table-cell table:style-name="ce1" office:value-type="float" office:value="225">
            <text:p>225</text:p>
          </table:table-cell>
          <table:table-cell table:number-columns-repeated="1022"/>
        </table:table-row>
        <table:table-row table:style-name="ro3">
          <table:table-cell table:style-name="ce1" office:value-type="float" office:value="8290">
            <text:p>8290</text:p>
          </table:table-cell>
          <table:table-cell table:style-name="ce1" office:value-type="float" office:value="230">
            <text:p>230</text:p>
          </table:table-cell>
          <table:table-cell table:number-columns-repeated="1022"/>
        </table:table-row>
        <table:table-row table:style-name="ro3">
          <table:table-cell table:style-name="ce1" office:value-type="float" office:value="8529">
            <text:p>8529</text:p>
          </table:table-cell>
          <table:table-cell table:style-name="ce1" office:value-type="float" office:value="235">
            <text:p>235</text:p>
          </table:table-cell>
          <table:table-cell table:number-columns-repeated="1022"/>
        </table:table-row>
        <table:table-row table:style-name="ro3">
          <table:table-cell table:style-name="ce1" office:value-type="float" office:value="9226">
            <text:p>9226</text:p>
          </table:table-cell>
          <table:table-cell table:style-name="ce1" office:value-type="float" office:value="240">
            <text:p>240</text:p>
          </table:table-cell>
          <table:table-cell table:number-columns-repeated="1022"/>
        </table:table-row>
        <table:table-row table:style-name="ro3">
          <table:table-cell table:style-name="ce1" office:value-type="float" office:value="10181">
            <text:p>10181</text:p>
          </table:table-cell>
          <table:table-cell table:style-name="ce1" office:value-type="float" office:value="245">
            <text:p>245</text:p>
          </table:table-cell>
          <table:table-cell table:number-columns-repeated="1022"/>
        </table:table-row>
        <table:table-row table:style-name="ro3">
          <table:table-cell table:style-name="ce1" office:value-type="float" office:value="10683">
            <text:p>10683</text:p>
          </table:table-cell>
          <table:table-cell table:style-name="ce1" office:value-type="float" office:value="250">
            <text:p>250</text:p>
          </table:table-cell>
          <table:table-cell table:number-columns-repeated="1022"/>
        </table:table-row>
        <table:table-row table:style-name="ro3">
          <table:table-cell table:style-name="ce1" office:value-type="float" office:value="10736">
            <text:p>10736</text:p>
          </table:table-cell>
          <table:table-cell table:style-name="ce1" office:value-type="float" office:value="255">
            <text:p>255</text:p>
          </table:table-cell>
          <table:table-cell table:number-columns-repeated="1022"/>
        </table:table-row>
        <table:table-row table:style-name="ro3">
          <table:table-cell table:style-name="ce1" office:value-type="float" office:value="11176">
            <text:p>11176</text:p>
          </table:table-cell>
          <table:table-cell table:style-name="ce1" office:value-type="float" office:value="260">
            <text:p>260</text:p>
          </table:table-cell>
          <table:table-cell table:number-columns-repeated="1022"/>
        </table:table-row>
        <table:table-row table:style-name="ro3">
          <table:table-cell table:style-name="ce1" office:value-type="float" office:value="11342">
            <text:p>11342</text:p>
          </table:table-cell>
          <table:table-cell table:style-name="ce1" office:value-type="float" office:value="265">
            <text:p>265</text:p>
          </table:table-cell>
          <table:table-cell table:number-columns-repeated="1022"/>
        </table:table-row>
        <table:table-row table:style-name="ro3">
          <table:table-cell table:style-name="ce1" office:value-type="float" office:value="11718">
            <text:p>11718</text:p>
          </table:table-cell>
          <table:table-cell table:style-name="ce1" office:value-type="float" office:value="270">
            <text:p>270</text:p>
          </table:table-cell>
          <table:table-cell table:number-columns-repeated="1022"/>
        </table:table-row>
        <table:table-row table:style-name="ro3">
          <table:table-cell table:style-name="ce1" office:value-type="float" office:value="12380">
            <text:p>12380</text:p>
          </table:table-cell>
          <table:table-cell table:style-name="ce1" office:value-type="float" office:value="275">
            <text:p>275</text:p>
          </table:table-cell>
          <table:table-cell table:number-columns-repeated="1022"/>
        </table:table-row>
        <table:table-row table:style-name="ro3">
          <table:table-cell table:style-name="ce1" office:value-type="float" office:value="12400">
            <text:p>12400</text:p>
          </table:table-cell>
          <table:table-cell table:style-name="ce1" office:value-type="float" office:value="280">
            <text:p>280</text:p>
          </table:table-cell>
          <table:table-cell table:number-columns-repeated="1022"/>
        </table:table-row>
        <table:table-row table:style-name="ro3">
          <table:table-cell table:style-name="ce1" office:value-type="float" office:value="12518">
            <text:p>12518</text:p>
          </table:table-cell>
          <table:table-cell table:style-name="ce1" office:value-type="float" office:value="285">
            <text:p>285</text:p>
          </table:table-cell>
          <table:table-cell table:number-columns-repeated="1022"/>
        </table:table-row>
        <table:table-row table:style-name="ro3">
          <table:table-cell table:style-name="ce1" office:value-type="float" office:value="12833">
            <text:p>12833</text:p>
          </table:table-cell>
          <table:table-cell table:style-name="ce1" office:value-type="float" office:value="290">
            <text:p>290</text:p>
          </table:table-cell>
          <table:table-cell table:number-columns-repeated="1022"/>
        </table:table-row>
        <table:table-row table:style-name="ro3">
          <table:table-cell table:style-name="ce1" office:value-type="float" office:value="12998">
            <text:p>12998</text:p>
          </table:table-cell>
          <table:table-cell table:style-name="ce1" office:value-type="float" office:value="295">
            <text:p>295</text:p>
          </table:table-cell>
          <table:table-cell table:number-columns-repeated="1022"/>
        </table:table-row>
        <table:table-row table:style-name="ro3">
          <table:table-cell table:style-name="ce1" office:value-type="float" office:value="13082">
            <text:p>13082</text:p>
          </table:table-cell>
          <table:table-cell table:style-name="ce1" office:value-type="float" office:value="300">
            <text:p>300</text:p>
          </table:table-cell>
          <table:table-cell table:number-columns-repeated="1022"/>
        </table:table-row>
        <table:table-row table:style-name="ro3">
          <table:table-cell table:style-name="ce1" office:value-type="float" office:value="15111">
            <text:p>15111</text:p>
          </table:table-cell>
          <table:table-cell table:style-name="ce1" office:value-type="float" office:value="305">
            <text:p>305</text:p>
          </table:table-cell>
          <table:table-cell table:number-columns-repeated="1022"/>
        </table:table-row>
        <table:table-row table:style-name="ro3">
          <table:table-cell table:style-name="ce1" office:value-type="float" office:value="15120">
            <text:p>15120</text:p>
          </table:table-cell>
          <table:table-cell table:style-name="ce1" office:value-type="float" office:value="310">
            <text:p>310</text:p>
          </table:table-cell>
          <table:table-cell table:number-columns-repeated="1022"/>
        </table:table-row>
        <table:table-row table:style-name="ro3">
          <table:table-cell table:style-name="ce1" office:value-type="float" office:value="15137">
            <text:p>15137</text:p>
          </table:table-cell>
          <table:table-cell table:style-name="ce1" office:value-type="float" office:value="315">
            <text:p>315</text:p>
          </table:table-cell>
          <table:table-cell table:number-columns-repeated="1022"/>
        </table:table-row>
        <table:table-row table:style-name="ro3">
          <table:table-cell table:style-name="ce1" office:value-type="float" office:value="15149">
            <text:p>15149</text:p>
          </table:table-cell>
          <table:table-cell table:style-name="ce1" office:value-type="float" office:value="320">
            <text:p>320</text:p>
          </table:table-cell>
          <table:table-cell table:number-columns-repeated="1022"/>
        </table:table-row>
        <table:table-row table:style-name="ro3">
          <table:table-cell table:style-name="ce1" office:value-type="float" office:value="15169">
            <text:p>15169</text:p>
          </table:table-cell>
          <table:table-cell table:style-name="ce1" office:value-type="float" office:value="325">
            <text:p>325</text:p>
          </table:table-cell>
          <table:table-cell table:number-columns-repeated="1022"/>
        </table:table-row>
        <table:table-row table:style-name="ro3">
          <table:table-cell table:style-name="ce1" office:value-type="float" office:value="15203">
            <text:p>15203</text:p>
          </table:table-cell>
          <table:table-cell table:style-name="ce1" office:value-type="float" office:value="330">
            <text:p>330</text:p>
          </table:table-cell>
          <table:table-cell table:number-columns-repeated="1022"/>
        </table:table-row>
        <table:table-row table:style-name="ro3">
          <table:table-cell table:style-name="ce1" office:value-type="float" office:value="15224">
            <text:p>15224</text:p>
          </table:table-cell>
          <table:table-cell table:style-name="ce1" office:value-type="float" office:value="335">
            <text:p>335</text:p>
          </table:table-cell>
          <table:table-cell table:number-columns-repeated="1022"/>
        </table:table-row>
        <table:table-row table:style-name="ro3">
          <table:table-cell table:style-name="ce1" office:value-type="float" office:value="15280">
            <text:p>15280</text:p>
          </table:table-cell>
          <table:table-cell table:style-name="ce1" office:value-type="float" office:value="340">
            <text:p>340</text:p>
          </table:table-cell>
          <table:table-cell table:number-columns-repeated="1022"/>
        </table:table-row>
        <table:table-row table:style-name="ro3">
          <table:table-cell table:style-name="ce1" office:value-type="float" office:value="15304">
            <text:p>15304</text:p>
          </table:table-cell>
          <table:table-cell table:style-name="ce1" office:value-type="float" office:value="345">
            <text:p>345</text:p>
          </table:table-cell>
          <table:table-cell table:number-columns-repeated="1022"/>
        </table:table-row>
        <table:table-row table:style-name="ro3">
          <table:table-cell table:style-name="ce1" office:value-type="float" office:value="15389">
            <text:p>15389</text:p>
          </table:table-cell>
          <table:table-cell table:style-name="ce1" office:value-type="float" office:value="350">
            <text:p>350</text:p>
          </table:table-cell>
          <table:table-cell table:number-columns-repeated="1022"/>
        </table:table-row>
        <table:table-row table:style-name="ro3">
          <table:table-cell table:style-name="ce1" office:value-type="float" office:value="15535">
            <text:p>15535</text:p>
          </table:table-cell>
          <table:table-cell table:style-name="ce1" office:value-type="float" office:value="355">
            <text:p>355</text:p>
          </table:table-cell>
          <table:table-cell table:number-columns-repeated="1022"/>
        </table:table-row>
        <table:table-row table:style-name="ro3">
          <table:table-cell table:style-name="ce1" office:value-type="float" office:value="15898">
            <text:p>15898</text:p>
          </table:table-cell>
          <table:table-cell table:style-name="ce1" office:value-type="float" office:value="360">
            <text:p>360</text:p>
          </table:table-cell>
          <table:table-cell table:number-columns-repeated="1022"/>
        </table:table-row>
        <table:table-row table:style-name="ro3">
          <table:table-cell table:style-name="ce1" office:value-type="float" office:value="17770">
            <text:p>17770</text:p>
          </table:table-cell>
          <table:table-cell table:style-name="ce1" office:value-type="float" office:value="365">
            <text:p>365</text:p>
          </table:table-cell>
          <table:table-cell table:number-columns-repeated="1022"/>
        </table:table-row>
        <table:table-row table:style-name="ro3">
          <table:table-cell table:style-name="ce1" office:value-type="float" office:value="17803">
            <text:p>17803</text:p>
          </table:table-cell>
          <table:table-cell table:style-name="ce1" office:value-type="float" office:value="370">
            <text:p>370</text:p>
          </table:table-cell>
          <table:table-cell table:number-columns-repeated="1022"/>
        </table:table-row>
        <table:table-row table:style-name="ro3">
          <table:table-cell table:style-name="ce1" office:value-type="float" office:value="17840">
            <text:p>17840</text:p>
          </table:table-cell>
          <table:table-cell table:style-name="ce1" office:value-type="float" office:value="375">
            <text:p>375</text:p>
          </table:table-cell>
          <table:table-cell table:number-columns-repeated="1022"/>
        </table:table-row>
        <table:table-row table:style-name="ro3">
          <table:table-cell table:style-name="ce1" office:value-type="float" office:value="17902">
            <text:p>17902</text:p>
          </table:table-cell>
          <table:table-cell table:style-name="ce1" office:value-type="float" office:value="380">
            <text:p>380</text:p>
          </table:table-cell>
          <table:table-cell table:number-columns-repeated="1022"/>
        </table:table-row>
        <table:table-row table:style-name="ro3">
          <table:table-cell table:style-name="ce1" office:value-type="float" office:value="17927">
            <text:p>17927</text:p>
          </table:table-cell>
          <table:table-cell table:style-name="ce1" office:value-type="float" office:value="385">
            <text:p>385</text:p>
          </table:table-cell>
          <table:table-cell table:number-columns-repeated="1022"/>
        </table:table-row>
        <table:table-row table:style-name="ro3">
          <table:table-cell table:style-name="ce1" office:value-type="float" office:value="17975">
            <text:p>17975</text:p>
          </table:table-cell>
          <table:table-cell table:style-name="ce1" office:value-type="float" office:value="390">
            <text:p>390</text:p>
          </table:table-cell>
          <table:table-cell table:number-columns-repeated="1022"/>
        </table:table-row>
        <table:table-row table:style-name="ro3">
          <table:table-cell table:style-name="ce1" office:value-type="float" office:value="18108">
            <text:p>18108</text:p>
          </table:table-cell>
          <table:table-cell table:style-name="ce1" office:value-type="float" office:value="395">
            <text:p>395</text:p>
          </table:table-cell>
          <table:table-cell table:number-columns-repeated="1022"/>
        </table:table-row>
        <table:table-row table:style-name="ro3">
          <table:table-cell table:style-name="ce1" office:value-type="float" office:value="18167">
            <text:p>18167</text:p>
          </table:table-cell>
          <table:table-cell table:style-name="ce1" office:value-type="float" office:value="400">
            <text:p>400</text:p>
          </table:table-cell>
          <table:table-cell table:number-columns-repeated="1022"/>
        </table:table-row>
        <table:table-row table:style-name="ro3">
          <table:table-cell table:style-name="ce1" office:value-type="float" office:value="18230">
            <text:p>18230</text:p>
          </table:table-cell>
          <table:table-cell table:style-name="ce1" office:value-type="float" office:value="405">
            <text:p>405</text:p>
          </table:table-cell>
          <table:table-cell table:number-columns-repeated="1022"/>
        </table:table-row>
        <table:table-row table:style-name="ro3">
          <table:table-cell table:style-name="ce1" office:value-type="float" office:value="18323">
            <text:p>18323</text:p>
          </table:table-cell>
          <table:table-cell table:style-name="ce1" office:value-type="float" office:value="410">
            <text:p>410</text:p>
          </table:table-cell>
          <table:table-cell table:number-columns-repeated="1022"/>
        </table:table-row>
        <table:table-row table:style-name="ro3">
          <table:table-cell table:style-name="ce1" office:value-type="float" office:value="18473">
            <text:p>18473</text:p>
          </table:table-cell>
          <table:table-cell table:style-name="ce1" office:value-type="float" office:value="415">
            <text:p>415</text:p>
          </table:table-cell>
          <table:table-cell table:number-columns-repeated="1022"/>
        </table:table-row>
        <table:table-row table:style-name="ro3">
          <table:table-cell table:style-name="ce1" office:value-type="float" office:value="18613">
            <text:p>18613</text:p>
          </table:table-cell>
          <table:table-cell table:style-name="ce1" office:value-type="float" office:value="420">
            <text:p>420</text:p>
          </table:table-cell>
          <table:table-cell table:number-columns-repeated="1022"/>
        </table:table-row>
        <table:table-row table:style-name="ro3">
          <table:table-cell table:style-name="ce1" office:value-type="float" office:value="18766">
            <text:p>18766</text:p>
          </table:table-cell>
          <table:table-cell table:style-name="ce1" office:value-type="float" office:value="425">
            <text:p>425</text:p>
          </table:table-cell>
          <table:table-cell table:number-columns-repeated="1022"/>
        </table:table-row>
        <table:table-row table:style-name="ro3">
          <table:table-cell table:style-name="ce1" office:value-type="float" office:value="19064">
            <text:p>19064</text:p>
          </table:table-cell>
          <table:table-cell table:style-name="ce1" office:value-type="float" office:value="430">
            <text:p>430</text:p>
          </table:table-cell>
          <table:table-cell table:number-columns-repeated="1022"/>
        </table:table-row>
        <table:table-row table:style-name="ro3">
          <table:table-cell table:style-name="ce1" office:value-type="float" office:value="19475">
            <text:p>19475</text:p>
          </table:table-cell>
          <table:table-cell table:style-name="ce1" office:value-type="float" office:value="435">
            <text:p>435</text:p>
          </table:table-cell>
          <table:table-cell table:number-columns-repeated="1022"/>
        </table:table-row>
        <table:table-row table:style-name="ro3">
          <table:table-cell table:style-name="ce1" office:value-type="float" office:value="19975">
            <text:p>19975</text:p>
          </table:table-cell>
          <table:table-cell table:style-name="ce1" office:value-type="float" office:value="440">
            <text:p>440</text:p>
          </table:table-cell>
          <table:table-cell table:number-columns-repeated="1022"/>
        </table:table-row>
        <table:table-row table:style-name="ro3">
          <table:table-cell table:style-name="ce1" office:value-type="float" office:value="20566">
            <text:p>20566</text:p>
          </table:table-cell>
          <table:table-cell table:style-name="ce1" office:value-type="float" office:value="445">
            <text:p>445</text:p>
          </table:table-cell>
          <table:table-cell table:number-columns-repeated="1022"/>
        </table:table-row>
        <table:table-row table:style-name="ro3">
          <table:table-cell table:style-name="ce1" office:value-type="float" office:value="20824">
            <text:p>20824</text:p>
          </table:table-cell>
          <table:table-cell table:style-name="ce1" office:value-type="float" office:value="450">
            <text:p>450</text:p>
          </table:table-cell>
          <table:table-cell table:number-columns-repeated="1022"/>
        </table:table-row>
        <table:table-row table:style-name="ro3">
          <table:table-cell table:style-name="ce1" office:value-type="float" office:value="21283">
            <text:p>21283</text:p>
          </table:table-cell>
          <table:table-cell table:style-name="ce1" office:value-type="float" office:value="455">
            <text:p>455</text:p>
          </table:table-cell>
          <table:table-cell table:number-columns-repeated="1022"/>
        </table:table-row>
        <table:table-row table:style-name="ro3">
          <table:table-cell table:style-name="ce1" office:value-type="float" office:value="22938">
            <text:p>22938</text:p>
          </table:table-cell>
          <table:table-cell table:style-name="ce1" office:value-type="float" office:value="460">
            <text:p>460</text:p>
          </table:table-cell>
          <table:table-cell table:number-columns-repeated="1022"/>
        </table:table-row>
        <table:table-row table:style-name="ro3">
          <table:table-cell table:style-name="ce1" office:value-type="float" office:value="24396">
            <text:p>24396</text:p>
          </table:table-cell>
          <table:table-cell table:style-name="ce1" office:value-type="float" office:value="465">
            <text:p>465</text:p>
          </table:table-cell>
          <table:table-cell table:number-columns-repeated="1022"/>
        </table:table-row>
        <table:table-row table:style-name="ro3">
          <table:table-cell table:style-name="ce1" office:value-type="float" office:value="25419">
            <text:p>25419</text:p>
          </table:table-cell>
          <table:table-cell table:style-name="ce1" office:value-type="float" office:value="470">
            <text:p>470</text:p>
          </table:table-cell>
          <table:table-cell table:number-columns-repeated="1022"/>
        </table:table-row>
        <table:table-row table:style-name="ro3" table:number-rows-repeated="1048481">
          <table:table-cell table:number-columns-repeated="1024"/>
        </table:table-row>
        <table:table-row table:style-name="ro3">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Segoe UI" style:language-asian="zh" style:country-asian="CN" style:font-name-complex="Tahoma"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fill-character> </number:fill-character>
      <number:number number:decimal-places="0" number:min-integer-digits="1" number:grouping="true"/>
      <number:text>    </number:text>
    </number:number-style>
    <number:number-style style:name="N117P1" style:volatile="true">
      <number:text>-</number:text>
      <number:fill-character> </number:fill-character>
      <number:number number:decimal-places="0" number:min-integer-digits="1" number:grouping="true"/>
      <number:text>    </number:text>
    </number:number-style>
    <number:number-style style:name="N117P2" style:volatile="true">
      <number:fill-character> </number: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fill-character> </number:fill-character>
      <number:number number:decimal-places="0" number:min-integer-digits="1" number:grouping="true"/>
      <number:text> € </number:text>
    </number:number-style>
    <number:number-style style:name="N121P1" style:volatile="true">
      <number:text>-</number:text>
      <number:fill-character> </number:fill-character>
      <number:number number:decimal-places="0" number:min-integer-digits="1" number:grouping="true"/>
      <number:text> € </number:text>
    </number:number-style>
    <number:number-style style:name="N121P2" style:volatile="true">
      <number:fill-character> </number: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fill-character> </number:fill-character>
      <number:number number:decimal-places="2" number:min-integer-digits="1" number:grouping="true"/>
      <number:text>    </number:text>
    </number:number-style>
    <number:number-style style:name="N125P1" style:volatile="true">
      <number:text>-</number:text>
      <number:fill-character> </number:fill-character>
      <number:number number:decimal-places="2" number:min-integer-digits="1" number:grouping="true"/>
      <number:text>    </number:text>
    </number:number-style>
    <number:number-style style:name="N125P2" style:volatile="true">
      <number:fill-character> </number: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fill-character> </number:fill-character>
      <number:number number:decimal-places="2" number:min-integer-digits="1" number:grouping="true"/>
      <number:text> € </number:text>
    </number:number-style>
    <number:number-style style:name="N129P1" style:volatile="true">
      <number:text>-</number:text>
      <number:fill-character> </number:fill-character>
      <number:number number:decimal-places="2" number:min-integer-digits="1" number:grouping="true"/>
      <number:text> € </number:text>
    </number:number-style>
    <number:number-style style:name="N129P2" style:volatile="true">
      <number:fill-character> </number: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0106" number:language="de" number:country="DE">
      <number:day number:style="long"/>
      <number:text>. </number:text>
      <number:month number:textual="true"/>
      <number:text> </number:text>
      <number:year/>
    </number:date-style>
    <number:date-style style:name="N10107" number:language="de" number:country="DE">
      <number:day number:style="long"/>
      <number:text>. </number:text>
      <number:month number:textual="true"/>
    </number:date-style>
    <number:date-style style:name="N10108" number:language="de" number:country="DE">
      <number:month number:textual="true"/>
      <number:text> </number:text>
      <number:year/>
    </number:date-style>
    <number:time-style style:name="N10109" number:language="de" number:country="DE">
      <number:hours/>
      <number:text>:</number:text>
      <number:minutes number:style="long"/>
      <number:text> </number:text>
      <number:am-pm/>
    </number:time-style>
    <number:time-style style:name="N10110" number:language="de" number:country="DE">
      <number:hours/>
      <number:text>:</number:text>
      <number:minutes number:style="long"/>
      <number:text>:</number:text>
      <number:seconds number:style="long"/>
      <number:text> </number:text>
      <number:am-pm/>
    </number:time-style>
    <number:date-style style:name="N10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de" number:country="DE">
      <number:number number:decimal-places="0" number:min-integer-digits="1" number:grouping="true"/>
      <number:text>   </number:text>
    </number:number-style>
    <number:number-style style:name="N10113" number:language="de" number:country="DE">
      <number:text>-</number:text>
      <number:number number: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integer-digits="1" number:grouping="true"/>
      <number:text>   </number:text>
    </number:number-style>
    <number:number-style style:name="N10114" number:language="de" number:country="DE">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integer-digits="1" number:grouping="true"/>
      <number:text>   </number:text>
    </number:number-style>
    <number:number-style style:name="N10116" number:language="de" number:country="DE">
      <number:text>-</number:text>
      <number:number number: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integer-digits="1" number:grouping="true"/>
      <number:text>   </number:text>
    </number:number-style>
    <number:number-style style:name="N10117" number:language="de" number:country="DE">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integer-digits="1" number:grouping="true"/>
      <number:text> €</number:text>
    </number:number-style>
    <number:number-style style:name="N10119" number:language="de" number:country="DE">
      <number:text>-</number:text>
      <number:number number: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integer-digits="1" number:grouping="true"/>
      <number:text> €</number:text>
    </number:number-style>
    <number:number-style style:name="N10120" number:language="de" number:country="DE">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integer-digits="1" number:grouping="true"/>
      <number:text> €</number:text>
    </number:number-style>
    <number:number-style style:name="N10122" number:language="de" number:country="DE">
      <number:text>-</number:text>
      <number:number number: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integer-digits="1" number:grouping="true"/>
      <number:text> €</number:text>
    </number:number-style>
    <number:number-style style:name="N10123" number:language="de" number:country="DE">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6">00.00.0000</text:date>, <text:time style:data-style-name="N2" text:time-value="0000-00-00T22:34:32.68">00:00:00</text:time></text:p>
        </style:region-right>
      </style:header>
      <style:header-left style:display="false"/>
      <style:footer>
        <text:p>Seite <text:page-number>1</text:page-number> / <text:page-count>99</text:page-count></text:p>
      </style:footer>
      <style:footer-left style:display="false"/>
    </style:master-page>
    <style:master-page style:name="PageStyle_5f_Diagramm1" style:display-name="PageStyle_Diagramm1" style:page-layout-name="Mpm3">
      <style:header style:display="false"/>
      <style:header-left style:display="false"/>
      <style:footer style:display="false"/>
      <style:footer-left style:display="false"/>
    </style:master-page>
    <style:master-page style:name="PageStyle_5f_Tabelle1" style:display-name="PageStyle_Tabelle1" style:page-layout-name="Mpm4">
      <style:header style:display="false"/>
      <style:header-left style:display="false"/>
      <style:footer style:display="false"/>
      <style:footer-left style:display="false"/>
    </style:master-page>
  </office:master-styles>
</office:document-styles>
</file>